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false"/>
    </style:style>
    <style:style style:name="ta1" style:family="table" style:master-page-name="PageStyle_5f_Sheet1">
      <style:table-properties table:display="true" style:writing-mode="lr-tb"/>
    </style:style>
    <style:style style:name="gr1" style:family="graphic">
      <style:graphic-properties draw:marker-start="Arrowheads_20_1" draw:marker-start-width="5.67pt" draw:marker-start-center="false" draw:fill="solid" draw:fill-color="#ffffc0" draw:auto-grow-height="true" draw:auto-grow-width="false" fo:max-width="340.16pt" fo:min-height="123.19pt" fo:min-width="82.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ax-width="340.16pt" fo:min-height="56.01pt" fo:min-width="82.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ax-width="340.16pt" fo:min-height="67.21pt" fo:min-width="82.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ax-width="340.16pt" fo:min-height="112pt" fo:min-width="82.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ax-width="340.16pt" fo:min-height="201.57pt" fo:min-width="8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ax-width="340.16pt" fo:min-height="78.41pt" fo:min-width="82.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ax-width="340.16pt" fo:min-height="44.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number-columns-repeated="72" table:default-cell-style-name="Default"/>
        <table:table-row table:style-name="ro1">
          <table:table-cell office:value-type="string" calcext:value-type="string">
            <text:p>E5100 Indices mensuels et annuels (IPCN Base 100 au 1.1.1948) 1948 - 2018</text:p>
          </table:table-cell>
          <table:table-cell table:number-columns-repeated="71"/>
        </table:table-row>
        <table:table-row table:style-name="ro1">
          <table:table-cell office:value-type="string" calcext:value-type="string">
            <text:p>STATEC</text:p>
          </table:table-cell>
          <table:table-cell table:number-columns-repeated="71"/>
        </table:table-row>
        <table:table-row table:style-name="ro1" table:number-rows-repeated="3">
          <table:table-cell table:number-columns-repeated="72"/>
        </table:table-row>
        <table:table-row table:style-name="ro1">
          <table:table-cell office:value-type="string" calcext:value-type="string">
            <text:p>Année</text:p>
          </table:table-cell>
          <table:table-cell office:value-type="string" calcext:value-type="string">
            <text:p>1948</text:p>
          </table:table-cell>
          <table:table-cell office:value-type="string" calcext:value-type="string">
            <text:p>1949</text:p>
          </table:table-cell>
          <table:table-cell office:value-type="string" calcext:value-type="string">
            <text:p>1950</text:p>
          </table:table-cell>
          <table:table-cell office:value-type="string" calcext:value-type="string">
            <text:p>1951</text:p>
          </table:table-cell>
          <table:table-cell office:value-type="string" calcext:value-type="string">
            <text:p>1952</text:p>
          </table:table-cell>
          <table:table-cell office:value-type="string" calcext:value-type="string">
            <text:p>1953</text:p>
          </table:table-cell>
          <table:table-cell office:value-type="string" calcext:value-type="string">
            <text:p>1954</text:p>
          </table:table-cell>
          <table:table-cell office:value-type="string" calcext:value-type="string">
            <text:p>1955</text:p>
          </table:table-cell>
          <table:table-cell office:value-type="string" calcext:value-type="string">
            <text:p>1956</text:p>
          </table:table-cell>
          <table:table-cell office:value-type="string" calcext:value-type="string">
            <text:p>1957</text:p>
          </table:table-cell>
          <table:table-cell office:value-type="string" calcext:value-type="string">
            <text:p>1958</text:p>
          </table:table-cell>
          <table:table-cell office:value-type="string" calcext:value-type="string">
            <text:p>1959</text:p>
          </table:table-cell>
          <table:table-cell office:value-type="string" calcext:value-type="string">
            <text:p>1960</text:p>
          </table:table-cell>
          <table:table-cell office:value-type="string" calcext:value-type="string">
            <text:p>1961</text:p>
          </table:table-cell>
          <table:table-cell office:value-type="string" calcext:value-type="string">
            <text:p>1962</text:p>
          </table:table-cell>
          <table:table-cell office:value-type="string" calcext:value-type="string">
            <text:p>1963</text:p>
          </table:table-cell>
          <table:table-cell office:value-type="string" calcext:value-type="string">
            <text:p>1964</text:p>
          </table:table-cell>
          <table:table-cell office:value-type="string" calcext:value-type="string">
            <text:p>1965</text:p>
          </table:table-cell>
          <table:table-cell office:value-type="string" calcext:value-type="string">
            <text:p>1966</text:p>
          </table:table-cell>
          <table:table-cell office:value-type="string" calcext:value-type="string">
            <text:p>1967</text:p>
          </table:table-cell>
          <table:table-cell office:value-type="string" calcext:value-type="string">
            <text:p>1968</text:p>
          </table:table-cell>
          <table:table-cell office:value-type="string" calcext:value-type="string">
            <text:p>1969</text:p>
          </table:table-cell>
          <table:table-cell office:value-type="string" calcext:value-type="string">
            <text:p>1970</text:p>
          </table:table-cell>
          <table:table-cell office:value-type="string" calcext:value-type="string">
            <text:p>1971</text:p>
          </table:table-cell>
          <table:table-cell office:value-type="string" calcext:value-type="string">
            <text:p>1972</text:p>
          </table:table-cell>
          <table:table-cell office:value-type="string" calcext:value-type="string">
            <text:p>1973</text:p>
          </table:table-cell>
          <table:table-cell office:value-type="string" calcext:value-type="string">
            <text:p>1974</text:p>
          </table:table-cell>
          <table:table-cell office:value-type="string" calcext:value-type="string">
            <text:p>1975</text:p>
          </table:table-cell>
          <table:table-cell office:value-type="string" calcext:value-type="string">
            <text:p>1976</text:p>
          </table:table-cell>
          <table:table-cell office:value-type="string" calcext:value-type="string">
            <text:p>1977</text:p>
          </table:table-cell>
          <table:table-cell office:value-type="string" calcext:value-type="string">
            <text:p>1978</text:p>
          </table:table-cell>
          <table:table-cell office:value-type="string" calcext:value-type="string">
            <text:p>1979</text:p>
          </table:table-cell>
          <table:table-cell office:value-type="string" calcext:value-type="string">
            <text:p>1980</text:p>
          </table:table-cell>
          <table:table-cell office:value-type="string" calcext:value-type="string">
            <text:p>1981</text:p>
          </table:table-cell>
          <table:table-cell office:value-type="string" calcext:value-type="string">
            <text:p>1982</text:p>
          </table:table-cell>
          <table:table-cell office:value-type="string" calcext:value-type="string">
            <text:p>1983</text:p>
          </table:table-cell>
          <table:table-cell office:value-type="string" calcext:value-type="string">
            <text:p>1984</text:p>
          </table:table-cell>
          <table:table-cell office:value-type="string" calcext:value-type="string">
            <text:p>1985</text:p>
          </table:table-cell>
          <table:table-cell office:value-type="string" calcext:value-type="string">
            <text:p>1986</text:p>
          </table:table-cell>
          <table:table-cell office:value-type="string" calcext:value-type="string">
            <office:annotation draw:style-name="gr1" draw:text-style-name="P2" svg:width="82.18pt" svg:height="128.86pt" svg:x="2640.98pt" svg:y="21.46pt" draw:caption-point-x="-17.29pt" draw:caption-point-y="42.8pt">
              <dc:date>2018-11-03T00:00:00</dc:date>
              <text:p text:style-name="P1">À partir de juillet jusqu'en novembre 1987: chiffres corrigés pour tenir compte de la hausse rétroactive du prix de la journée d'hospitalisation.</text:p>
            </office:annotation>
            <text:p>1987</text:p>
          </table:table-cell>
          <table:table-cell office:value-type="string" calcext:value-type="string">
            <text:p>1988</text:p>
          </table:table-cell>
          <table:table-cell office:value-type="string" calcext:value-type="string">
            <text:p>1989</text:p>
          </table:table-cell>
          <table:table-cell office:value-type="string" calcext:value-type="string">
            <text:p>1990</text:p>
          </table:table-cell>
          <table:table-cell office:value-type="string" calcext:value-type="string">
            <text:p>1991</text:p>
          </table:table-cell>
          <table:table-cell office:value-type="string" calcext:value-type="string">
            <text:p>1992</text:p>
          </table:table-cell>
          <table:table-cell office:value-type="string" calcext:value-type="string">
            <text:p>1993</text:p>
          </table:table-cell>
          <table:table-cell office:value-type="string" calcext:value-type="string">
            <office:annotation draw:style-name="gr2" draw:text-style-name="P2" svg:width="82.18pt" svg:height="61.68pt" svg:x="3089pt" svg:y="21.46pt" draw:caption-point-x="-17.29pt" draw:caption-point-y="42.8pt">
              <dc:date>2018-11-03T00:00:00</dc:date>
              <text:p text:style-name="P1">A partir du 1.7.1994: hors contribution sociale sur les carburants.</text:p>
            </office:annotation>
            <text:p>1994</text:p>
          </table:table-cell>
          <table:table-cell office:value-type="string" calcext:value-type="string">
            <text:p>1995</text:p>
          </table:table-cell>
          <table:table-cell office:value-type="string" calcext:value-type="string">
            <text:p>1996</text:p>
          </table:table-cell>
          <table:table-cell office:value-type="string" calcext:value-type="string">
            <text:p>1997</text:p>
          </table:table-cell>
          <table:table-cell office:value-type="string" calcext:value-type="string">
            <text:p>1998</text:p>
          </table:table-cell>
          <table:table-cell office:value-type="string" calcext:value-type="string">
            <office:annotation draw:style-name="gr3" draw:text-style-name="P2" svg:width="82.18pt" svg:height="72.88pt" svg:x="3409pt" svg:y="21.46pt" draw:caption-point-x="-17.29pt" draw:caption-point-y="42.8pt">
              <dc:date>2018-11-03T00:00:00</dc:date>
              <text:p text:style-name="P1">À partir de 1999: prise en compte des prix des soldes saisonniers en janvier et juillet.</text:p>
            </office:annotation>
            <text:p>1999</text:p>
          </table:table-cell>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office:annotation draw:style-name="gr4" draw:text-style-name="P2" svg:width="82.18pt" svg:height="117.67pt" svg:x="3856.99pt" svg:y="21.46pt" draw:caption-point-x="-17.29pt" draw:caption-point-y="42.8pt">
              <dc:date>2018-11-03T00:00:00</dc:date>
              <text:p text:style-name="P1">À partir de 2006: hors contribution changement climatique sur les carburants et avec taxes (TVA) et droits d'accises gelés pour les produits de tabacs.</text:p>
            </office:annotation>
            <text:p>2006</text:p>
          </table:table-cell>
          <table:table-cell office:value-type="string" calcext:value-type="string">
            <text:p>2007</text:p>
          </table:table-cell>
          <table:table-cell office:value-type="string" calcext:value-type="string">
            <office:annotation draw:style-name="gr5" draw:text-style-name="P2" svg:width="82.18pt" svg:height="207.24pt" svg:x="3985pt" svg:y="21.46pt" draw:caption-point-x="-17.29pt" draw:caption-point-y="42.8pt">
              <dc:date>2018-11-03T00:00:00</dc:date>
              <text:p text:style-name="P1">À partir de janvier 2008: les prix « au 1er du mois » pour certains tarifs sont remplacés par des prix au milieu du mois. Dans le cas des produits pétroliers, un prix moyen est établi du 1er au 15 de chaque mois et non plus uniquement au 1er de chaque mois. </text:p>
            </office:annotation>
            <text:p>2008</text:p>
          </table:table-cell>
          <table:table-cell office:value-type="string" calcext:value-type="string">
            <text:p>2009</text:p>
          </table:table-cell>
          <table:table-cell office:value-type="string" calcext:value-type="string">
            <text:p>2010</text:p>
          </table:table-cell>
          <table:table-cell office:value-type="string" calcext:value-type="string">
            <office:annotation draw:style-name="gr6" draw:text-style-name="P2" svg:width="82.18pt" svg:height="84.08pt" svg:x="4176.99pt" svg:y="21.46pt" draw:caption-point-x="-17.29pt" draw:caption-point-y="42.8pt">
              <dc:date>2018-11-03T00:00:00</dc:date>
              <text:p text:style-name="P1">À partir de janvier 2011: changement de la méthodologie de traitement des produits saisonniers.</text:p>
            </office:annotation>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office:value-type="string" calcext:value-type="string">
            <text:p>2016</text:p>
          </table:table-cell>
          <table:table-cell office:value-type="string" calcext:value-type="string">
            <text:p>2017</text:p>
          </table:table-cell>
          <table:table-cell office:value-type="string" calcext:value-type="string">
            <text:p>2018</text:p>
          </table:table-cell>
        </table:table-row>
        <table:table-row table:style-name="ro1">
          <table:table-cell office:value-type="string" calcext:value-type="string">
            <text:p>Specification</text:p>
          </table:table-cell>
          <table:table-cell table:number-columns-repeated="71"/>
        </table:table-row>
        <table:table-row table:style-name="ro1">
          <table:table-cell office:value-type="string" calcext:value-type="string">
            <text:p>Janvier</text:p>
          </table:table-cell>
          <table:table-cell office:value-type="float" office:value="100" calcext:value-type="float">
            <text:p>100</text:p>
          </table:table-cell>
          <table:table-cell office:value-type="float" office:value="102.94" calcext:value-type="float">
            <text:p>102.94</text:p>
          </table:table-cell>
          <table:table-cell office:value-type="float" office:value="110.85" calcext:value-type="float">
            <text:p>110.85</text:p>
          </table:table-cell>
          <table:table-cell office:value-type="float" office:value="114.62" calcext:value-type="float">
            <text:p>114.62</text:p>
          </table:table-cell>
          <table:table-cell office:value-type="float" office:value="121.52" calcext:value-type="float">
            <text:p>121.52</text:p>
          </table:table-cell>
          <table:table-cell office:value-type="float" office:value="122.52" calcext:value-type="float">
            <text:p>122.52</text:p>
          </table:table-cell>
          <table:table-cell office:value-type="float" office:value="122.82" calcext:value-type="float">
            <text:p>122.82</text:p>
          </table:table-cell>
          <table:table-cell office:value-type="float" office:value="124.2" calcext:value-type="float">
            <text:p>124.2</text:p>
          </table:table-cell>
          <table:table-cell office:value-type="float" office:value="123.91" calcext:value-type="float">
            <text:p>123.91</text:p>
          </table:table-cell>
          <table:table-cell office:value-type="float" office:value="127.36" calcext:value-type="float">
            <text:p>127.36</text:p>
          </table:table-cell>
          <table:table-cell table:number-columns-repeated="2" office:value-type="float" office:value="131.12" calcext:value-type="float">
            <text:p>131.12</text:p>
          </table:table-cell>
          <table:table-cell office:value-type="float" office:value="131.44" calcext:value-type="float">
            <text:p>131.44</text:p>
          </table:table-cell>
          <table:table-cell office:value-type="float" office:value="132.5" calcext:value-type="float">
            <text:p>132.5</text:p>
          </table:table-cell>
          <table:table-cell office:value-type="float" office:value="133.43" calcext:value-type="float">
            <text:p>133.43</text:p>
          </table:table-cell>
          <table:table-cell office:value-type="float" office:value="134.39" calcext:value-type="float">
            <text:p>134.39</text:p>
          </table:table-cell>
          <table:table-cell office:value-type="float" office:value="139.41" calcext:value-type="float">
            <text:p>139.41</text:p>
          </table:table-cell>
          <table:table-cell office:value-type="float" office:value="143.78" calcext:value-type="float">
            <text:p>143.78</text:p>
          </table:table-cell>
          <table:table-cell office:value-type="float" office:value="149.69" calcext:value-type="float">
            <text:p>149.69</text:p>
          </table:table-cell>
          <table:table-cell office:value-type="float" office:value="151.99" calcext:value-type="float">
            <text:p>151.99</text:p>
          </table:table-cell>
          <table:table-cell office:value-type="float" office:value="156.82" calcext:value-type="float">
            <text:p>156.82</text:p>
          </table:table-cell>
          <table:table-cell office:value-type="float" office:value="160.57" calcext:value-type="float">
            <text:p>160.57</text:p>
          </table:table-cell>
          <table:table-cell office:value-type="float" office:value="166.4" calcext:value-type="float">
            <text:p>166.4</text:p>
          </table:table-cell>
          <table:table-cell office:value-type="float" office:value="173.06" calcext:value-type="float">
            <text:p>173.06</text:p>
          </table:table-cell>
          <table:table-cell office:value-type="float" office:value="182.32" calcext:value-type="float">
            <text:p>182.32</text:p>
          </table:table-cell>
          <table:table-cell office:value-type="float" office:value="192.74" calcext:value-type="float">
            <text:p>192.74</text:p>
          </table:table-cell>
          <table:table-cell office:value-type="float" office:value="205.79" calcext:value-type="float">
            <text:p>205.79</text:p>
          </table:table-cell>
          <table:table-cell office:value-type="float" office:value="228.35" calcext:value-type="float">
            <text:p>228.35</text:p>
          </table:table-cell>
          <table:table-cell office:value-type="float" office:value="255.32" calcext:value-type="float">
            <text:p>255.32</text:p>
          </table:table-cell>
          <table:table-cell office:value-type="float" office:value="275.48" calcext:value-type="float">
            <text:p>275.48</text:p>
          </table:table-cell>
          <table:table-cell office:value-type="float" office:value="285.85" calcext:value-type="float">
            <text:p>285.85</text:p>
          </table:table-cell>
          <table:table-cell office:value-type="float" office:value="296.48" calcext:value-type="float">
            <text:p>296.48</text:p>
          </table:table-cell>
          <table:table-cell office:value-type="float" office:value="313.34" calcext:value-type="float">
            <text:p>313.34</text:p>
          </table:table-cell>
          <table:table-cell office:value-type="float" office:value="336.08" calcext:value-type="float">
            <text:p>336.08</text:p>
          </table:table-cell>
          <table:table-cell office:value-type="float" office:value="365.29" calcext:value-type="float">
            <text:p>365.29</text:p>
          </table:table-cell>
          <table:table-cell office:value-type="float" office:value="402.55" calcext:value-type="float">
            <text:p>402.55</text:p>
          </table:table-cell>
          <table:table-cell office:value-type="float" office:value="432.37" calcext:value-type="float">
            <text:p>432.37</text:p>
          </table:table-cell>
          <table:table-cell office:value-type="float" office:value="441.04" calcext:value-type="float">
            <text:p>441.04</text:p>
          </table:table-cell>
          <table:table-cell office:value-type="float" office:value="457.07" calcext:value-type="float">
            <text:p>457.07</text:p>
          </table:table-cell>
          <table:table-cell office:value-type="float" office:value="452.09" calcext:value-type="float">
            <text:p>452.09</text:p>
          </table:table-cell>
          <table:table-cell office:value-type="float" office:value="454.95" calcext:value-type="float">
            <text:p>454.95</text:p>
          </table:table-cell>
          <table:table-cell office:value-type="float" office:value="466.25" calcext:value-type="float">
            <text:p>466.25</text:p>
          </table:table-cell>
          <table:table-cell office:value-type="float" office:value="484.8" calcext:value-type="float">
            <text:p>484.8</text:p>
          </table:table-cell>
          <table:table-cell office:value-type="float" office:value="502.42" calcext:value-type="float">
            <text:p>502.42</text:p>
          </table:table-cell>
          <table:table-cell office:value-type="float" office:value="517.09" calcext:value-type="float">
            <text:p>517.09</text:p>
          </table:table-cell>
          <table:table-cell office:value-type="float" office:value="535.31" calcext:value-type="float">
            <text:p>535.31</text:p>
          </table:table-cell>
          <table:table-cell office:value-type="float" office:value="549.44" calcext:value-type="float">
            <text:p>549.44</text:p>
          </table:table-cell>
          <table:table-cell office:value-type="float" office:value="561.16" calcext:value-type="float">
            <text:p>561.16</text:p>
          </table:table-cell>
          <table:table-cell office:value-type="float" office:value="567.51" calcext:value-type="float">
            <text:p>567.51</text:p>
          </table:table-cell>
          <table:table-cell office:value-type="float" office:value="577.01" calcext:value-type="float">
            <text:p>577.01</text:p>
          </table:table-cell>
          <table:table-cell office:value-type="float" office:value="585.21" calcext:value-type="float">
            <text:p>585.21</text:p>
          </table:table-cell>
          <table:table-cell office:value-type="float" office:value="577.3009304" calcext:value-type="float">
            <text:p>577.3009304</text:p>
          </table:table-cell>
          <table:table-cell office:value-type="float" office:value="595.34" calcext:value-type="float">
            <text:p>595.34</text:p>
          </table:table-cell>
          <table:table-cell office:value-type="float" office:value="612.62" calcext:value-type="float">
            <text:p>612.62</text:p>
          </table:table-cell>
          <table:table-cell office:value-type="float" office:value="626.81" calcext:value-type="float">
            <text:p>626.81</text:p>
          </table:table-cell>
          <table:table-cell office:value-type="float" office:value="641.29" calcext:value-type="float">
            <text:p>641.29</text:p>
          </table:table-cell>
          <table:table-cell office:value-type="float" office:value="653.88" calcext:value-type="float">
            <text:p>653.88</text:p>
          </table:table-cell>
          <table:table-cell office:value-type="float" office:value="666.74" calcext:value-type="float">
            <text:p>666.74</text:p>
          </table:table-cell>
          <table:table-cell office:value-type="float" office:value="685.78" calcext:value-type="float">
            <text:p>685.78</text:p>
          </table:table-cell>
          <table:table-cell office:value-type="float" office:value="700.94" calcext:value-type="float">
            <text:p>700.94</text:p>
          </table:table-cell>
          <table:table-cell office:value-type="float" office:value="723.79" calcext:value-type="float">
            <text:p>723.79</text:p>
          </table:table-cell>
          <table:table-cell office:value-type="float" office:value="727.41" calcext:value-type="float">
            <text:p>727.41</text:p>
          </table:table-cell>
          <table:table-cell office:value-type="float" office:value="742.27" calcext:value-type="float">
            <text:p>742.27</text:p>
          </table:table-cell>
          <table:table-cell office:value-type="float" office:value="765.56" calcext:value-type="float">
            <text:p>765.56</text:p>
          </table:table-cell>
          <table:table-cell office:value-type="float" office:value="787.69" calcext:value-type="float">
            <text:p>787.69</text:p>
          </table:table-cell>
          <table:table-cell office:value-type="float" office:value="803.81" calcext:value-type="float">
            <text:p>803.81</text:p>
          </table:table-cell>
          <table:table-cell office:value-type="float" office:value="816.12" calcext:value-type="float">
            <text:p>816.12</text:p>
          </table:table-cell>
          <table:table-cell office:value-type="float" office:value="812.8" calcext:value-type="float">
            <text:p>812.8</text:p>
          </table:table-cell>
          <table:table-cell office:value-type="float" office:value="816.81" calcext:value-type="float">
            <text:p>816.81</text:p>
          </table:table-cell>
          <table:table-cell office:value-type="float" office:value="830.63" calcext:value-type="float">
            <text:p>830.63</text:p>
          </table:table-cell>
          <table:table-cell office:value-type="float" office:value="839.98" calcext:value-type="float">
            <text:p>839.98</text:p>
          </table:table-cell>
        </table:table-row>
        <table:table-row table:style-name="ro1">
          <table:table-cell office:value-type="string" calcext:value-type="string">
            <text:p>Février</text:p>
          </table:table-cell>
          <table:table-cell office:value-type="float" office:value="100.62" calcext:value-type="float">
            <text:p>100.62</text:p>
          </table:table-cell>
          <table:table-cell office:value-type="float" office:value="103.98" calcext:value-type="float">
            <text:p>103.98</text:p>
          </table:table-cell>
          <table:table-cell office:value-type="float" office:value="110.09" calcext:value-type="float">
            <text:p>110.09</text:p>
          </table:table-cell>
          <table:table-cell office:value-type="float" office:value="116.57" calcext:value-type="float">
            <text:p>116.57</text:p>
          </table:table-cell>
          <table:table-cell office:value-type="float" office:value="122.49" calcext:value-type="float">
            <text:p>122.49</text:p>
          </table:table-cell>
          <table:table-cell office:value-type="float" office:value="122.26" calcext:value-type="float">
            <text:p>122.26</text:p>
          </table:table-cell>
          <table:table-cell office:value-type="float" office:value="123.12" calcext:value-type="float">
            <text:p>123.12</text:p>
          </table:table-cell>
          <table:table-cell office:value-type="float" office:value="123.63" calcext:value-type="float">
            <text:p>123.63</text:p>
          </table:table-cell>
          <table:table-cell office:value-type="float" office:value="122.98" calcext:value-type="float">
            <text:p>122.98</text:p>
          </table:table-cell>
          <table:table-cell office:value-type="float" office:value="128.06" calcext:value-type="float">
            <text:p>128.06</text:p>
          </table:table-cell>
          <table:table-cell office:value-type="float" office:value="130.41" calcext:value-type="float">
            <text:p>130.41</text:p>
          </table:table-cell>
          <table:table-cell office:value-type="float" office:value="130.61" calcext:value-type="float">
            <text:p>130.61</text:p>
          </table:table-cell>
          <table:table-cell office:value-type="float" office:value="131" calcext:value-type="float">
            <text:p>131</text:p>
          </table:table-cell>
          <table:table-cell office:value-type="float" office:value="132.03" calcext:value-type="float">
            <text:p>132.03</text:p>
          </table:table-cell>
          <table:table-cell office:value-type="float" office:value="132.82" calcext:value-type="float">
            <text:p>132.82</text:p>
          </table:table-cell>
          <table:table-cell office:value-type="float" office:value="134.95" calcext:value-type="float">
            <text:p>134.95</text:p>
          </table:table-cell>
          <table:table-cell office:value-type="float" office:value="140.49" calcext:value-type="float">
            <text:p>140.49</text:p>
          </table:table-cell>
          <table:table-cell office:value-type="float" office:value="144.25" calcext:value-type="float">
            <text:p>144.25</text:p>
          </table:table-cell>
          <table:table-cell office:value-type="float" office:value="148.57" calcext:value-type="float">
            <text:p>148.57</text:p>
          </table:table-cell>
          <table:table-cell office:value-type="float" office:value="151.5" calcext:value-type="float">
            <text:p>151.5</text:p>
          </table:table-cell>
          <table:table-cell office:value-type="float" office:value="157.64" calcext:value-type="float">
            <text:p>157.64</text:p>
          </table:table-cell>
          <table:table-cell office:value-type="float" office:value="160.73" calcext:value-type="float">
            <text:p>160.73</text:p>
          </table:table-cell>
          <table:table-cell office:value-type="float" office:value="167.46" calcext:value-type="float">
            <text:p>167.46</text:p>
          </table:table-cell>
          <table:table-cell office:value-type="float" office:value="174.23" calcext:value-type="float">
            <text:p>174.23</text:p>
          </table:table-cell>
          <table:table-cell office:value-type="float" office:value="182.87" calcext:value-type="float">
            <text:p>182.87</text:p>
          </table:table-cell>
          <table:table-cell office:value-type="float" office:value="193.64" calcext:value-type="float">
            <text:p>193.64</text:p>
          </table:table-cell>
          <table:table-cell office:value-type="float" office:value="209.65" calcext:value-type="float">
            <text:p>209.65</text:p>
          </table:table-cell>
          <table:table-cell office:value-type="float" office:value="231.7" calcext:value-type="float">
            <text:p>231.7</text:p>
          </table:table-cell>
          <table:table-cell office:value-type="float" office:value="256.54" calcext:value-type="float">
            <text:p>256.54</text:p>
          </table:table-cell>
          <table:table-cell office:value-type="float" office:value="277.29" calcext:value-type="float">
            <text:p>277.29</text:p>
          </table:table-cell>
          <table:table-cell office:value-type="float" office:value="286.5" calcext:value-type="float">
            <text:p>286.5</text:p>
          </table:table-cell>
          <table:table-cell office:value-type="float" office:value="298.03" calcext:value-type="float">
            <text:p>298.03</text:p>
          </table:table-cell>
          <table:table-cell office:value-type="float" office:value="315.91" calcext:value-type="float">
            <text:p>315.91</text:p>
          </table:table-cell>
          <table:table-cell office:value-type="float" office:value="338.03" calcext:value-type="float">
            <text:p>338.03</text:p>
          </table:table-cell>
          <table:table-cell office:value-type="float" office:value="368.81" calcext:value-type="float">
            <text:p>368.81</text:p>
          </table:table-cell>
          <table:table-cell office:value-type="float" office:value="403.74" calcext:value-type="float">
            <text:p>403.74</text:p>
          </table:table-cell>
          <table:table-cell office:value-type="float" office:value="435.09" calcext:value-type="float">
            <text:p>435.09</text:p>
          </table:table-cell>
          <table:table-cell office:value-type="float" office:value="443.77" calcext:value-type="float">
            <text:p>443.77</text:p>
          </table:table-cell>
          <table:table-cell office:value-type="float" office:value="455.16" calcext:value-type="float">
            <text:p>455.16</text:p>
          </table:table-cell>
          <table:table-cell office:value-type="float" office:value="452.78" calcext:value-type="float">
            <text:p>452.78</text:p>
          </table:table-cell>
          <table:table-cell office:value-type="float" office:value="455.29" calcext:value-type="float">
            <text:p>455.29</text:p>
          </table:table-cell>
          <table:table-cell office:value-type="float" office:value="467.51" calcext:value-type="float">
            <text:p>467.51</text:p>
          </table:table-cell>
          <table:table-cell office:value-type="float" office:value="485.36" calcext:value-type="float">
            <text:p>485.36</text:p>
          </table:table-cell>
          <table:table-cell office:value-type="float" office:value="503.11" calcext:value-type="float">
            <text:p>503.11</text:p>
          </table:table-cell>
          <table:table-cell office:value-type="float" office:value="517.09" calcext:value-type="float">
            <text:p>517.09</text:p>
          </table:table-cell>
          <table:table-cell office:value-type="float" office:value="536.89" calcext:value-type="float">
            <text:p>536.89</text:p>
          </table:table-cell>
          <table:table-cell office:value-type="float" office:value="550.87" calcext:value-type="float">
            <text:p>550.87</text:p>
          </table:table-cell>
          <table:table-cell office:value-type="float" office:value="562.09" calcext:value-type="float">
            <text:p>562.09</text:p>
          </table:table-cell>
          <table:table-cell office:value-type="float" office:value="568.05" calcext:value-type="float">
            <text:p>568.05</text:p>
          </table:table-cell>
          <table:table-cell office:value-type="float" office:value="578.73" calcext:value-type="float">
            <text:p>578.73</text:p>
          </table:table-cell>
          <table:table-cell office:value-type="float" office:value="584.98" calcext:value-type="float">
            <text:p>584.98</text:p>
          </table:table-cell>
          <table:table-cell office:value-type="float" office:value="587.954564" calcext:value-type="float">
            <text:p>587.954564</text:p>
          </table:table-cell>
          <table:table-cell office:value-type="float" office:value="603.12" calcext:value-type="float">
            <text:p>603.12</text:p>
          </table:table-cell>
          <table:table-cell office:value-type="float" office:value="620.4" calcext:value-type="float">
            <text:p>620.4</text:p>
          </table:table-cell>
          <table:table-cell office:value-type="float" office:value="634.48" calcext:value-type="float">
            <text:p>634.48</text:p>
          </table:table-cell>
          <table:table-cell office:value-type="float" office:value="650.05" calcext:value-type="float">
            <text:p>650.05</text:p>
          </table:table-cell>
          <table:table-cell office:value-type="float" office:value="662.34" calcext:value-type="float">
            <text:p>662.34</text:p>
          </table:table-cell>
          <table:table-cell office:value-type="float" office:value="677.2" calcext:value-type="float">
            <text:p>677.2</text:p>
          </table:table-cell>
          <table:table-cell office:value-type="float" office:value="697.18" calcext:value-type="float">
            <text:p>697.18</text:p>
          </table:table-cell>
          <table:table-cell office:value-type="float" office:value="710.77" calcext:value-type="float">
            <text:p>710.77</text:p>
          </table:table-cell>
          <table:table-cell office:value-type="float" office:value="731.97" calcext:value-type="float">
            <text:p>731.97</text:p>
          </table:table-cell>
          <table:table-cell office:value-type="float" office:value="740.36" calcext:value-type="float">
            <text:p>740.36</text:p>
          </table:table-cell>
          <table:table-cell office:value-type="float" office:value="751.13" calcext:value-type="float">
            <text:p>751.13</text:p>
          </table:table-cell>
          <table:table-cell office:value-type="float" office:value="777.68" calcext:value-type="float">
            <text:p>777.68</text:p>
          </table:table-cell>
          <table:table-cell office:value-type="float" office:value="801.1" calcext:value-type="float">
            <text:p>801.1</text:p>
          </table:table-cell>
          <table:table-cell office:value-type="float" office:value="819.12" calcext:value-type="float">
            <text:p>819.12</text:p>
          </table:table-cell>
          <table:table-cell office:value-type="float" office:value="826.19" calcext:value-type="float">
            <text:p>826.19</text:p>
          </table:table-cell>
          <table:table-cell office:value-type="float" office:value="826.47" calcext:value-type="float">
            <text:p>826.47</text:p>
          </table:table-cell>
          <table:table-cell office:value-type="float" office:value="827.57" calcext:value-type="float">
            <text:p>827.57</text:p>
          </table:table-cell>
          <table:table-cell office:value-type="float" office:value="842.05" calcext:value-type="float">
            <text:p>842.05</text:p>
          </table:table-cell>
          <table:table-cell office:value-type="float" office:value="850.57" calcext:value-type="float">
            <text:p>850.57</text:p>
          </table:table-cell>
        </table:table-row>
        <table:table-row table:style-name="ro1">
          <table:table-cell office:value-type="string" calcext:value-type="string">
            <text:p>Mars</text:p>
          </table:table-cell>
          <table:table-cell office:value-type="float" office:value="100.84" calcext:value-type="float">
            <text:p>100.84</text:p>
          </table:table-cell>
          <table:table-cell office:value-type="float" office:value="103.04" calcext:value-type="float">
            <text:p>103.04</text:p>
          </table:table-cell>
          <table:table-cell office:value-type="float" office:value="110.03" calcext:value-type="float">
            <text:p>110.03</text:p>
          </table:table-cell>
          <table:table-cell office:value-type="float" office:value="118.19" calcext:value-type="float">
            <text:p>118.19</text:p>
          </table:table-cell>
          <table:table-cell office:value-type="float" office:value="122.53" calcext:value-type="float">
            <text:p>122.53</text:p>
          </table:table-cell>
          <table:table-cell office:value-type="float" office:value="121.88" calcext:value-type="float">
            <text:p>121.88</text:p>
          </table:table-cell>
          <table:table-cell office:value-type="float" office:value="122.95" calcext:value-type="float">
            <text:p>122.95</text:p>
          </table:table-cell>
          <table:table-cell office:value-type="float" office:value="122.45" calcext:value-type="float">
            <text:p>122.45</text:p>
          </table:table-cell>
          <table:table-cell office:value-type="float" office:value="123.99" calcext:value-type="float">
            <text:p>123.99</text:p>
          </table:table-cell>
          <table:table-cell office:value-type="float" office:value="127.68" calcext:value-type="float">
            <text:p>127.68</text:p>
          </table:table-cell>
          <table:table-cell office:value-type="float" office:value="129.39" calcext:value-type="float">
            <text:p>129.39</text:p>
          </table:table-cell>
          <table:table-cell office:value-type="float" office:value="130.04" calcext:value-type="float">
            <text:p>130.04</text:p>
          </table:table-cell>
          <table:table-cell office:value-type="float" office:value="130.61" calcext:value-type="float">
            <text:p>130.61</text:p>
          </table:table-cell>
          <table:table-cell office:value-type="float" office:value="131.22" calcext:value-type="float">
            <text:p>131.22</text:p>
          </table:table-cell>
          <table:table-cell office:value-type="float" office:value="132.41" calcext:value-type="float">
            <text:p>132.41</text:p>
          </table:table-cell>
          <table:table-cell office:value-type="float" office:value="134.94" calcext:value-type="float">
            <text:p>134.94</text:p>
          </table:table-cell>
          <table:table-cell office:value-type="float" office:value="139.95" calcext:value-type="float">
            <text:p>139.95</text:p>
          </table:table-cell>
          <table:table-cell office:value-type="float" office:value="143.93" calcext:value-type="float">
            <text:p>143.93</text:p>
          </table:table-cell>
          <table:table-cell office:value-type="float" office:value="148.07" calcext:value-type="float">
            <text:p>148.07</text:p>
          </table:table-cell>
          <table:table-cell office:value-type="float" office:value="150.74" calcext:value-type="float">
            <text:p>150.74</text:p>
          </table:table-cell>
          <table:table-cell office:value-type="float" office:value="157.8" calcext:value-type="float">
            <text:p>157.8</text:p>
          </table:table-cell>
          <table:table-cell office:value-type="float" office:value="161.04" calcext:value-type="float">
            <text:p>161.04</text:p>
          </table:table-cell>
          <table:table-cell office:value-type="float" office:value="167.78" calcext:value-type="float">
            <text:p>167.78</text:p>
          </table:table-cell>
          <table:table-cell office:value-type="float" office:value="175.78" calcext:value-type="float">
            <text:p>175.78</text:p>
          </table:table-cell>
          <table:table-cell office:value-type="float" office:value="183.18" calcext:value-type="float">
            <text:p>183.18</text:p>
          </table:table-cell>
          <table:table-cell office:value-type="float" office:value="194.35" calcext:value-type="float">
            <text:p>194.35</text:p>
          </table:table-cell>
          <table:table-cell office:value-type="float" office:value="211.04" calcext:value-type="float">
            <text:p>211.04</text:p>
          </table:table-cell>
          <table:table-cell office:value-type="float" office:value="233.24" calcext:value-type="float">
            <text:p>233.24</text:p>
          </table:table-cell>
          <table:table-cell office:value-type="float" office:value="257.17" calcext:value-type="float">
            <text:p>257.17</text:p>
          </table:table-cell>
          <table:table-cell office:value-type="float" office:value="278.49" calcext:value-type="float">
            <text:p>278.49</text:p>
          </table:table-cell>
          <table:table-cell office:value-type="float" office:value="287.31" calcext:value-type="float">
            <text:p>287.31</text:p>
          </table:table-cell>
          <table:table-cell office:value-type="float" office:value="298.55" calcext:value-type="float">
            <text:p>298.55</text:p>
          </table:table-cell>
          <table:table-cell office:value-type="float" office:value="317.23" calcext:value-type="float">
            <text:p>317.23</text:p>
          </table:table-cell>
          <table:table-cell office:value-type="float" office:value="340.6" calcext:value-type="float">
            <text:p>340.6</text:p>
          </table:table-cell>
          <table:table-cell office:value-type="float" office:value="369.16" calcext:value-type="float">
            <text:p>369.16</text:p>
          </table:table-cell>
          <table:table-cell office:value-type="float" office:value="404.38" calcext:value-type="float">
            <text:p>404.38</text:p>
          </table:table-cell>
          <table:table-cell office:value-type="float" office:value="434.55" calcext:value-type="float">
            <text:p>434.55</text:p>
          </table:table-cell>
          <table:table-cell office:value-type="float" office:value="446.11" calcext:value-type="float">
            <text:p>446.11</text:p>
          </table:table-cell>
          <table:table-cell office:value-type="float" office:value="452.82" calcext:value-type="float">
            <text:p>452.82</text:p>
          </table:table-cell>
          <table:table-cell office:value-type="float" office:value="452.65" calcext:value-type="float">
            <text:p>452.65</text:p>
          </table:table-cell>
          <table:table-cell office:value-type="float" office:value="456.16" calcext:value-type="float">
            <text:p>456.16</text:p>
          </table:table-cell>
          <table:table-cell office:value-type="float" office:value="469.07" calcext:value-type="float">
            <text:p>469.07</text:p>
          </table:table-cell>
          <table:table-cell office:value-type="float" office:value="485.45" calcext:value-type="float">
            <text:p>485.45</text:p>
          </table:table-cell>
          <table:table-cell office:value-type="float" office:value="504.1" calcext:value-type="float">
            <text:p>504.1</text:p>
          </table:table-cell>
          <table:table-cell office:value-type="float" office:value="519.21" calcext:value-type="float">
            <text:p>519.21</text:p>
          </table:table-cell>
          <table:table-cell office:value-type="float" office:value="538.41" calcext:value-type="float">
            <text:p>538.41</text:p>
          </table:table-cell>
          <table:table-cell office:value-type="float" office:value="550.67" calcext:value-type="float">
            <text:p>550.67</text:p>
          </table:table-cell>
          <table:table-cell office:value-type="float" office:value="562.39" calcext:value-type="float">
            <text:p>562.39</text:p>
          </table:table-cell>
          <table:table-cell office:value-type="float" office:value="569.23" calcext:value-type="float">
            <text:p>569.23</text:p>
          </table:table-cell>
          <table:table-cell office:value-type="float" office:value="577.64" calcext:value-type="float">
            <text:p>577.64</text:p>
          </table:table-cell>
          <table:table-cell office:value-type="float" office:value="585.26" calcext:value-type="float">
            <text:p>585.26</text:p>
          </table:table-cell>
          <table:table-cell office:value-type="float" office:value="588.6418952" calcext:value-type="float">
            <text:p>588.6418952</text:p>
          </table:table-cell>
          <table:table-cell office:value-type="float" office:value="604.66" calcext:value-type="float">
            <text:p>604.66</text:p>
          </table:table-cell>
          <table:table-cell office:value-type="float" office:value="622.12" calcext:value-type="float">
            <text:p>622.12</text:p>
          </table:table-cell>
          <table:table-cell office:value-type="float" office:value="635" calcext:value-type="float">
            <text:p>635</text:p>
          </table:table-cell>
          <table:table-cell office:value-type="float" office:value="651.88" calcext:value-type="float">
            <text:p>651.88</text:p>
          </table:table-cell>
          <table:table-cell office:value-type="float" office:value="662.62" calcext:value-type="float">
            <text:p>662.62</text:p>
          </table:table-cell>
          <table:table-cell office:value-type="float" office:value="678.45" calcext:value-type="float">
            <text:p>678.45</text:p>
          </table:table-cell>
          <table:table-cell office:value-type="float" office:value="698.55" calcext:value-type="float">
            <text:p>698.55</text:p>
          </table:table-cell>
          <table:table-cell office:value-type="float" office:value="713.09" calcext:value-type="float">
            <text:p>713.09</text:p>
          </table:table-cell>
          <table:table-cell office:value-type="float" office:value="737.43" calcext:value-type="float">
            <text:p>737.43</text:p>
          </table:table-cell>
          <table:table-cell office:value-type="float" office:value="739" calcext:value-type="float">
            <text:p>739</text:p>
          </table:table-cell>
          <table:table-cell office:value-type="float" office:value="755.42" calcext:value-type="float">
            <text:p>755.42</text:p>
          </table:table-cell>
          <table:table-cell office:value-type="float" office:value="783.33" calcext:value-type="float">
            <text:p>783.33</text:p>
          </table:table-cell>
          <table:table-cell office:value-type="float" office:value="803.82" calcext:value-type="float">
            <text:p>803.82</text:p>
          </table:table-cell>
          <table:table-cell office:value-type="float" office:value="819.19" calcext:value-type="float">
            <text:p>819.19</text:p>
          </table:table-cell>
          <table:table-cell office:value-type="float" office:value="826.06" calcext:value-type="float">
            <text:p>826.06</text:p>
          </table:table-cell>
          <table:table-cell office:value-type="float" office:value="827.62" calcext:value-type="float">
            <text:p>827.62</text:p>
          </table:table-cell>
          <table:table-cell office:value-type="float" office:value="827.73" calcext:value-type="float">
            <text:p>827.73</text:p>
          </table:table-cell>
          <table:table-cell office:value-type="float" office:value="842.13" calcext:value-type="float">
            <text:p>842.13</text:p>
          </table:table-cell>
          <table:table-cell office:value-type="float" office:value="851.31" calcext:value-type="float">
            <text:p>851.31</text:p>
          </table:table-cell>
        </table:table-row>
        <table:table-row table:style-name="ro1">
          <table:table-cell office:value-type="string" calcext:value-type="string">
            <text:p>Avril</text:p>
          </table:table-cell>
          <table:table-cell office:value-type="float" office:value="100.78" calcext:value-type="float">
            <text:p>100.78</text:p>
          </table:table-cell>
          <table:table-cell office:value-type="float" office:value="102.51" calcext:value-type="float">
            <text:p>102.51</text:p>
          </table:table-cell>
          <table:table-cell office:value-type="float" office:value="109.13" calcext:value-type="float">
            <text:p>109.13</text:p>
          </table:table-cell>
          <table:table-cell office:value-type="float" office:value="121.56" calcext:value-type="float">
            <text:p>121.56</text:p>
          </table:table-cell>
          <table:table-cell office:value-type="float" office:value="121.48" calcext:value-type="float">
            <text:p>121.48</text:p>
          </table:table-cell>
          <table:table-cell office:value-type="float" office:value="120.91" calcext:value-type="float">
            <text:p>120.91</text:p>
          </table:table-cell>
          <table:table-cell office:value-type="float" office:value="122.03" calcext:value-type="float">
            <text:p>122.03</text:p>
          </table:table-cell>
          <table:table-cell office:value-type="float" office:value="122.15" calcext:value-type="float">
            <text:p>122.15</text:p>
          </table:table-cell>
          <table:table-cell office:value-type="float" office:value="122.79" calcext:value-type="float">
            <text:p>122.79</text:p>
          </table:table-cell>
          <table:table-cell office:value-type="float" office:value="128.01" calcext:value-type="float">
            <text:p>128.01</text:p>
          </table:table-cell>
          <table:table-cell office:value-type="float" office:value="129.76" calcext:value-type="float">
            <text:p>129.76</text:p>
          </table:table-cell>
          <table:table-cell office:value-type="float" office:value="129.91" calcext:value-type="float">
            <text:p>129.91</text:p>
          </table:table-cell>
          <table:table-cell office:value-type="float" office:value="130.87" calcext:value-type="float">
            <text:p>130.87</text:p>
          </table:table-cell>
          <table:table-cell office:value-type="float" office:value="131.27" calcext:value-type="float">
            <text:p>131.27</text:p>
          </table:table-cell>
          <table:table-cell office:value-type="float" office:value="132.5" calcext:value-type="float">
            <text:p>132.5</text:p>
          </table:table-cell>
          <table:table-cell office:value-type="float" office:value="134.7" calcext:value-type="float">
            <text:p>134.7</text:p>
          </table:table-cell>
          <table:table-cell office:value-type="float" office:value="140.19" calcext:value-type="float">
            <text:p>140.19</text:p>
          </table:table-cell>
          <table:table-cell office:value-type="float" office:value="143.92" calcext:value-type="float">
            <text:p>143.92</text:p>
          </table:table-cell>
          <table:table-cell office:value-type="float" office:value="148.26" calcext:value-type="float">
            <text:p>148.26</text:p>
          </table:table-cell>
          <table:table-cell office:value-type="float" office:value="151.08" calcext:value-type="float">
            <text:p>151.08</text:p>
          </table:table-cell>
          <table:table-cell office:value-type="float" office:value="158.14" calcext:value-type="float">
            <text:p>158.14</text:p>
          </table:table-cell>
          <table:table-cell office:value-type="float" office:value="161.4" calcext:value-type="float">
            <text:p>161.4</text:p>
          </table:table-cell>
          <table:table-cell office:value-type="float" office:value="168.49" calcext:value-type="float">
            <text:p>168.49</text:p>
          </table:table-cell>
          <table:table-cell office:value-type="float" office:value="175.92" calcext:value-type="float">
            <text:p>175.92</text:p>
          </table:table-cell>
          <table:table-cell office:value-type="float" office:value="183.54" calcext:value-type="float">
            <text:p>183.54</text:p>
          </table:table-cell>
          <table:table-cell office:value-type="float" office:value="196.18" calcext:value-type="float">
            <text:p>196.18</text:p>
          </table:table-cell>
          <table:table-cell office:value-type="float" office:value="213.77" calcext:value-type="float">
            <text:p>213.77</text:p>
          </table:table-cell>
          <table:table-cell office:value-type="float" office:value="236.12" calcext:value-type="float">
            <text:p>236.12</text:p>
          </table:table-cell>
          <table:table-cell office:value-type="float" office:value="260.79" calcext:value-type="float">
            <text:p>260.79</text:p>
          </table:table-cell>
          <table:table-cell office:value-type="float" office:value="280.17" calcext:value-type="float">
            <text:p>280.17</text:p>
          </table:table-cell>
          <table:table-cell office:value-type="float" office:value="288.93" calcext:value-type="float">
            <text:p>288.93</text:p>
          </table:table-cell>
          <table:table-cell office:value-type="float" office:value="299.29" calcext:value-type="float">
            <text:p>299.29</text:p>
          </table:table-cell>
          <table:table-cell office:value-type="float" office:value="319.04" calcext:value-type="float">
            <text:p>319.04</text:p>
          </table:table-cell>
          <table:table-cell office:value-type="float" office:value="342.74" calcext:value-type="float">
            <text:p>342.74</text:p>
          </table:table-cell>
          <table:table-cell office:value-type="float" office:value="370.42" calcext:value-type="float">
            <text:p>370.42</text:p>
          </table:table-cell>
          <table:table-cell office:value-type="float" office:value="405.64" calcext:value-type="float">
            <text:p>405.64</text:p>
          </table:table-cell>
          <table:table-cell office:value-type="float" office:value="437.2" calcext:value-type="float">
            <text:p>437.2</text:p>
          </table:table-cell>
          <table:table-cell office:value-type="float" office:value="450.01" calcext:value-type="float">
            <text:p>450.01</text:p>
          </table:table-cell>
          <table:table-cell office:value-type="float" office:value="452.3" calcext:value-type="float">
            <text:p>452.3</text:p>
          </table:table-cell>
          <table:table-cell office:value-type="float" office:value="451.52" calcext:value-type="float">
            <text:p>451.52</text:p>
          </table:table-cell>
          <table:table-cell office:value-type="float" office:value="455.94" calcext:value-type="float">
            <text:p>455.94</text:p>
          </table:table-cell>
          <table:table-cell office:value-type="float" office:value="470.63" calcext:value-type="float">
            <text:p>470.63</text:p>
          </table:table-cell>
          <table:table-cell office:value-type="float" office:value="487.44" calcext:value-type="float">
            <text:p>487.44</text:p>
          </table:table-cell>
          <table:table-cell office:value-type="float" office:value="502.13" calcext:value-type="float">
            <text:p>502.13</text:p>
          </table:table-cell>
          <table:table-cell office:value-type="float" office:value="520" calcext:value-type="float">
            <text:p>520</text:p>
          </table:table-cell>
          <table:table-cell office:value-type="float" office:value="539.59" calcext:value-type="float">
            <text:p>539.59</text:p>
          </table:table-cell>
          <table:table-cell office:value-type="float" office:value="551.16" calcext:value-type="float">
            <text:p>551.16</text:p>
          </table:table-cell>
          <table:table-cell office:value-type="float" office:value="562.39" calcext:value-type="float">
            <text:p>562.39</text:p>
          </table:table-cell>
          <table:table-cell office:value-type="float" office:value="570.91" calcext:value-type="float">
            <text:p>570.91</text:p>
          </table:table-cell>
          <table:table-cell office:value-type="float" office:value="577.76" calcext:value-type="float">
            <text:p>577.76</text:p>
          </table:table-cell>
          <table:table-cell office:value-type="float" office:value="584" calcext:value-type="float">
            <text:p>584</text:p>
          </table:table-cell>
          <table:table-cell office:value-type="float" office:value="590.9301324" calcext:value-type="float">
            <text:p>590.9301324</text:p>
          </table:table-cell>
          <table:table-cell office:value-type="float" office:value="606.95" calcext:value-type="float">
            <text:p>606.95</text:p>
          </table:table-cell>
          <table:table-cell office:value-type="float" office:value="624.06" calcext:value-type="float">
            <text:p>624.06</text:p>
          </table:table-cell>
          <table:table-cell office:value-type="float" office:value="637.46" calcext:value-type="float">
            <text:p>637.46</text:p>
          </table:table-cell>
          <table:table-cell office:value-type="float" office:value="651.48" calcext:value-type="float">
            <text:p>651.48</text:p>
          </table:table-cell>
          <table:table-cell office:value-type="float" office:value="664.45" calcext:value-type="float">
            <text:p>664.45</text:p>
          </table:table-cell>
          <table:table-cell office:value-type="float" office:value="680.85" calcext:value-type="float">
            <text:p>680.85</text:p>
          </table:table-cell>
          <table:table-cell office:value-type="float" office:value="700.66" calcext:value-type="float">
            <text:p>700.66</text:p>
          </table:table-cell>
          <table:table-cell office:value-type="float" office:value="714.93" calcext:value-type="float">
            <text:p>714.93</text:p>
          </table:table-cell>
          <table:table-cell office:value-type="float" office:value="739.27" calcext:value-type="float">
            <text:p>739.27</text:p>
          </table:table-cell>
          <table:table-cell office:value-type="float" office:value="740.91" calcext:value-type="float">
            <text:p>740.91</text:p>
          </table:table-cell>
          <table:table-cell office:value-type="float" office:value="757.6" calcext:value-type="float">
            <text:p>757.6</text:p>
          </table:table-cell>
          <table:table-cell office:value-type="float" office:value="785.64" calcext:value-type="float">
            <text:p>785.64</text:p>
          </table:table-cell>
          <table:table-cell office:value-type="float" office:value="806.47" calcext:value-type="float">
            <text:p>806.47</text:p>
          </table:table-cell>
          <table:table-cell office:value-type="float" office:value="819.93" calcext:value-type="float">
            <text:p>819.93</text:p>
          </table:table-cell>
          <table:table-cell office:value-type="float" office:value="826.33" calcext:value-type="float">
            <text:p>826.33</text:p>
          </table:table-cell>
          <table:table-cell office:value-type="float" office:value="828.03" calcext:value-type="float">
            <text:p>828.03</text:p>
          </table:table-cell>
          <table:table-cell office:value-type="float" office:value="828.31" calcext:value-type="float">
            <text:p>828.31</text:p>
          </table:table-cell>
          <table:table-cell office:value-type="float" office:value="844.28" calcext:value-type="float">
            <text:p>844.28</text:p>
          </table:table-cell>
          <table:table-cell office:value-type="float" office:value="853.22" calcext:value-type="float">
            <text:p>853.22</text:p>
          </table:table-cell>
        </table:table-row>
        <table:table-row table:style-name="ro1">
          <table:table-cell office:value-type="string" calcext:value-type="string">
            <text:p>Mai</text:p>
          </table:table-cell>
          <table:table-cell office:value-type="float" office:value="100.62" calcext:value-type="float">
            <text:p>100.62</text:p>
          </table:table-cell>
          <table:table-cell office:value-type="float" office:value="102.62" calcext:value-type="float">
            <text:p>102.62</text:p>
          </table:table-cell>
          <table:table-cell office:value-type="float" office:value="109.19" calcext:value-type="float">
            <text:p>109.19</text:p>
          </table:table-cell>
          <table:table-cell office:value-type="float" office:value="120.95" calcext:value-type="float">
            <text:p>120.95</text:p>
          </table:table-cell>
          <table:table-cell office:value-type="float" office:value="121.52" calcext:value-type="float">
            <text:p>121.52</text:p>
          </table:table-cell>
          <table:table-cell office:value-type="float" office:value="120.88" calcext:value-type="float">
            <text:p>120.88</text:p>
          </table:table-cell>
          <table:table-cell office:value-type="float" office:value="122.04" calcext:value-type="float">
            <text:p>122.04</text:p>
          </table:table-cell>
          <table:table-cell office:value-type="float" office:value="122.01" calcext:value-type="float">
            <text:p>122.01</text:p>
          </table:table-cell>
          <table:table-cell office:value-type="float" office:value="122.24" calcext:value-type="float">
            <text:p>122.24</text:p>
          </table:table-cell>
          <table:table-cell office:value-type="float" office:value="128.13" calcext:value-type="float">
            <text:p>128.13</text:p>
          </table:table-cell>
          <table:table-cell office:value-type="float" office:value="129.83" calcext:value-type="float">
            <text:p>129.83</text:p>
          </table:table-cell>
          <table:table-cell office:value-type="float" office:value="129.48" calcext:value-type="float">
            <text:p>129.48</text:p>
          </table:table-cell>
          <table:table-cell office:value-type="float" office:value="130.72" calcext:value-type="float">
            <text:p>130.72</text:p>
          </table:table-cell>
          <table:table-cell office:value-type="float" office:value="131.34" calcext:value-type="float">
            <text:p>131.34</text:p>
          </table:table-cell>
          <table:table-cell office:value-type="float" office:value="132.58" calcext:value-type="float">
            <text:p>132.58</text:p>
          </table:table-cell>
          <table:table-cell office:value-type="float" office:value="137.23" calcext:value-type="float">
            <text:p>137.23</text:p>
          </table:table-cell>
          <table:table-cell office:value-type="float" office:value="140.26" calcext:value-type="float">
            <text:p>140.26</text:p>
          </table:table-cell>
          <table:table-cell office:value-type="float" office:value="145.65" calcext:value-type="float">
            <text:p>145.65</text:p>
          </table:table-cell>
          <table:table-cell office:value-type="float" office:value="148.97" calcext:value-type="float">
            <text:p>148.97</text:p>
          </table:table-cell>
          <table:table-cell office:value-type="float" office:value="151.25" calcext:value-type="float">
            <text:p>151.25</text:p>
          </table:table-cell>
          <table:table-cell office:value-type="float" office:value="157.99" calcext:value-type="float">
            <text:p>157.99</text:p>
          </table:table-cell>
          <table:table-cell office:value-type="float" office:value="162.1" calcext:value-type="float">
            <text:p>162.1</text:p>
          </table:table-cell>
          <table:table-cell office:value-type="float" office:value="169.37" calcext:value-type="float">
            <text:p>169.37</text:p>
          </table:table-cell>
          <table:table-cell office:value-type="float" office:value="177.21" calcext:value-type="float">
            <text:p>177.21</text:p>
          </table:table-cell>
          <table:table-cell office:value-type="float" office:value="184.25" calcext:value-type="float">
            <text:p>184.25</text:p>
          </table:table-cell>
          <table:table-cell office:value-type="float" office:value="198.59" calcext:value-type="float">
            <text:p>198.59</text:p>
          </table:table-cell>
          <table:table-cell office:value-type="float" office:value="215.7" calcext:value-type="float">
            <text:p>215.7</text:p>
          </table:table-cell>
          <table:table-cell office:value-type="float" office:value="237.57" calcext:value-type="float">
            <text:p>237.57</text:p>
          </table:table-cell>
          <table:table-cell office:value-type="float" office:value="262.39" calcext:value-type="float">
            <text:p>262.39</text:p>
          </table:table-cell>
          <table:table-cell office:value-type="float" office:value="281.22" calcext:value-type="float">
            <text:p>281.22</text:p>
          </table:table-cell>
          <table:table-cell office:value-type="float" office:value="289.38" calcext:value-type="float">
            <text:p>289.38</text:p>
          </table:table-cell>
          <table:table-cell office:value-type="float" office:value="301" calcext:value-type="float">
            <text:p>301</text:p>
          </table:table-cell>
          <table:table-cell office:value-type="float" office:value="321.05" calcext:value-type="float">
            <text:p>321.05</text:p>
          </table:table-cell>
          <table:table-cell office:value-type="float" office:value="345.34" calcext:value-type="float">
            <text:p>345.34</text:p>
          </table:table-cell>
          <table:table-cell office:value-type="float" office:value="375.54" calcext:value-type="float">
            <text:p>375.54</text:p>
          </table:table-cell>
          <table:table-cell office:value-type="float" office:value="407.69" calcext:value-type="float">
            <text:p>407.69</text:p>
          </table:table-cell>
          <table:table-cell office:value-type="float" office:value="439.16" calcext:value-type="float">
            <text:p>439.16</text:p>
          </table:table-cell>
          <table:table-cell office:value-type="float" office:value="450.57" calcext:value-type="float">
            <text:p>450.57</text:p>
          </table:table-cell>
          <table:table-cell office:value-type="float" office:value="452.35" calcext:value-type="float">
            <text:p>452.35</text:p>
          </table:table-cell>
          <table:table-cell office:value-type="float" office:value="450.92" calcext:value-type="float">
            <text:p>450.92</text:p>
          </table:table-cell>
          <table:table-cell office:value-type="float" office:value="456.46" calcext:value-type="float">
            <text:p>456.46</text:p>
          </table:table-cell>
          <table:table-cell office:value-type="float" office:value="472.32" calcext:value-type="float">
            <text:p>472.32</text:p>
          </table:table-cell>
          <table:table-cell office:value-type="float" office:value="488.56" calcext:value-type="float">
            <text:p>488.56</text:p>
          </table:table-cell>
          <table:table-cell office:value-type="float" office:value="504.59" calcext:value-type="float">
            <text:p>504.59</text:p>
          </table:table-cell>
          <table:table-cell office:value-type="float" office:value="522.56" calcext:value-type="float">
            <text:p>522.56</text:p>
          </table:table-cell>
          <table:table-cell office:value-type="float" office:value="540.73" calcext:value-type="float">
            <text:p>540.73</text:p>
          </table:table-cell>
          <table:table-cell office:value-type="float" office:value="552.25" calcext:value-type="float">
            <text:p>552.25</text:p>
          </table:table-cell>
          <table:table-cell office:value-type="float" office:value="563.27" calcext:value-type="float">
            <text:p>563.27</text:p>
          </table:table-cell>
          <table:table-cell office:value-type="float" office:value="571.35" calcext:value-type="float">
            <text:p>571.35</text:p>
          </table:table-cell>
          <table:table-cell office:value-type="float" office:value="578.45" calcext:value-type="float">
            <text:p>578.45</text:p>
          </table:table-cell>
          <table:table-cell office:value-type="float" office:value="585.95" calcext:value-type="float">
            <text:p>585.95</text:p>
          </table:table-cell>
          <table:table-cell office:value-type="float" office:value="592.589727" calcext:value-type="float">
            <text:p>592.589727</text:p>
          </table:table-cell>
          <table:table-cell office:value-type="float" office:value="607.7" calcext:value-type="float">
            <text:p>607.7</text:p>
          </table:table-cell>
          <table:table-cell office:value-type="float" office:value="627.56" calcext:value-type="float">
            <text:p>627.56</text:p>
          </table:table-cell>
          <table:table-cell office:value-type="float" office:value="639.34" calcext:value-type="float">
            <text:p>639.34</text:p>
          </table:table-cell>
          <table:table-cell office:value-type="float" office:value="651.71" calcext:value-type="float">
            <text:p>651.71</text:p>
          </table:table-cell>
          <table:table-cell office:value-type="float" office:value="665.88" calcext:value-type="float">
            <text:p>665.88</text:p>
          </table:table-cell>
          <table:table-cell office:value-type="float" office:value="681.83" calcext:value-type="float">
            <text:p>681.83</text:p>
          </table:table-cell>
          <table:table-cell office:value-type="float" office:value="703.12" calcext:value-type="float">
            <text:p>703.12</text:p>
          </table:table-cell>
          <table:table-cell office:value-type="float" office:value="716.16" calcext:value-type="float">
            <text:p>716.16</text:p>
          </table:table-cell>
          <table:table-cell office:value-type="float" office:value="744.11" calcext:value-type="float">
            <text:p>744.11</text:p>
          </table:table-cell>
          <table:table-cell office:value-type="float" office:value="741.59" calcext:value-type="float">
            <text:p>741.59</text:p>
          </table:table-cell>
          <table:table-cell office:value-type="float" office:value="759.03" calcext:value-type="float">
            <text:p>759.03</text:p>
          </table:table-cell>
          <table:table-cell office:value-type="float" office:value="786.05" calcext:value-type="float">
            <text:p>786.05</text:p>
          </table:table-cell>
          <table:table-cell office:value-type="float" office:value="805.32" calcext:value-type="float">
            <text:p>805.32</text:p>
          </table:table-cell>
          <table:table-cell office:value-type="float" office:value="818.17" calcext:value-type="float">
            <text:p>818.17</text:p>
          </table:table-cell>
          <table:table-cell office:value-type="float" office:value="826.6" calcext:value-type="float">
            <text:p>826.6</text:p>
          </table:table-cell>
          <table:table-cell office:value-type="float" office:value="831.5" calcext:value-type="float">
            <text:p>831.5</text:p>
          </table:table-cell>
          <table:table-cell office:value-type="float" office:value="830.96" calcext:value-type="float">
            <text:p>830.96</text:p>
          </table:table-cell>
          <table:table-cell office:value-type="float" office:value="844.94" calcext:value-type="float">
            <text:p>844.94</text:p>
          </table:table-cell>
          <table:table-cell office:value-type="float" office:value="856.11" calcext:value-type="float">
            <text:p>856.11</text:p>
          </table:table-cell>
        </table:table-row>
        <table:table-row table:style-name="ro1">
          <table:table-cell office:value-type="string" calcext:value-type="string">
            <text:p>Juin</text:p>
          </table:table-cell>
          <table:table-cell office:value-type="float" office:value="100.93" calcext:value-type="float">
            <text:p>100.93</text:p>
          </table:table-cell>
          <table:table-cell office:value-type="float" office:value="102.82" calcext:value-type="float">
            <text:p>102.82</text:p>
          </table:table-cell>
          <table:table-cell office:value-type="float" office:value="109.68" calcext:value-type="float">
            <text:p>109.68</text:p>
          </table:table-cell>
          <table:table-cell office:value-type="float" office:value="121.02" calcext:value-type="float">
            <text:p>121.02</text:p>
          </table:table-cell>
          <table:table-cell office:value-type="float" office:value="122.06" calcext:value-type="float">
            <text:p>122.06</text:p>
          </table:table-cell>
          <table:table-cell office:value-type="float" office:value="121.31" calcext:value-type="float">
            <text:p>121.31</text:p>
          </table:table-cell>
          <table:table-cell office:value-type="float" office:value="123.3" calcext:value-type="float">
            <text:p>123.3</text:p>
          </table:table-cell>
          <table:table-cell office:value-type="float" office:value="122.21" calcext:value-type="float">
            <text:p>122.21</text:p>
          </table:table-cell>
          <table:table-cell office:value-type="float" office:value="123.36" calcext:value-type="float">
            <text:p>123.36</text:p>
          </table:table-cell>
          <table:table-cell office:value-type="float" office:value="129.23" calcext:value-type="float">
            <text:p>129.23</text:p>
          </table:table-cell>
          <table:table-cell office:value-type="float" office:value="130.38" calcext:value-type="float">
            <text:p>130.38</text:p>
          </table:table-cell>
          <table:table-cell office:value-type="float" office:value="130.72" calcext:value-type="float">
            <text:p>130.72</text:p>
          </table:table-cell>
          <table:table-cell office:value-type="float" office:value="131.94" calcext:value-type="float">
            <text:p>131.94</text:p>
          </table:table-cell>
          <table:table-cell office:value-type="float" office:value="132.26" calcext:value-type="float">
            <text:p>132.26</text:p>
          </table:table-cell>
          <table:table-cell office:value-type="float" office:value="133.91" calcext:value-type="float">
            <text:p>133.91</text:p>
          </table:table-cell>
          <table:table-cell office:value-type="float" office:value="138.08" calcext:value-type="float">
            <text:p>138.08</text:p>
          </table:table-cell>
          <table:table-cell office:value-type="float" office:value="141.4" calcext:value-type="float">
            <text:p>141.4</text:p>
          </table:table-cell>
          <table:table-cell office:value-type="float" office:value="146.58" calcext:value-type="float">
            <text:p>146.58</text:p>
          </table:table-cell>
          <table:table-cell office:value-type="float" office:value="149.93" calcext:value-type="float">
            <text:p>149.93</text:p>
          </table:table-cell>
          <table:table-cell office:value-type="float" office:value="152.61" calcext:value-type="float">
            <text:p>152.61</text:p>
          </table:table-cell>
          <table:table-cell office:value-type="float" office:value="158.14" calcext:value-type="float">
            <text:p>158.14</text:p>
          </table:table-cell>
          <table:table-cell office:value-type="float" office:value="161.91" calcext:value-type="float">
            <text:p>161.91</text:p>
          </table:table-cell>
          <table:table-cell office:value-type="float" office:value="169.84" calcext:value-type="float">
            <text:p>169.84</text:p>
          </table:table-cell>
          <table:table-cell office:value-type="float" office:value="177.61" calcext:value-type="float">
            <text:p>177.61</text:p>
          </table:table-cell>
          <table:table-cell office:value-type="float" office:value="186.31" calcext:value-type="float">
            <text:p>186.31</text:p>
          </table:table-cell>
          <table:table-cell office:value-type="float" office:value="198.84" calcext:value-type="float">
            <text:p>198.84</text:p>
          </table:table-cell>
          <table:table-cell office:value-type="float" office:value="216.22" calcext:value-type="float">
            <text:p>216.22</text:p>
          </table:table-cell>
          <table:table-cell office:value-type="float" office:value="239.28" calcext:value-type="float">
            <text:p>239.28</text:p>
          </table:table-cell>
          <table:table-cell office:value-type="float" office:value="262.71" calcext:value-type="float">
            <text:p>262.71</text:p>
          </table:table-cell>
          <table:table-cell office:value-type="float" office:value="282.66" calcext:value-type="float">
            <text:p>282.66</text:p>
          </table:table-cell>
          <table:table-cell office:value-type="float" office:value="290.2" calcext:value-type="float">
            <text:p>290.2</text:p>
          </table:table-cell>
          <table:table-cell office:value-type="float" office:value="302.33" calcext:value-type="float">
            <text:p>302.33</text:p>
          </table:table-cell>
          <table:table-cell office:value-type="float" office:value="321.79" calcext:value-type="float">
            <text:p>321.79</text:p>
          </table:table-cell>
          <table:table-cell office:value-type="float" office:value="348.88" calcext:value-type="float">
            <text:p>348.88</text:p>
          </table:table-cell>
          <table:table-cell office:value-type="float" office:value="379.83" calcext:value-type="float">
            <text:p>379.83</text:p>
          </table:table-cell>
          <table:table-cell office:value-type="float" office:value="408.83" calcext:value-type="float">
            <text:p>408.83</text:p>
          </table:table-cell>
          <table:table-cell office:value-type="float" office:value="436.41" calcext:value-type="float">
            <text:p>436.41</text:p>
          </table:table-cell>
          <table:table-cell office:value-type="float" office:value="451.52" calcext:value-type="float">
            <text:p>451.52</text:p>
          </table:table-cell>
          <table:table-cell office:value-type="float" office:value="452.04" calcext:value-type="float">
            <text:p>452.04</text:p>
          </table:table-cell>
          <table:table-cell office:value-type="float" office:value="450.35" calcext:value-type="float">
            <text:p>450.35</text:p>
          </table:table-cell>
          <table:table-cell office:value-type="float" office:value="457.33" calcext:value-type="float">
            <text:p>457.33</text:p>
          </table:table-cell>
          <table:table-cell office:value-type="float" office:value="473.66" calcext:value-type="float">
            <text:p>473.66</text:p>
          </table:table-cell>
          <table:table-cell office:value-type="float" office:value="488.35" calcext:value-type="float">
            <text:p>488.35</text:p>
          </table:table-cell>
          <table:table-cell office:value-type="float" office:value="505.38" calcext:value-type="float">
            <text:p>505.38</text:p>
          </table:table-cell>
          <table:table-cell office:value-type="float" office:value="523.59" calcext:value-type="float">
            <text:p>523.59</text:p>
          </table:table-cell>
          <table:table-cell office:value-type="float" office:value="541.07" calcext:value-type="float">
            <text:p>541.07</text:p>
          </table:table-cell>
          <table:table-cell office:value-type="float" office:value="552.54" calcext:value-type="float">
            <text:p>552.54</text:p>
          </table:table-cell>
          <table:table-cell office:value-type="float" office:value="564.06" calcext:value-type="float">
            <text:p>564.06</text:p>
          </table:table-cell>
          <table:table-cell office:value-type="float" office:value="571.1" calcext:value-type="float">
            <text:p>571.1</text:p>
          </table:table-cell>
          <table:table-cell office:value-type="float" office:value="578.9" calcext:value-type="float">
            <text:p>578.9</text:p>
          </table:table-cell>
          <table:table-cell office:value-type="float" office:value="585.66" calcext:value-type="float">
            <text:p>585.66</text:p>
          </table:table-cell>
          <table:table-cell office:value-type="float" office:value="592.3" calcext:value-type="float">
            <text:p>592.3</text:p>
          </table:table-cell>
          <table:table-cell office:value-type="float" office:value="611.65" calcext:value-type="float">
            <text:p>611.65</text:p>
          </table:table-cell>
          <table:table-cell office:value-type="float" office:value="629.44" calcext:value-type="float">
            <text:p>629.44</text:p>
          </table:table-cell>
          <table:table-cell office:value-type="float" office:value="640.32" calcext:value-type="float">
            <text:p>640.32</text:p>
          </table:table-cell>
          <table:table-cell office:value-type="float" office:value="651.71" calcext:value-type="float">
            <text:p>651.71</text:p>
          </table:table-cell>
          <table:table-cell office:value-type="float" office:value="667.6" calcext:value-type="float">
            <text:p>667.6</text:p>
          </table:table-cell>
          <table:table-cell office:value-type="float" office:value="682.17" calcext:value-type="float">
            <text:p>682.17</text:p>
          </table:table-cell>
          <table:table-cell office:value-type="float" office:value="703.6" calcext:value-type="float">
            <text:p>703.6</text:p>
          </table:table-cell>
          <table:table-cell office:value-type="float" office:value="717.04" calcext:value-type="float">
            <text:p>717.04</text:p>
          </table:table-cell>
          <table:table-cell office:value-type="float" office:value="747.38" calcext:value-type="float">
            <text:p>747.38</text:p>
          </table:table-cell>
          <table:table-cell office:value-type="float" office:value="744.86" calcext:value-type="float">
            <text:p>744.86</text:p>
          </table:table-cell>
          <table:table-cell office:value-type="float" office:value="758.75" calcext:value-type="float">
            <text:p>758.75</text:p>
          </table:table-cell>
          <table:table-cell office:value-type="float" office:value="785.17" calcext:value-type="float">
            <text:p>785.17</text:p>
          </table:table-cell>
          <table:table-cell office:value-type="float" office:value="804.36" calcext:value-type="float">
            <text:p>804.36</text:p>
          </table:table-cell>
          <table:table-cell office:value-type="float" office:value="820.89" calcext:value-type="float">
            <text:p>820.89</text:p>
          </table:table-cell>
          <table:table-cell office:value-type="float" office:value="827.42" calcext:value-type="float">
            <text:p>827.42</text:p>
          </table:table-cell>
          <table:table-cell office:value-type="float" office:value="833.06" calcext:value-type="float">
            <text:p>833.06</text:p>
          </table:table-cell>
          <table:table-cell office:value-type="float" office:value="832.95" calcext:value-type="float">
            <text:p>832.95</text:p>
          </table:table-cell>
          <table:table-cell office:value-type="float" office:value="845.36" calcext:value-type="float">
            <text:p>845.36</text:p>
          </table:table-cell>
          <table:table-cell office:value-type="float" office:value="857.52" calcext:value-type="float">
            <text:p>857.52</text:p>
          </table:table-cell>
        </table:table-row>
        <table:table-row table:style-name="ro1">
          <table:table-cell office:value-type="string" calcext:value-type="string">
            <text:p>Juillet</text:p>
          </table:table-cell>
          <table:table-cell office:value-type="float" office:value="102.18" calcext:value-type="float">
            <text:p>102.18</text:p>
          </table:table-cell>
          <table:table-cell office:value-type="float" office:value="111.2" calcext:value-type="float">
            <text:p>111.2</text:p>
          </table:table-cell>
          <table:table-cell office:value-type="float" office:value="109.44" calcext:value-type="float">
            <text:p>109.44</text:p>
          </table:table-cell>
          <table:table-cell office:value-type="float" office:value="122.71" calcext:value-type="float">
            <text:p>122.71</text:p>
          </table:table-cell>
          <table:table-cell office:value-type="float" office:value="122.75" calcext:value-type="float">
            <text:p>122.75</text:p>
          </table:table-cell>
          <table:table-cell office:value-type="float" office:value="122.74" calcext:value-type="float">
            <text:p>122.74</text:p>
          </table:table-cell>
          <table:table-cell office:value-type="float" office:value="123.44" calcext:value-type="float">
            <text:p>123.44</text:p>
          </table:table-cell>
          <table:table-cell office:value-type="float" office:value="123.26" calcext:value-type="float">
            <text:p>123.26</text:p>
          </table:table-cell>
          <table:table-cell office:value-type="float" office:value="123.5" calcext:value-type="float">
            <text:p>123.5</text:p>
          </table:table-cell>
          <table:table-cell office:value-type="float" office:value="130.14" calcext:value-type="float">
            <text:p>130.14</text:p>
          </table:table-cell>
          <table:table-cell office:value-type="float" office:value="130.42" calcext:value-type="float">
            <text:p>130.42</text:p>
          </table:table-cell>
          <table:table-cell office:value-type="float" office:value="131.11" calcext:value-type="float">
            <text:p>131.11</text:p>
          </table:table-cell>
          <table:table-cell office:value-type="float" office:value="131.5" calcext:value-type="float">
            <text:p>131.5</text:p>
          </table:table-cell>
          <table:table-cell office:value-type="float" office:value="132.2" calcext:value-type="float">
            <text:p>132.2</text:p>
          </table:table-cell>
          <table:table-cell office:value-type="float" office:value="133.81" calcext:value-type="float">
            <text:p>133.81</text:p>
          </table:table-cell>
          <table:table-cell office:value-type="float" office:value="138.02" calcext:value-type="float">
            <text:p>138.02</text:p>
          </table:table-cell>
          <table:table-cell office:value-type="float" office:value="141.38" calcext:value-type="float">
            <text:p>141.38</text:p>
          </table:table-cell>
          <table:table-cell office:value-type="float" office:value="146.91" calcext:value-type="float">
            <text:p>146.91</text:p>
          </table:table-cell>
          <table:table-cell office:value-type="float" office:value="150.39" calcext:value-type="float">
            <text:p>150.39</text:p>
          </table:table-cell>
          <table:table-cell office:value-type="float" office:value="155.37" calcext:value-type="float">
            <text:p>155.37</text:p>
          </table:table-cell>
          <table:table-cell office:value-type="float" office:value="158.43" calcext:value-type="float">
            <text:p>158.43</text:p>
          </table:table-cell>
          <table:table-cell office:value-type="float" office:value="162.35" calcext:value-type="float">
            <text:p>162.35</text:p>
          </table:table-cell>
          <table:table-cell office:value-type="float" office:value="170.5" calcext:value-type="float">
            <text:p>170.5</text:p>
          </table:table-cell>
          <table:table-cell office:value-type="float" office:value="177.75" calcext:value-type="float">
            <text:p>177.75</text:p>
          </table:table-cell>
          <table:table-cell office:value-type="float" office:value="187.86" calcext:value-type="float">
            <text:p>187.86</text:p>
          </table:table-cell>
          <table:table-cell office:value-type="float" office:value="198.62" calcext:value-type="float">
            <text:p>198.62</text:p>
          </table:table-cell>
          <table:table-cell office:value-type="float" office:value="218.66" calcext:value-type="float">
            <text:p>218.66</text:p>
          </table:table-cell>
          <table:table-cell office:value-type="float" office:value="241.39" calcext:value-type="float">
            <text:p>241.39</text:p>
          </table:table-cell>
          <table:table-cell office:value-type="float" office:value="264.74" calcext:value-type="float">
            <text:p>264.74</text:p>
          </table:table-cell>
          <table:table-cell office:value-type="float" office:value="283.97" calcext:value-type="float">
            <text:p>283.97</text:p>
          </table:table-cell>
          <table:table-cell office:value-type="float" office:value="290.73" calcext:value-type="float">
            <text:p>290.73</text:p>
          </table:table-cell>
          <table:table-cell office:value-type="float" office:value="303.83" calcext:value-type="float">
            <text:p>303.83</text:p>
          </table:table-cell>
          <table:table-cell office:value-type="float" office:value="323.15" calcext:value-type="float">
            <text:p>323.15</text:p>
          </table:table-cell>
          <table:table-cell office:value-type="float" office:value="350.63" calcext:value-type="float">
            <text:p>350.63</text:p>
          </table:table-cell>
          <table:table-cell office:value-type="float" office:value="383.76" calcext:value-type="float">
            <text:p>383.76</text:p>
          </table:table-cell>
          <table:table-cell office:value-type="float" office:value="414.97" calcext:value-type="float">
            <text:p>414.97</text:p>
          </table:table-cell>
          <table:table-cell office:value-type="float" office:value="437.4" calcext:value-type="float">
            <text:p>437.4</text:p>
          </table:table-cell>
          <table:table-cell office:value-type="float" office:value="453.91" calcext:value-type="float">
            <text:p>453.91</text:p>
          </table:table-cell>
          <table:table-cell office:value-type="float" office:value="451.22" calcext:value-type="float">
            <text:p>451.22</text:p>
          </table:table-cell>
          <table:table-cell office:value-type="float" office:value="450.35" calcext:value-type="float">
            <text:p>450.35</text:p>
          </table:table-cell>
          <table:table-cell office:value-type="float" office:value="459.23" calcext:value-type="float">
            <text:p>459.23</text:p>
          </table:table-cell>
          <table:table-cell office:value-type="float" office:value="475.05" calcext:value-type="float">
            <text:p>475.05</text:p>
          </table:table-cell>
          <table:table-cell office:value-type="float" office:value="489.21" calcext:value-type="float">
            <text:p>489.21</text:p>
          </table:table-cell>
          <table:table-cell office:value-type="float" office:value="507.94" calcext:value-type="float">
            <text:p>507.94</text:p>
          </table:table-cell>
          <table:table-cell office:value-type="float" office:value="524.82" calcext:value-type="float">
            <text:p>524.82</text:p>
          </table:table-cell>
          <table:table-cell office:value-type="float" office:value="542.99" calcext:value-type="float">
            <text:p>542.99</text:p>
          </table:table-cell>
          <table:table-cell office:value-type="float" office:value="553.87" calcext:value-type="float">
            <text:p>553.87</text:p>
          </table:table-cell>
          <table:table-cell office:value-type="float" office:value="564.41" calcext:value-type="float">
            <text:p>564.41</text:p>
          </table:table-cell>
          <table:table-cell office:value-type="float" office:value="571.6" calcext:value-type="float">
            <text:p>571.6</text:p>
          </table:table-cell>
          <table:table-cell office:value-type="float" office:value="580.28" calcext:value-type="float">
            <text:p>580.28</text:p>
          </table:table-cell>
          <table:table-cell office:value-type="float" office:value="586.87" calcext:value-type="float">
            <text:p>586.87</text:p>
          </table:table-cell>
          <table:table-cell office:value-type="float" office:value="584.9212554" calcext:value-type="float">
            <text:p>584.9212554</text:p>
          </table:table-cell>
          <table:table-cell office:value-type="float" office:value="605.07" calcext:value-type="float">
            <text:p>605.07</text:p>
          </table:table-cell>
          <table:table-cell office:value-type="float" office:value="623.26" calcext:value-type="float">
            <text:p>623.26</text:p>
          </table:table-cell>
          <table:table-cell office:value-type="float" office:value="635.8" calcext:value-type="float">
            <text:p>635.8</text:p>
          </table:table-cell>
          <table:table-cell office:value-type="float" office:value="646.1" calcext:value-type="float">
            <text:p>646.1</text:p>
          </table:table-cell>
          <table:table-cell office:value-type="float" office:value="660.85" calcext:value-type="float">
            <text:p>660.85</text:p>
          </table:table-cell>
          <table:table-cell office:value-type="float" office:value="677.83" calcext:value-type="float">
            <text:p>677.83</text:p>
          </table:table-cell>
          <table:table-cell office:value-type="float" office:value="697.52" calcext:value-type="float">
            <text:p>697.52</text:p>
          </table:table-cell>
          <table:table-cell office:value-type="float" office:value="709.68" calcext:value-type="float">
            <text:p>709.68</text:p>
          </table:table-cell>
          <table:table-cell office:value-type="float" office:value="743.77" calcext:value-type="float">
            <text:p>743.77</text:p>
          </table:table-cell>
          <table:table-cell office:value-type="float" office:value="738.19" calcext:value-type="float">
            <text:p>738.19</text:p>
          </table:table-cell>
          <table:table-cell office:value-type="float" office:value="756.23" calcext:value-type="float">
            <text:p>756.23</text:p>
          </table:table-cell>
          <table:table-cell office:value-type="float" office:value="777.96" calcext:value-type="float">
            <text:p>777.96</text:p>
          </table:table-cell>
          <table:table-cell office:value-type="float" office:value="796.81" calcext:value-type="float">
            <text:p>796.81</text:p>
          </table:table-cell>
          <table:table-cell office:value-type="float" office:value="811.43" calcext:value-type="float">
            <text:p>811.43</text:p>
          </table:table-cell>
          <table:table-cell office:value-type="float" office:value="818.99" calcext:value-type="float">
            <text:p>818.99</text:p>
          </table:table-cell>
          <table:table-cell office:value-type="float" office:value="824.02" calcext:value-type="float">
            <text:p>824.02</text:p>
          </table:table-cell>
          <table:table-cell office:value-type="float" office:value="823.68" calcext:value-type="float">
            <text:p>823.68</text:p>
          </table:table-cell>
          <table:table-cell office:value-type="float" office:value="839.4" calcext:value-type="float">
            <text:p>839.4</text:p>
          </table:table-cell>
          <table:table-cell office:value-type="float" office:value="851.56" calcext:value-type="float">
            <text:p>851.56</text:p>
          </table:table-cell>
        </table:table-row>
        <table:table-row table:style-name="ro1">
          <table:table-cell office:value-type="string" calcext:value-type="string">
            <text:p>Août</text:p>
          </table:table-cell>
          <table:table-cell office:value-type="float" office:value="102.76" calcext:value-type="float">
            <text:p>102.76</text:p>
          </table:table-cell>
          <table:table-cell office:value-type="float" office:value="112.65" calcext:value-type="float">
            <text:p>112.65</text:p>
          </table:table-cell>
          <table:table-cell office:value-type="float" office:value="111.01" calcext:value-type="float">
            <text:p>111.01</text:p>
          </table:table-cell>
          <table:table-cell office:value-type="float" office:value="122.59" calcext:value-type="float">
            <text:p>122.59</text:p>
          </table:table-cell>
          <table:table-cell office:value-type="float" office:value="123.23" calcext:value-type="float">
            <text:p>123.23</text:p>
          </table:table-cell>
          <table:table-cell office:value-type="float" office:value="122.42" calcext:value-type="float">
            <text:p>122.42</text:p>
          </table:table-cell>
          <table:table-cell office:value-type="float" office:value="123.86" calcext:value-type="float">
            <text:p>123.86</text:p>
          </table:table-cell>
          <table:table-cell office:value-type="float" office:value="123.44" calcext:value-type="float">
            <text:p>123.44</text:p>
          </table:table-cell>
          <table:table-cell office:value-type="float" office:value="123.42" calcext:value-type="float">
            <text:p>123.42</text:p>
          </table:table-cell>
          <table:table-cell office:value-type="float" office:value="131.81" calcext:value-type="float">
            <text:p>131.81</text:p>
          </table:table-cell>
          <table:table-cell office:value-type="float" office:value="130.77" calcext:value-type="float">
            <text:p>130.77</text:p>
          </table:table-cell>
          <table:table-cell office:value-type="float" office:value="132.61" calcext:value-type="float">
            <text:p>132.61</text:p>
          </table:table-cell>
          <table:table-cell office:value-type="float" office:value="131.51" calcext:value-type="float">
            <text:p>131.51</text:p>
          </table:table-cell>
          <table:table-cell office:value-type="float" office:value="133.04" calcext:value-type="float">
            <text:p>133.04</text:p>
          </table:table-cell>
          <table:table-cell office:value-type="float" office:value="133.81" calcext:value-type="float">
            <text:p>133.81</text:p>
          </table:table-cell>
          <table:table-cell office:value-type="float" office:value="138.42" calcext:value-type="float">
            <text:p>138.42</text:p>
          </table:table-cell>
          <table:table-cell office:value-type="float" office:value="142.59" calcext:value-type="float">
            <text:p>142.59</text:p>
          </table:table-cell>
          <table:table-cell office:value-type="float" office:value="147.48" calcext:value-type="float">
            <text:p>147.48</text:p>
          </table:table-cell>
          <table:table-cell office:value-type="float" office:value="151.09" calcext:value-type="float">
            <text:p>151.09</text:p>
          </table:table-cell>
          <table:table-cell office:value-type="float" office:value="155.87" calcext:value-type="float">
            <text:p>155.87</text:p>
          </table:table-cell>
          <table:table-cell office:value-type="float" office:value="158.42" calcext:value-type="float">
            <text:p>158.42</text:p>
          </table:table-cell>
          <table:table-cell office:value-type="float" office:value="162.15" calcext:value-type="float">
            <text:p>162.15</text:p>
          </table:table-cell>
          <table:table-cell office:value-type="float" office:value="170.02" calcext:value-type="float">
            <text:p>170.02</text:p>
          </table:table-cell>
          <table:table-cell office:value-type="float" office:value="177.96" calcext:value-type="float">
            <text:p>177.96</text:p>
          </table:table-cell>
          <table:table-cell office:value-type="float" office:value="188.49" calcext:value-type="float">
            <text:p>188.49</text:p>
          </table:table-cell>
          <table:table-cell office:value-type="float" office:value="198.89" calcext:value-type="float">
            <text:p>198.89</text:p>
          </table:table-cell>
          <table:table-cell office:value-type="float" office:value="219.08" calcext:value-type="float">
            <text:p>219.08</text:p>
          </table:table-cell>
          <table:table-cell office:value-type="float" office:value="242.38" calcext:value-type="float">
            <text:p>242.38</text:p>
          </table:table-cell>
          <table:table-cell office:value-type="float" office:value="266.77" calcext:value-type="float">
            <text:p>266.77</text:p>
          </table:table-cell>
          <table:table-cell office:value-type="float" office:value="283.17" calcext:value-type="float">
            <text:p>283.17</text:p>
          </table:table-cell>
          <table:table-cell office:value-type="float" office:value="291.07" calcext:value-type="float">
            <text:p>291.07</text:p>
          </table:table-cell>
          <table:table-cell office:value-type="float" office:value="304.79" calcext:value-type="float">
            <text:p>304.79</text:p>
          </table:table-cell>
          <table:table-cell office:value-type="float" office:value="324.24" calcext:value-type="float">
            <text:p>324.24</text:p>
          </table:table-cell>
          <table:table-cell office:value-type="float" office:value="351.86" calcext:value-type="float">
            <text:p>351.86</text:p>
          </table:table-cell>
          <table:table-cell office:value-type="float" office:value="385.87" calcext:value-type="float">
            <text:p>385.87</text:p>
          </table:table-cell>
          <table:table-cell office:value-type="float" office:value="417.95" calcext:value-type="float">
            <text:p>417.95</text:p>
          </table:table-cell>
          <table:table-cell office:value-type="float" office:value="438.46" calcext:value-type="float">
            <text:p>438.46</text:p>
          </table:table-cell>
          <table:table-cell office:value-type="float" office:value="452.26" calcext:value-type="float">
            <text:p>452.26</text:p>
          </table:table-cell>
          <table:table-cell office:value-type="float" office:value="449.83" calcext:value-type="float">
            <text:p>449.83</text:p>
          </table:table-cell>
          <table:table-cell office:value-type="float" office:value="451.87" calcext:value-type="float">
            <text:p>451.87</text:p>
          </table:table-cell>
          <table:table-cell office:value-type="float" office:value="459.88" calcext:value-type="float">
            <text:p>459.88</text:p>
          </table:table-cell>
          <table:table-cell office:value-type="float" office:value="475.74" calcext:value-type="float">
            <text:p>475.74</text:p>
          </table:table-cell>
          <table:table-cell office:value-type="float" office:value="491.47" calcext:value-type="float">
            <text:p>491.47</text:p>
          </table:table-cell>
          <table:table-cell office:value-type="float" office:value="509.46" calcext:value-type="float">
            <text:p>509.46</text:p>
          </table:table-cell>
          <table:table-cell office:value-type="float" office:value="525.32" calcext:value-type="float">
            <text:p>525.32</text:p>
          </table:table-cell>
          <table:table-cell office:value-type="float" office:value="544.62" calcext:value-type="float">
            <text:p>544.62</text:p>
          </table:table-cell>
          <table:table-cell office:value-type="float" office:value="554.51" calcext:value-type="float">
            <text:p>554.51</text:p>
          </table:table-cell>
          <table:table-cell office:value-type="float" office:value="564.11" calcext:value-type="float">
            <text:p>564.11</text:p>
          </table:table-cell>
          <table:table-cell office:value-type="float" office:value="571.84" calcext:value-type="float">
            <text:p>571.84</text:p>
          </table:table-cell>
          <table:table-cell office:value-type="float" office:value="581.25" calcext:value-type="float">
            <text:p>581.25</text:p>
          </table:table-cell>
          <table:table-cell office:value-type="float" office:value="587.32" calcext:value-type="float">
            <text:p>587.32</text:p>
          </table:table-cell>
          <table:table-cell office:value-type="float" office:value="594.48" calcext:value-type="float">
            <text:p>594.48</text:p>
          </table:table-cell>
          <table:table-cell office:value-type="float" office:value="613.13" calcext:value-type="float">
            <text:p>613.13</text:p>
          </table:table-cell>
          <table:table-cell office:value-type="float" office:value="630.47" calcext:value-type="float">
            <text:p>630.47</text:p>
          </table:table-cell>
          <table:table-cell office:value-type="float" office:value="642.09" calcext:value-type="float">
            <text:p>642.09</text:p>
          </table:table-cell>
          <table:table-cell office:value-type="float" office:value="654.68" calcext:value-type="float">
            <text:p>654.68</text:p>
          </table:table-cell>
          <table:table-cell office:value-type="float" office:value="668.62" calcext:value-type="float">
            <text:p>668.62</text:p>
          </table:table-cell>
          <table:table-cell office:value-type="float" office:value="686.91" calcext:value-type="float">
            <text:p>686.91</text:p>
          </table:table-cell>
          <table:table-cell office:value-type="float" office:value="705.99" calcext:value-type="float">
            <text:p>705.99</text:p>
          </table:table-cell>
          <table:table-cell office:value-type="float" office:value="718.4" calcext:value-type="float">
            <text:p>718.4</text:p>
          </table:table-cell>
          <table:table-cell office:value-type="float" office:value="746.63" calcext:value-type="float">
            <text:p>746.63</text:p>
          </table:table-cell>
          <table:table-cell office:value-type="float" office:value="747.92" calcext:value-type="float">
            <text:p>747.92</text:p>
          </table:table-cell>
          <table:table-cell office:value-type="float" office:value="764.4" calcext:value-type="float">
            <text:p>764.4</text:p>
          </table:table-cell>
          <table:table-cell office:value-type="float" office:value="789.05" calcext:value-type="float">
            <text:p>789.05</text:p>
          </table:table-cell>
          <table:table-cell office:value-type="float" office:value="809.12" calcext:value-type="float">
            <text:p>809.12</text:p>
          </table:table-cell>
          <table:table-cell office:value-type="float" office:value="823.27" calcext:value-type="float">
            <text:p>823.27</text:p>
          </table:table-cell>
          <table:table-cell office:value-type="float" office:value="827.69" calcext:value-type="float">
            <text:p>827.69</text:p>
          </table:table-cell>
          <table:table-cell office:value-type="float" office:value="831.97" calcext:value-type="float">
            <text:p>831.97</text:p>
          </table:table-cell>
          <table:table-cell office:value-type="float" office:value="833.19" calcext:value-type="float">
            <text:p>833.19</text:p>
          </table:table-cell>
          <table:table-cell office:value-type="float" office:value="849.49" calcext:value-type="float">
            <text:p>849.49</text:p>
          </table:table-cell>
          <table:table-cell office:value-type="float" office:value="863.14" calcext:value-type="float">
            <text:p>863.14</text:p>
          </table:table-cell>
        </table:table-row>
        <table:table-row table:style-name="ro1">
          <table:table-cell office:value-type="string" calcext:value-type="string">
            <text:p>Septembre</text:p>
          </table:table-cell>
          <table:table-cell office:value-type="float" office:value="102.29" calcext:value-type="float">
            <text:p>102.29</text:p>
          </table:table-cell>
          <table:table-cell office:value-type="float" office:value="112.17" calcext:value-type="float">
            <text:p>112.17</text:p>
          </table:table-cell>
          <table:table-cell office:value-type="float" office:value="111.84" calcext:value-type="float">
            <text:p>111.84</text:p>
          </table:table-cell>
          <table:table-cell office:value-type="float" office:value="122.15" calcext:value-type="float">
            <text:p>122.15</text:p>
          </table:table-cell>
          <table:table-cell office:value-type="float" office:value="123.19" calcext:value-type="float">
            <text:p>123.19</text:p>
          </table:table-cell>
          <table:table-cell office:value-type="float" office:value="122.91" calcext:value-type="float">
            <text:p>122.91</text:p>
          </table:table-cell>
          <table:table-cell office:value-type="float" office:value="124.26" calcext:value-type="float">
            <text:p>124.26</text:p>
          </table:table-cell>
          <table:table-cell office:value-type="float" office:value="123.87" calcext:value-type="float">
            <text:p>123.87</text:p>
          </table:table-cell>
          <table:table-cell office:value-type="float" office:value="123.89" calcext:value-type="float">
            <text:p>123.89</text:p>
          </table:table-cell>
          <table:table-cell office:value-type="float" office:value="131.57" calcext:value-type="float">
            <text:p>131.57</text:p>
          </table:table-cell>
          <table:table-cell office:value-type="float" office:value="131.4" calcext:value-type="float">
            <text:p>131.4</text:p>
          </table:table-cell>
          <table:table-cell office:value-type="float" office:value="132.31" calcext:value-type="float">
            <text:p>132.31</text:p>
          </table:table-cell>
          <table:table-cell office:value-type="float" office:value="132.64" calcext:value-type="float">
            <text:p>132.64</text:p>
          </table:table-cell>
          <table:table-cell office:value-type="float" office:value="132.87" calcext:value-type="float">
            <text:p>132.87</text:p>
          </table:table-cell>
          <table:table-cell office:value-type="float" office:value="134.57" calcext:value-type="float">
            <text:p>134.57</text:p>
          </table:table-cell>
          <table:table-cell office:value-type="float" office:value="139.4" calcext:value-type="float">
            <text:p>139.4</text:p>
          </table:table-cell>
          <table:table-cell office:value-type="float" office:value="144.01" calcext:value-type="float">
            <text:p>144.01</text:p>
          </table:table-cell>
          <table:table-cell office:value-type="float" office:value="147.81" calcext:value-type="float">
            <text:p>147.81</text:p>
          </table:table-cell>
          <table:table-cell office:value-type="float" office:value="151.46" calcext:value-type="float">
            <text:p>151.46</text:p>
          </table:table-cell>
          <table:table-cell office:value-type="float" office:value="156.66" calcext:value-type="float">
            <text:p>156.66</text:p>
          </table:table-cell>
          <table:table-cell office:value-type="float" office:value="158.68" calcext:value-type="float">
            <text:p>158.68</text:p>
          </table:table-cell>
          <table:table-cell office:value-type="float" office:value="162.41" calcext:value-type="float">
            <text:p>162.41</text:p>
          </table:table-cell>
          <table:table-cell office:value-type="float" office:value="170.7" calcext:value-type="float">
            <text:p>170.7</text:p>
          </table:table-cell>
          <table:table-cell office:value-type="float" office:value="178.78" calcext:value-type="float">
            <text:p>178.78</text:p>
          </table:table-cell>
          <table:table-cell office:value-type="float" office:value="189.32" calcext:value-type="float">
            <text:p>189.32</text:p>
          </table:table-cell>
          <table:table-cell office:value-type="float" office:value="199.32" calcext:value-type="float">
            <text:p>199.32</text:p>
          </table:table-cell>
          <table:table-cell office:value-type="float" office:value="220.37" calcext:value-type="float">
            <text:p>220.37</text:p>
          </table:table-cell>
          <table:table-cell office:value-type="float" office:value="244.21" calcext:value-type="float">
            <text:p>244.21</text:p>
          </table:table-cell>
          <table:table-cell office:value-type="float" office:value="267.05" calcext:value-type="float">
            <text:p>267.05</text:p>
          </table:table-cell>
          <table:table-cell office:value-type="float" office:value="282.56" calcext:value-type="float">
            <text:p>282.56</text:p>
          </table:table-cell>
          <table:table-cell office:value-type="float" office:value="291.59" calcext:value-type="float">
            <text:p>291.59</text:p>
          </table:table-cell>
          <table:table-cell office:value-type="float" office:value="306.47" calcext:value-type="float">
            <text:p>306.47</text:p>
          </table:table-cell>
          <table:table-cell office:value-type="float" office:value="324.51" calcext:value-type="float">
            <text:p>324.51</text:p>
          </table:table-cell>
          <table:table-cell office:value-type="float" office:value="354.89" calcext:value-type="float">
            <text:p>354.89</text:p>
          </table:table-cell>
          <table:table-cell office:value-type="float" office:value="388.7" calcext:value-type="float">
            <text:p>388.7</text:p>
          </table:table-cell>
          <table:table-cell office:value-type="float" office:value="421.98" calcext:value-type="float">
            <text:p>421.98</text:p>
          </table:table-cell>
          <table:table-cell office:value-type="float" office:value="438.34" calcext:value-type="float">
            <text:p>438.34</text:p>
          </table:table-cell>
          <table:table-cell office:value-type="float" office:value="452.22" calcext:value-type="float">
            <text:p>452.22</text:p>
          </table:table-cell>
          <table:table-cell office:value-type="float" office:value="451" calcext:value-type="float">
            <text:p>451</text:p>
          </table:table-cell>
          <table:table-cell office:value-type="float" office:value="452.48" calcext:value-type="float">
            <text:p>452.48</text:p>
          </table:table-cell>
          <table:table-cell office:value-type="float" office:value="460.53" calcext:value-type="float">
            <text:p>460.53</text:p>
          </table:table-cell>
          <table:table-cell office:value-type="float" office:value="477.08" calcext:value-type="float">
            <text:p>477.08</text:p>
          </table:table-cell>
          <table:table-cell office:value-type="float" office:value="494.59" calcext:value-type="float">
            <text:p>494.59</text:p>
          </table:table-cell>
          <table:table-cell office:value-type="float" office:value="510.64" calcext:value-type="float">
            <text:p>510.64</text:p>
          </table:table-cell>
          <table:table-cell office:value-type="float" office:value="525.96" calcext:value-type="float">
            <text:p>525.96</text:p>
          </table:table-cell>
          <table:table-cell office:value-type="float" office:value="545.26" calcext:value-type="float">
            <text:p>545.26</text:p>
          </table:table-cell>
          <table:table-cell office:value-type="float" office:value="556.23" calcext:value-type="float">
            <text:p>556.23</text:p>
          </table:table-cell>
          <table:table-cell office:value-type="float" office:value="564.85" calcext:value-type="float">
            <text:p>564.85</text:p>
          </table:table-cell>
          <table:table-cell office:value-type="float" office:value="572.43" calcext:value-type="float">
            <text:p>572.43</text:p>
          </table:table-cell>
          <table:table-cell office:value-type="float" office:value="582.97" calcext:value-type="float">
            <text:p>582.97</text:p>
          </table:table-cell>
          <table:table-cell office:value-type="float" office:value="586.81" calcext:value-type="float">
            <text:p>586.81</text:p>
          </table:table-cell>
          <table:table-cell office:value-type="float" office:value="595.97" calcext:value-type="float">
            <text:p>595.97</text:p>
          </table:table-cell>
          <table:table-cell office:value-type="float" office:value="616.34" calcext:value-type="float">
            <text:p>616.34</text:p>
          </table:table-cell>
          <table:table-cell office:value-type="float" office:value="631.218222" calcext:value-type="float">
            <text:p>631.218222</text:p>
          </table:table-cell>
          <table:table-cell office:value-type="float" office:value="643.98" calcext:value-type="float">
            <text:p>643.98</text:p>
          </table:table-cell>
          <table:table-cell office:value-type="float" office:value="657.6" calcext:value-type="float">
            <text:p>657.6</text:p>
          </table:table-cell>
          <table:table-cell office:value-type="float" office:value="669.77" calcext:value-type="float">
            <text:p>669.77</text:p>
          </table:table-cell>
          <table:table-cell office:value-type="float" office:value="689.08" calcext:value-type="float">
            <text:p>689.08</text:p>
          </table:table-cell>
          <table:table-cell office:value-type="float" office:value="705.31" calcext:value-type="float">
            <text:p>705.31</text:p>
          </table:table-cell>
          <table:table-cell office:value-type="float" office:value="719.15" calcext:value-type="float">
            <text:p>719.15</text:p>
          </table:table-cell>
          <table:table-cell office:value-type="float" office:value="747.45" calcext:value-type="float">
            <text:p>747.45</text:p>
          </table:table-cell>
          <table:table-cell office:value-type="float" office:value="747.11" calcext:value-type="float">
            <text:p>747.11</text:p>
          </table:table-cell>
          <table:table-cell office:value-type="float" office:value="764.61" calcext:value-type="float">
            <text:p>764.61</text:p>
          </table:table-cell>
          <table:table-cell office:value-type="float" office:value="789.87" calcext:value-type="float">
            <text:p>789.87</text:p>
          </table:table-cell>
          <table:table-cell office:value-type="float" office:value="812.59" calcext:value-type="float">
            <text:p>812.59</text:p>
          </table:table-cell>
          <table:table-cell office:value-type="float" office:value="824.7" calcext:value-type="float">
            <text:p>824.7</text:p>
          </table:table-cell>
          <table:table-cell office:value-type="float" office:value="826.94" calcext:value-type="float">
            <text:p>826.94</text:p>
          </table:table-cell>
          <table:table-cell office:value-type="float" office:value="830.61" calcext:value-type="float">
            <text:p>830.61</text:p>
          </table:table-cell>
          <table:table-cell office:value-type="float" office:value="833.61" calcext:value-type="float">
            <text:p>833.61</text:p>
          </table:table-cell>
          <table:table-cell office:value-type="float" office:value="848.17" calcext:value-type="float">
            <text:p>848.17</text:p>
          </table:table-cell>
          <table:table-cell office:value-type="float" office:value="865.13" calcext:value-type="float">
            <text:p>865.13</text:p>
          </table:table-cell>
        </table:table-row>
        <table:table-row table:style-name="ro1">
          <table:table-cell office:value-type="string" calcext:value-type="string">
            <text:p>Octobre</text:p>
          </table:table-cell>
          <table:table-cell office:value-type="float" office:value="101.26" calcext:value-type="float">
            <text:p>101.26</text:p>
          </table:table-cell>
          <table:table-cell office:value-type="float" office:value="110.37" calcext:value-type="float">
            <text:p>110.37</text:p>
          </table:table-cell>
          <table:table-cell office:value-type="float" office:value="114.03" calcext:value-type="float">
            <text:p>114.03</text:p>
          </table:table-cell>
          <table:table-cell office:value-type="float" office:value="121.34" calcext:value-type="float">
            <text:p>121.34</text:p>
          </table:table-cell>
          <table:table-cell office:value-type="float" office:value="123.01" calcext:value-type="float">
            <text:p>123.01</text:p>
          </table:table-cell>
          <table:table-cell office:value-type="float" office:value="122.63" calcext:value-type="float">
            <text:p>122.63</text:p>
          </table:table-cell>
          <table:table-cell office:value-type="float" office:value="124.36" calcext:value-type="float">
            <text:p>124.36</text:p>
          </table:table-cell>
          <table:table-cell office:value-type="float" office:value="123.77" calcext:value-type="float">
            <text:p>123.77</text:p>
          </table:table-cell>
          <table:table-cell office:value-type="float" office:value="124.12" calcext:value-type="float">
            <text:p>124.12</text:p>
          </table:table-cell>
          <table:table-cell office:value-type="float" office:value="131.16" calcext:value-type="float">
            <text:p>131.16</text:p>
          </table:table-cell>
          <table:table-cell office:value-type="float" office:value="130.86" calcext:value-type="float">
            <text:p>130.86</text:p>
          </table:table-cell>
          <table:table-cell office:value-type="float" office:value="131.37" calcext:value-type="float">
            <text:p>131.37</text:p>
          </table:table-cell>
          <table:table-cell office:value-type="float" office:value="132.28" calcext:value-type="float">
            <text:p>132.28</text:p>
          </table:table-cell>
          <table:table-cell office:value-type="float" office:value="132.53" calcext:value-type="float">
            <text:p>132.53</text:p>
          </table:table-cell>
          <table:table-cell office:value-type="float" office:value="133.49" calcext:value-type="float">
            <text:p>133.49</text:p>
          </table:table-cell>
          <table:table-cell office:value-type="float" office:value="138.72" calcext:value-type="float">
            <text:p>138.72</text:p>
          </table:table-cell>
          <table:table-cell office:value-type="float" office:value="142.63" calcext:value-type="float">
            <text:p>142.63</text:p>
          </table:table-cell>
          <table:table-cell office:value-type="float" office:value="147.41" calcext:value-type="float">
            <text:p>147.41</text:p>
          </table:table-cell>
          <table:table-cell office:value-type="float" office:value="151.12" calcext:value-type="float">
            <text:p>151.12</text:p>
          </table:table-cell>
          <table:table-cell office:value-type="float" office:value="155.91" calcext:value-type="float">
            <text:p>155.91</text:p>
          </table:table-cell>
          <table:table-cell office:value-type="float" office:value="159.41" calcext:value-type="float">
            <text:p>159.41</text:p>
          </table:table-cell>
          <table:table-cell office:value-type="float" office:value="162.53" calcext:value-type="float">
            <text:p>162.53</text:p>
          </table:table-cell>
          <table:table-cell office:value-type="float" office:value="171.24" calcext:value-type="float">
            <text:p>171.24</text:p>
          </table:table-cell>
          <table:table-cell office:value-type="float" office:value="179.96" calcext:value-type="float">
            <text:p>179.96</text:p>
          </table:table-cell>
          <table:table-cell office:value-type="float" office:value="190.23" calcext:value-type="float">
            <text:p>190.23</text:p>
          </table:table-cell>
          <table:table-cell office:value-type="float" office:value="200.71" calcext:value-type="float">
            <text:p>200.71</text:p>
          </table:table-cell>
          <table:table-cell office:value-type="float" office:value="222.48" calcext:value-type="float">
            <text:p>222.48</text:p>
          </table:table-cell>
          <table:table-cell office:value-type="float" office:value="248.03" calcext:value-type="float">
            <text:p>248.03</text:p>
          </table:table-cell>
          <table:table-cell office:value-type="float" office:value="269.14" calcext:value-type="float">
            <text:p>269.14</text:p>
          </table:table-cell>
          <table:table-cell office:value-type="float" office:value="283.8" calcext:value-type="float">
            <text:p>283.8</text:p>
          </table:table-cell>
          <table:table-cell office:value-type="float" office:value="293.2" calcext:value-type="float">
            <text:p>293.2</text:p>
          </table:table-cell>
          <table:table-cell office:value-type="float" office:value="308.46" calcext:value-type="float">
            <text:p>308.46</text:p>
          </table:table-cell>
          <table:table-cell office:value-type="float" office:value="326.99" calcext:value-type="float">
            <text:p>326.99</text:p>
          </table:table-cell>
          <table:table-cell office:value-type="float" office:value="355.84" calcext:value-type="float">
            <text:p>355.84</text:p>
          </table:table-cell>
          <table:table-cell office:value-type="float" office:value="392.86" calcext:value-type="float">
            <text:p>392.86</text:p>
          </table:table-cell>
          <table:table-cell office:value-type="float" office:value="425.82" calcext:value-type="float">
            <text:p>425.82</text:p>
          </table:table-cell>
          <table:table-cell office:value-type="float" office:value="441.12" calcext:value-type="float">
            <text:p>441.12</text:p>
          </table:table-cell>
          <table:table-cell office:value-type="float" office:value="456.03" calcext:value-type="float">
            <text:p>456.03</text:p>
          </table:table-cell>
          <table:table-cell office:value-type="float" office:value="451.57" calcext:value-type="float">
            <text:p>451.57</text:p>
          </table:table-cell>
          <table:table-cell office:value-type="float" office:value="452.52" calcext:value-type="float">
            <text:p>452.52</text:p>
          </table:table-cell>
          <table:table-cell office:value-type="float" office:value="461.53" calcext:value-type="float">
            <text:p>461.53</text:p>
          </table:table-cell>
          <table:table-cell office:value-type="float" office:value="479.73" calcext:value-type="float">
            <text:p>479.73</text:p>
          </table:table-cell>
          <table:table-cell office:value-type="float" office:value="499.74" calcext:value-type="float">
            <text:p>499.74</text:p>
          </table:table-cell>
          <table:table-cell office:value-type="float" office:value="512.07" calcext:value-type="float">
            <text:p>512.07</text:p>
          </table:table-cell>
          <table:table-cell office:value-type="float" office:value="528.42" calcext:value-type="float">
            <text:p>528.42</text:p>
          </table:table-cell>
          <table:table-cell office:value-type="float" office:value="546.88" calcext:value-type="float">
            <text:p>546.88</text:p>
          </table:table-cell>
          <table:table-cell office:value-type="float" office:value="557.22" calcext:value-type="float">
            <text:p>557.22</text:p>
          </table:table-cell>
          <table:table-cell office:value-type="float" office:value="565.74" calcext:value-type="float">
            <text:p>565.74</text:p>
          </table:table-cell>
          <table:table-cell office:value-type="float" office:value="574.25" calcext:value-type="float">
            <text:p>574.25</text:p>
          </table:table-cell>
          <table:table-cell office:value-type="float" office:value="584.46" calcext:value-type="float">
            <text:p>584.46</text:p>
          </table:table-cell>
          <table:table-cell office:value-type="float" office:value="587.27" calcext:value-type="float">
            <text:p>587.27</text:p>
          </table:table-cell>
          <table:table-cell office:value-type="float" office:value="597.6829656" calcext:value-type="float">
            <text:p>597.6829656</text:p>
          </table:table-cell>
          <table:table-cell office:value-type="float" office:value="618.28" calcext:value-type="float">
            <text:p>618.28</text:p>
          </table:table-cell>
          <table:table-cell office:value-type="float" office:value="632.31" calcext:value-type="float">
            <text:p>632.31</text:p>
          </table:table-cell>
          <table:table-cell office:value-type="float" office:value="646.33" calcext:value-type="float">
            <text:p>646.33</text:p>
          </table:table-cell>
          <table:table-cell office:value-type="float" office:value="657.2" calcext:value-type="float">
            <text:p>657.2</text:p>
          </table:table-cell>
          <table:table-cell office:value-type="float" office:value="672.4" calcext:value-type="float">
            <text:p>672.4</text:p>
          </table:table-cell>
          <table:table-cell office:value-type="float" office:value="692.97" calcext:value-type="float">
            <text:p>692.97</text:p>
          </table:table-cell>
          <table:table-cell office:value-type="float" office:value="703.53" calcext:value-type="float">
            <text:p>703.53</text:p>
          </table:table-cell>
          <table:table-cell office:value-type="float" office:value="723.25" calcext:value-type="float">
            <text:p>723.25</text:p>
          </table:table-cell>
          <table:table-cell office:value-type="float" office:value="746.29" calcext:value-type="float">
            <text:p>746.29</text:p>
          </table:table-cell>
          <table:table-cell office:value-type="float" office:value="746.43" calcext:value-type="float">
            <text:p>746.43</text:p>
          </table:table-cell>
          <table:table-cell office:value-type="float" office:value="765.42" calcext:value-type="float">
            <text:p>765.42</text:p>
          </table:table-cell>
          <table:table-cell office:value-type="float" office:value="791.02" calcext:value-type="float">
            <text:p>791.02</text:p>
          </table:table-cell>
          <table:table-cell office:value-type="float" office:value="813.61" calcext:value-type="float">
            <text:p>813.61</text:p>
          </table:table-cell>
          <table:table-cell office:value-type="float" office:value="823" calcext:value-type="float">
            <text:p>823</text:p>
          </table:table-cell>
          <table:table-cell office:value-type="float" office:value="825.04" calcext:value-type="float">
            <text:p>825.04</text:p>
          </table:table-cell>
          <table:table-cell office:value-type="float" office:value="829.12" calcext:value-type="float">
            <text:p>829.12</text:p>
          </table:table-cell>
          <table:table-cell office:value-type="float" office:value="833.36" calcext:value-type="float">
            <text:p>833.36</text:p>
          </table:table-cell>
          <table:table-cell office:value-type="float" office:value="849.08" calcext:value-type="float">
            <text:p>849.08</text:p>
          </table:table-cell>
          <table:table-cell office:value-type="string" calcext:value-type="string">
            <office:annotation draw:style-name="gr7" draw:text-style-name="P2" svg:width="82.18pt" svg:height="50.49pt" svg:x="4625.01pt" svg:y="162.26pt" draw:caption-point-x="-17.29pt" draw:caption-point-y="42.8pt">
              <dc:date>2018-11-03T00:00:00</dc:date>
              <text:p text:style-name="P1">(-) Valeur manquante par défaut</text:p>
              <text:p text:style-name="P1"/>
            </office:annotation>
            <text:p>-</text:p>
          </table:table-cell>
        </table:table-row>
        <table:table-row table:style-name="ro1">
          <table:table-cell office:value-type="string" calcext:value-type="string">
            <text:p>Novembre</text:p>
          </table:table-cell>
          <table:table-cell office:value-type="float" office:value="101.09" calcext:value-type="float">
            <text:p>101.09</text:p>
          </table:table-cell>
          <table:table-cell office:value-type="float" office:value="109.87" calcext:value-type="float">
            <text:p>109.87</text:p>
          </table:table-cell>
          <table:table-cell office:value-type="float" office:value="114.76" calcext:value-type="float">
            <text:p>114.76</text:p>
          </table:table-cell>
          <table:table-cell office:value-type="float" office:value="121.44" calcext:value-type="float">
            <text:p>121.44</text:p>
          </table:table-cell>
          <table:table-cell office:value-type="float" office:value="122.88" calcext:value-type="float">
            <text:p>122.88</text:p>
          </table:table-cell>
          <table:table-cell office:value-type="float" office:value="122.83" calcext:value-type="float">
            <text:p>122.83</text:p>
          </table:table-cell>
          <table:table-cell office:value-type="float" office:value="124.11" calcext:value-type="float">
            <text:p>124.11</text:p>
          </table:table-cell>
          <table:table-cell office:value-type="float" office:value="123.96" calcext:value-type="float">
            <text:p>123.96</text:p>
          </table:table-cell>
          <table:table-cell office:value-type="float" office:value="126.34" calcext:value-type="float">
            <text:p>126.34</text:p>
          </table:table-cell>
          <table:table-cell office:value-type="float" office:value="131.46" calcext:value-type="float">
            <text:p>131.46</text:p>
          </table:table-cell>
          <table:table-cell office:value-type="float" office:value="131" calcext:value-type="float">
            <text:p>131</text:p>
          </table:table-cell>
          <table:table-cell office:value-type="float" office:value="131.49" calcext:value-type="float">
            <text:p>131.49</text:p>
          </table:table-cell>
          <table:table-cell office:value-type="float" office:value="132.44" calcext:value-type="float">
            <text:p>132.44</text:p>
          </table:table-cell>
          <table:table-cell office:value-type="float" office:value="132.78" calcext:value-type="float">
            <text:p>132.78</text:p>
          </table:table-cell>
          <table:table-cell office:value-type="float" office:value="133.83" calcext:value-type="float">
            <text:p>133.83</text:p>
          </table:table-cell>
          <table:table-cell office:value-type="float" office:value="139.11" calcext:value-type="float">
            <text:p>139.11</text:p>
          </table:table-cell>
          <table:table-cell office:value-type="float" office:value="142.69" calcext:value-type="float">
            <text:p>142.69</text:p>
          </table:table-cell>
          <table:table-cell office:value-type="float" office:value="147.6" calcext:value-type="float">
            <text:p>147.6</text:p>
          </table:table-cell>
          <table:table-cell office:value-type="float" office:value="151.42" calcext:value-type="float">
            <text:p>151.42</text:p>
          </table:table-cell>
          <table:table-cell office:value-type="float" office:value="156.44" calcext:value-type="float">
            <text:p>156.44</text:p>
          </table:table-cell>
          <table:table-cell office:value-type="float" office:value="159.65" calcext:value-type="float">
            <text:p>159.65</text:p>
          </table:table-cell>
          <table:table-cell office:value-type="float" office:value="163.05" calcext:value-type="float">
            <text:p>163.05</text:p>
          </table:table-cell>
          <table:table-cell office:value-type="float" office:value="171.54" calcext:value-type="float">
            <text:p>171.54</text:p>
          </table:table-cell>
          <table:table-cell office:value-type="float" office:value="180.71" calcext:value-type="float">
            <text:p>180.71</text:p>
          </table:table-cell>
          <table:table-cell office:value-type="float" office:value="191.27" calcext:value-type="float">
            <text:p>191.27</text:p>
          </table:table-cell>
          <table:table-cell office:value-type="float" office:value="201.97" calcext:value-type="float">
            <text:p>201.97</text:p>
          </table:table-cell>
          <table:table-cell office:value-type="float" office:value="225.01" calcext:value-type="float">
            <text:p>225.01</text:p>
          </table:table-cell>
          <table:table-cell office:value-type="float" office:value="249.99" calcext:value-type="float">
            <text:p>249.99</text:p>
          </table:table-cell>
          <table:table-cell office:value-type="float" office:value="270.86" calcext:value-type="float">
            <text:p>270.86</text:p>
          </table:table-cell>
          <table:table-cell office:value-type="float" office:value="285.17" calcext:value-type="float">
            <text:p>285.17</text:p>
          </table:table-cell>
          <table:table-cell office:value-type="float" office:value="294.17" calcext:value-type="float">
            <text:p>294.17</text:p>
          </table:table-cell>
          <table:table-cell office:value-type="float" office:value="310.47" calcext:value-type="float">
            <text:p>310.47</text:p>
          </table:table-cell>
          <table:table-cell office:value-type="float" office:value="330.03" calcext:value-type="float">
            <text:p>330.03</text:p>
          </table:table-cell>
          <table:table-cell office:value-type="float" office:value="358.06" calcext:value-type="float">
            <text:p>358.06</text:p>
          </table:table-cell>
          <table:table-cell office:value-type="float" office:value="396.59" calcext:value-type="float">
            <text:p>396.59</text:p>
          </table:table-cell>
          <table:table-cell office:value-type="float" office:value="427.96" calcext:value-type="float">
            <text:p>427.96</text:p>
          </table:table-cell>
          <table:table-cell office:value-type="float" office:value="441.47" calcext:value-type="float">
            <text:p>441.47</text:p>
          </table:table-cell>
          <table:table-cell office:value-type="float" office:value="457.15" calcext:value-type="float">
            <text:p>457.15</text:p>
          </table:table-cell>
          <table:table-cell office:value-type="float" office:value="451.65" calcext:value-type="float">
            <text:p>451.65</text:p>
          </table:table-cell>
          <table:table-cell office:value-type="float" office:value="453.47" calcext:value-type="float">
            <text:p>453.47</text:p>
          </table:table-cell>
          <table:table-cell office:value-type="float" office:value="462.92" calcext:value-type="float">
            <text:p>462.92</text:p>
          </table:table-cell>
          <table:table-cell office:value-type="float" office:value="480.59" calcext:value-type="float">
            <text:p>480.59</text:p>
          </table:table-cell>
          <table:table-cell office:value-type="float" office:value="502.3" calcext:value-type="float">
            <text:p>502.3</text:p>
          </table:table-cell>
          <table:table-cell office:value-type="float" office:value="515.08" calcext:value-type="float">
            <text:p>515.08</text:p>
          </table:table-cell>
          <table:table-cell office:value-type="float" office:value="530.09" calcext:value-type="float">
            <text:p>530.09</text:p>
          </table:table-cell>
          <table:table-cell office:value-type="float" office:value="548.75" calcext:value-type="float">
            <text:p>548.75</text:p>
          </table:table-cell>
          <table:table-cell office:value-type="float" office:value="558.6" calcext:value-type="float">
            <text:p>558.6</text:p>
          </table:table-cell>
          <table:table-cell office:value-type="float" office:value="565.93" calcext:value-type="float">
            <text:p>565.93</text:p>
          </table:table-cell>
          <table:table-cell office:value-type="float" office:value="576.81" calcext:value-type="float">
            <text:p>576.81</text:p>
          </table:table-cell>
          <table:table-cell office:value-type="float" office:value="585.03" calcext:value-type="float">
            <text:p>585.03</text:p>
          </table:table-cell>
          <table:table-cell office:value-type="float" office:value="587.61" calcext:value-type="float">
            <text:p>587.61</text:p>
          </table:table-cell>
          <table:table-cell office:value-type="float" office:value="598.1980122" calcext:value-type="float">
            <text:p>598.1980122</text:p>
          </table:table-cell>
          <table:table-cell office:value-type="float" office:value="620.06" calcext:value-type="float">
            <text:p>620.06</text:p>
          </table:table-cell>
          <table:table-cell office:value-type="float" office:value="633.22" calcext:value-type="float">
            <text:p>633.22</text:p>
          </table:table-cell>
          <table:table-cell office:value-type="float" office:value="646.9" calcext:value-type="float">
            <text:p>646.9</text:p>
          </table:table-cell>
          <table:table-cell office:value-type="float" office:value="658.8" calcext:value-type="float">
            <text:p>658.8</text:p>
          </table:table-cell>
          <table:table-cell office:value-type="float" office:value="673.94" calcext:value-type="float">
            <text:p>673.94</text:p>
          </table:table-cell>
          <table:table-cell office:value-type="float" office:value="690.68" calcext:value-type="float">
            <text:p>690.68</text:p>
          </table:table-cell>
          <table:table-cell office:value-type="float" office:value="704.28" calcext:value-type="float">
            <text:p>704.28</text:p>
          </table:table-cell>
          <table:table-cell office:value-type="float" office:value="725.97" calcext:value-type="float">
            <text:p>725.97</text:p>
          </table:table-cell>
          <table:table-cell office:value-type="float" office:value="740.02" calcext:value-type="float">
            <text:p>740.02</text:p>
          </table:table-cell>
          <table:table-cell office:value-type="float" office:value="749.42" calcext:value-type="float">
            <text:p>749.42</text:p>
          </table:table-cell>
          <table:table-cell office:value-type="float" office:value="766.51" calcext:value-type="float">
            <text:p>766.51</text:p>
          </table:table-cell>
          <table:table-cell office:value-type="float" office:value="793.54" calcext:value-type="float">
            <text:p>793.54</text:p>
          </table:table-cell>
          <table:table-cell office:value-type="float" office:value="813.07" calcext:value-type="float">
            <text:p>813.07</text:p>
          </table:table-cell>
          <table:table-cell office:value-type="float" office:value="823" calcext:value-type="float">
            <text:p>823</text:p>
          </table:table-cell>
          <table:table-cell office:value-type="float" office:value="823.14" calcext:value-type="float">
            <text:p>823.14</text:p>
          </table:table-cell>
          <table:table-cell office:value-type="float" office:value="829.66" calcext:value-type="float">
            <text:p>829.66</text:p>
          </table:table-cell>
          <table:table-cell office:value-type="float" office:value="834.02" calcext:value-type="float">
            <text:p>834.02</text:p>
          </table:table-cell>
          <table:table-cell office:value-type="float" office:value="846.76" calcext:value-type="float">
            <text:p>846.76</text:p>
          </table:table-cell>
          <table:table-cell office:value-type="string" calcext:value-type="string">
            <office:annotation draw:style-name="gr7" draw:text-style-name="P2" svg:width="82.18pt" svg:height="50.49pt" svg:x="4625.01pt" svg:y="175.07pt" draw:caption-point-x="-17.29pt" draw:caption-point-y="42.8pt">
              <dc:date>2018-11-03T00:00:00</dc:date>
              <text:p text:style-name="P1">(-) Valeur manquante par défaut</text:p>
              <text:p text:style-name="P1"/>
            </office:annotation>
            <text:p>-</text:p>
          </table:table-cell>
        </table:table-row>
        <table:table-row table:style-name="ro1">
          <table:table-cell office:value-type="string" calcext:value-type="string">
            <text:p>Décembre</text:p>
          </table:table-cell>
          <table:table-cell office:value-type="float" office:value="101.13" calcext:value-type="float">
            <text:p>101.13</text:p>
          </table:table-cell>
          <table:table-cell office:value-type="float" office:value="110.83" calcext:value-type="float">
            <text:p>110.83</text:p>
          </table:table-cell>
          <table:table-cell office:value-type="float" office:value="114.88" calcext:value-type="float">
            <text:p>114.88</text:p>
          </table:table-cell>
          <table:table-cell office:value-type="float" office:value="121.53" calcext:value-type="float">
            <text:p>121.53</text:p>
          </table:table-cell>
          <table:table-cell office:value-type="float" office:value="122.63" calcext:value-type="float">
            <text:p>122.63</text:p>
          </table:table-cell>
          <table:table-cell office:value-type="float" office:value="122.88" calcext:value-type="float">
            <text:p>122.88</text:p>
          </table:table-cell>
          <table:table-cell office:value-type="float" office:value="124.32" calcext:value-type="float">
            <text:p>124.32</text:p>
          </table:table-cell>
          <table:table-cell office:value-type="float" office:value="124.01" calcext:value-type="float">
            <text:p>124.01</text:p>
          </table:table-cell>
          <table:table-cell office:value-type="float" office:value="126.93" calcext:value-type="float">
            <text:p>126.93</text:p>
          </table:table-cell>
          <table:table-cell office:value-type="float" office:value="131.63" calcext:value-type="float">
            <text:p>131.63</text:p>
          </table:table-cell>
          <table:table-cell office:value-type="float" office:value="131.04" calcext:value-type="float">
            <text:p>131.04</text:p>
          </table:table-cell>
          <table:table-cell office:value-type="float" office:value="131.67" calcext:value-type="float">
            <text:p>131.67</text:p>
          </table:table-cell>
          <table:table-cell office:value-type="float" office:value="132.56" calcext:value-type="float">
            <text:p>132.56</text:p>
          </table:table-cell>
          <table:table-cell office:value-type="float" office:value="133.09" calcext:value-type="float">
            <text:p>133.09</text:p>
          </table:table-cell>
          <table:table-cell office:value-type="float" office:value="134.19" calcext:value-type="float">
            <text:p>134.19</text:p>
          </table:table-cell>
          <table:table-cell office:value-type="float" office:value="139.45" calcext:value-type="float">
            <text:p>139.45</text:p>
          </table:table-cell>
          <table:table-cell office:value-type="float" office:value="143.42" calcext:value-type="float">
            <text:p>143.42</text:p>
          </table:table-cell>
          <table:table-cell office:value-type="float" office:value="149.72" calcext:value-type="float">
            <text:p>149.72</text:p>
          </table:table-cell>
          <table:table-cell office:value-type="float" office:value="152.05" calcext:value-type="float">
            <text:p>152.05</text:p>
          </table:table-cell>
          <table:table-cell office:value-type="float" office:value="156.66" calcext:value-type="float">
            <text:p>156.66</text:p>
          </table:table-cell>
          <table:table-cell office:value-type="float" office:value="160.26" calcext:value-type="float">
            <text:p>160.26</text:p>
          </table:table-cell>
          <table:table-cell office:value-type="float" office:value="164.78" calcext:value-type="float">
            <text:p>164.78</text:p>
          </table:table-cell>
          <table:table-cell office:value-type="float" office:value="171.92" calcext:value-type="float">
            <text:p>171.92</text:p>
          </table:table-cell>
          <table:table-cell office:value-type="float" office:value="181.39" calcext:value-type="float">
            <text:p>181.39</text:p>
          </table:table-cell>
          <table:table-cell office:value-type="float" office:value="192.06" calcext:value-type="float">
            <text:p>192.06</text:p>
          </table:table-cell>
          <table:table-cell office:value-type="float" office:value="203.84" calcext:value-type="float">
            <text:p>203.84</text:p>
          </table:table-cell>
          <table:table-cell office:value-type="float" office:value="226.76" calcext:value-type="float">
            <text:p>226.76</text:p>
          </table:table-cell>
          <table:table-cell office:value-type="float" office:value="251.45" calcext:value-type="float">
            <text:p>251.45</text:p>
          </table:table-cell>
          <table:table-cell office:value-type="float" office:value="272.74" calcext:value-type="float">
            <text:p>272.74</text:p>
          </table:table-cell>
          <table:table-cell office:value-type="float" office:value="284.56" calcext:value-type="float">
            <text:p>284.56</text:p>
          </table:table-cell>
          <table:table-cell office:value-type="float" office:value="294.15" calcext:value-type="float">
            <text:p>294.15</text:p>
          </table:table-cell>
          <table:table-cell office:value-type="float" office:value="311.76" calcext:value-type="float">
            <text:p>311.76</text:p>
          </table:table-cell>
          <table:table-cell office:value-type="float" office:value="333.57" calcext:value-type="float">
            <text:p>333.57</text:p>
          </table:table-cell>
          <table:table-cell office:value-type="float" office:value="360.39" calcext:value-type="float">
            <text:p>360.39</text:p>
          </table:table-cell>
          <table:table-cell office:value-type="float" office:value="397.96" calcext:value-type="float">
            <text:p>397.96</text:p>
          </table:table-cell>
          <table:table-cell office:value-type="float" office:value="429.89" calcext:value-type="float">
            <text:p>429.89</text:p>
          </table:table-cell>
          <table:table-cell office:value-type="float" office:value="439.7" calcext:value-type="float">
            <text:p>439.7</text:p>
          </table:table-cell>
          <table:table-cell office:value-type="float" office:value="457.89" calcext:value-type="float">
            <text:p>457.89</text:p>
          </table:table-cell>
          <table:table-cell office:value-type="float" office:value="451.39" calcext:value-type="float">
            <text:p>451.39</text:p>
          </table:table-cell>
          <table:table-cell office:value-type="float" office:value="454.34" calcext:value-type="float">
            <text:p>454.34</text:p>
          </table:table-cell>
          <table:table-cell office:value-type="float" office:value="463.05" calcext:value-type="float">
            <text:p>463.05</text:p>
          </table:table-cell>
          <table:table-cell office:value-type="float" office:value="481.16" calcext:value-type="float">
            <text:p>481.16</text:p>
          </table:table-cell>
          <table:table-cell office:value-type="float" office:value="502.13" calcext:value-type="float">
            <text:p>502.13</text:p>
          </table:table-cell>
          <table:table-cell office:value-type="float" office:value="515.22" calcext:value-type="float">
            <text:p>515.22</text:p>
          </table:table-cell>
          <table:table-cell office:value-type="float" office:value="530.14" calcext:value-type="float">
            <text:p>530.14</text:p>
          </table:table-cell>
          <table:table-cell office:value-type="float" office:value="549.29" calcext:value-type="float">
            <text:p>549.29</text:p>
          </table:table-cell>
          <table:table-cell office:value-type="float" office:value="559.19" calcext:value-type="float">
            <text:p>559.19</text:p>
          </table:table-cell>
          <table:table-cell office:value-type="float" office:value="566.23" calcext:value-type="float">
            <text:p>566.23</text:p>
          </table:table-cell>
          <table:table-cell office:value-type="float" office:value="576.27" calcext:value-type="float">
            <text:p>576.27</text:p>
          </table:table-cell>
          <table:table-cell office:value-type="float" office:value="584.75" calcext:value-type="float">
            <text:p>584.75</text:p>
          </table:table-cell>
          <table:table-cell office:value-type="float" office:value="587.1" calcext:value-type="float">
            <text:p>587.1</text:p>
          </table:table-cell>
          <table:table-cell office:value-type="float" office:value="600.4871082" calcext:value-type="float">
            <text:p>600.4871082</text:p>
          </table:table-cell>
          <table:table-cell office:value-type="float" office:value="621.32" calcext:value-type="float">
            <text:p>621.32</text:p>
          </table:table-cell>
          <table:table-cell office:value-type="float" office:value="632.02" calcext:value-type="float">
            <text:p>632.02</text:p>
          </table:table-cell>
          <table:table-cell office:value-type="float" office:value="646.15" calcext:value-type="float">
            <text:p>646.15</text:p>
          </table:table-cell>
          <table:table-cell office:value-type="float" office:value="659.49" calcext:value-type="float">
            <text:p>659.49</text:p>
          </table:table-cell>
          <table:table-cell office:value-type="float" office:value="672.74" calcext:value-type="float">
            <text:p>672.74</text:p>
          </table:table-cell>
          <table:table-cell office:value-type="float" office:value="689.84" calcext:value-type="float">
            <text:p>689.84</text:p>
          </table:table-cell>
          <table:table-cell office:value-type="float" office:value="705.37" calcext:value-type="float">
            <text:p>705.37</text:p>
          </table:table-cell>
          <table:table-cell office:value-type="float" office:value="728.22" calcext:value-type="float">
            <text:p>728.22</text:p>
          </table:table-cell>
          <table:table-cell office:value-type="float" office:value="735.66" calcext:value-type="float">
            <text:p>735.66</text:p>
          </table:table-cell>
          <table:table-cell office:value-type="float" office:value="748.4" calcext:value-type="float">
            <text:p>748.4</text:p>
          </table:table-cell>
          <table:table-cell office:value-type="float" office:value="768.96" calcext:value-type="float">
            <text:p>768.96</text:p>
          </table:table-cell>
          <table:table-cell office:value-type="float" office:value="793.13" calcext:value-type="float">
            <text:p>793.13</text:p>
          </table:table-cell>
          <table:table-cell office:value-type="float" office:value="811.16" calcext:value-type="float">
            <text:p>811.16</text:p>
          </table:table-cell>
          <table:table-cell office:value-type="float" office:value="823.61" calcext:value-type="float">
            <text:p>823.61</text:p>
          </table:table-cell>
          <table:table-cell office:value-type="float" office:value="818.11" calcext:value-type="float">
            <text:p>818.11</text:p>
          </table:table-cell>
          <table:table-cell office:value-type="float" office:value="826.81" calcext:value-type="float">
            <text:p>826.81</text:p>
          </table:table-cell>
          <table:table-cell office:value-type="float" office:value="836.01" calcext:value-type="float">
            <text:p>836.01</text:p>
          </table:table-cell>
          <table:table-cell office:value-type="float" office:value="847.26" calcext:value-type="float">
            <text:p>847.26</text:p>
          </table:table-cell>
          <table:table-cell office:value-type="string" calcext:value-type="string">
            <office:annotation draw:style-name="gr7" draw:text-style-name="P2" svg:width="82.18pt" svg:height="50.49pt" svg:x="4625.01pt" svg:y="187.88pt" draw:caption-point-x="-17.29pt" draw:caption-point-y="42.8pt">
              <dc:date>2018-11-03T00:00:00</dc:date>
              <text:p text:style-name="P1">(-) Valeur manquante par défaut</text:p>
              <text:p text:style-name="P1"/>
            </office:annotation>
            <text:p>-</text:p>
          </table:table-cell>
        </table:table-row>
      </table:table>
      <table:table table:name="data" table:style-name="ta1">
        <office:forms form:automatic-focus="false" form:apply-design-mode="false"/>
        <table:table-column table:style-name="co1" table:number-columns-repeated="72" table:default-cell-style-name="Default"/>
        <table:table-row table:style-name="ro1">
          <table:table-cell office:value-type="string" calcext:value-type="string">
            <text:p>E5100 Indices mensuels et annuels (IPCN Base 100 au 1.1.1948) 1948 - 2018</text:p>
          </table:table-cell>
          <table:table-cell table:number-columns-repeated="71"/>
        </table:table-row>
        <table:table-row table:style-name="ro1">
          <table:table-cell office:value-type="string" calcext:value-type="string">
            <text:p>STATEC</text:p>
          </table:table-cell>
          <table:table-cell table:number-columns-repeated="71"/>
        </table:table-row>
        <table:table-row table:style-name="ro1" table:number-rows-repeated="3">
          <table:table-cell table:number-columns-repeated="72"/>
        </table:table-row>
        <table:table-row table:style-name="ro1">
          <table:table-cell office:value-type="string" calcext:value-type="string">
            <text:p>Année</text:p>
          </table:table-cell>
          <table:table-cell office:value-type="string" calcext:value-type="string">
            <text:p>1948</text:p>
          </table:table-cell>
          <table:table-cell office:value-type="string" calcext:value-type="string">
            <text:p>1949</text:p>
          </table:table-cell>
          <table:table-cell office:value-type="string" calcext:value-type="string">
            <text:p>1950</text:p>
          </table:table-cell>
          <table:table-cell office:value-type="string" calcext:value-type="string">
            <text:p>1951</text:p>
          </table:table-cell>
          <table:table-cell office:value-type="string" calcext:value-type="string">
            <text:p>1952</text:p>
          </table:table-cell>
          <table:table-cell office:value-type="string" calcext:value-type="string">
            <text:p>1953</text:p>
          </table:table-cell>
          <table:table-cell office:value-type="string" calcext:value-type="string">
            <text:p>1954</text:p>
          </table:table-cell>
          <table:table-cell office:value-type="string" calcext:value-type="string">
            <text:p>1955</text:p>
          </table:table-cell>
          <table:table-cell office:value-type="string" calcext:value-type="string">
            <text:p>1956</text:p>
          </table:table-cell>
          <table:table-cell office:value-type="string" calcext:value-type="string">
            <text:p>1957</text:p>
          </table:table-cell>
          <table:table-cell office:value-type="string" calcext:value-type="string">
            <text:p>1958</text:p>
          </table:table-cell>
          <table:table-cell office:value-type="string" calcext:value-type="string">
            <text:p>1959</text:p>
          </table:table-cell>
          <table:table-cell office:value-type="string" calcext:value-type="string">
            <text:p>1960</text:p>
          </table:table-cell>
          <table:table-cell office:value-type="string" calcext:value-type="string">
            <text:p>1961</text:p>
          </table:table-cell>
          <table:table-cell office:value-type="string" calcext:value-type="string">
            <text:p>1962</text:p>
          </table:table-cell>
          <table:table-cell office:value-type="string" calcext:value-type="string">
            <text:p>1963</text:p>
          </table:table-cell>
          <table:table-cell office:value-type="string" calcext:value-type="string">
            <text:p>1964</text:p>
          </table:table-cell>
          <table:table-cell office:value-type="string" calcext:value-type="string">
            <text:p>1965</text:p>
          </table:table-cell>
          <table:table-cell office:value-type="string" calcext:value-type="string">
            <text:p>1966</text:p>
          </table:table-cell>
          <table:table-cell office:value-type="string" calcext:value-type="string">
            <text:p>1967</text:p>
          </table:table-cell>
          <table:table-cell office:value-type="string" calcext:value-type="string">
            <text:p>1968</text:p>
          </table:table-cell>
          <table:table-cell office:value-type="string" calcext:value-type="string">
            <text:p>1969</text:p>
          </table:table-cell>
          <table:table-cell office:value-type="string" calcext:value-type="string">
            <text:p>1970</text:p>
          </table:table-cell>
          <table:table-cell office:value-type="string" calcext:value-type="string">
            <text:p>1971</text:p>
          </table:table-cell>
          <table:table-cell office:value-type="string" calcext:value-type="string">
            <text:p>1972</text:p>
          </table:table-cell>
          <table:table-cell office:value-type="string" calcext:value-type="string">
            <text:p>1973</text:p>
          </table:table-cell>
          <table:table-cell office:value-type="string" calcext:value-type="string">
            <text:p>1974</text:p>
          </table:table-cell>
          <table:table-cell office:value-type="string" calcext:value-type="string">
            <text:p>1975</text:p>
          </table:table-cell>
          <table:table-cell office:value-type="string" calcext:value-type="string">
            <text:p>1976</text:p>
          </table:table-cell>
          <table:table-cell office:value-type="string" calcext:value-type="string">
            <text:p>1977</text:p>
          </table:table-cell>
          <table:table-cell office:value-type="string" calcext:value-type="string">
            <text:p>1978</text:p>
          </table:table-cell>
          <table:table-cell office:value-type="string" calcext:value-type="string">
            <text:p>1979</text:p>
          </table:table-cell>
          <table:table-cell office:value-type="string" calcext:value-type="string">
            <text:p>1980</text:p>
          </table:table-cell>
          <table:table-cell office:value-type="string" calcext:value-type="string">
            <text:p>1981</text:p>
          </table:table-cell>
          <table:table-cell office:value-type="string" calcext:value-type="string">
            <text:p>1982</text:p>
          </table:table-cell>
          <table:table-cell office:value-type="string" calcext:value-type="string">
            <text:p>1983</text:p>
          </table:table-cell>
          <table:table-cell office:value-type="string" calcext:value-type="string">
            <text:p>1984</text:p>
          </table:table-cell>
          <table:table-cell office:value-type="string" calcext:value-type="string">
            <text:p>1985</text:p>
          </table:table-cell>
          <table:table-cell office:value-type="string" calcext:value-type="string">
            <text:p>1986</text:p>
          </table:table-cell>
          <table:table-cell office:value-type="string" calcext:value-type="string">
            <office:annotation draw:style-name="gr1" draw:text-style-name="P2" svg:width="82.18pt" svg:height="128.86pt" svg:x="2640.98pt" svg:y="21.46pt" draw:caption-point-x="-17.29pt" draw:caption-point-y="42.8pt">
              <dc:date>2018-11-03T00:00:00</dc:date>
              <text:p text:style-name="P1">À partir de juillet jusqu'en novembre 1987: chiffres corrigés pour tenir compte de la hausse rétroactive du prix de la journée d'hospitalisation.</text:p>
            </office:annotation>
            <text:p>1987</text:p>
          </table:table-cell>
          <table:table-cell office:value-type="string" calcext:value-type="string">
            <text:p>1988</text:p>
          </table:table-cell>
          <table:table-cell office:value-type="string" calcext:value-type="string">
            <text:p>1989</text:p>
          </table:table-cell>
          <table:table-cell office:value-type="string" calcext:value-type="string">
            <text:p>1990</text:p>
          </table:table-cell>
          <table:table-cell office:value-type="string" calcext:value-type="string">
            <text:p>1991</text:p>
          </table:table-cell>
          <table:table-cell office:value-type="string" calcext:value-type="string">
            <text:p>1992</text:p>
          </table:table-cell>
          <table:table-cell office:value-type="string" calcext:value-type="string">
            <text:p>1993</text:p>
          </table:table-cell>
          <table:table-cell office:value-type="string" calcext:value-type="string">
            <office:annotation draw:style-name="gr2" draw:text-style-name="P2" svg:width="82.18pt" svg:height="61.68pt" svg:x="3089pt" svg:y="21.46pt" draw:caption-point-x="-17.29pt" draw:caption-point-y="42.8pt">
              <dc:date>2018-11-03T00:00:00</dc:date>
              <text:p text:style-name="P1">A partir du 1.7.1994: hors contribution sociale sur les carburants.</text:p>
            </office:annotation>
            <text:p>1994</text:p>
          </table:table-cell>
          <table:table-cell office:value-type="string" calcext:value-type="string">
            <text:p>1995</text:p>
          </table:table-cell>
          <table:table-cell office:value-type="string" calcext:value-type="string">
            <text:p>1996</text:p>
          </table:table-cell>
          <table:table-cell office:value-type="string" calcext:value-type="string">
            <text:p>1997</text:p>
          </table:table-cell>
          <table:table-cell office:value-type="string" calcext:value-type="string">
            <text:p>1998</text:p>
          </table:table-cell>
          <table:table-cell office:value-type="string" calcext:value-type="string">
            <office:annotation draw:style-name="gr3" draw:text-style-name="P2" svg:width="82.18pt" svg:height="72.88pt" svg:x="3409pt" svg:y="21.46pt" draw:caption-point-x="-17.29pt" draw:caption-point-y="42.8pt">
              <dc:date>2018-11-03T00:00:00</dc:date>
              <text:p text:style-name="P1">À partir de 1999: prise en compte des prix des soldes saisonniers en janvier et juillet.</text:p>
            </office:annotation>
            <text:p>1999</text:p>
          </table:table-cell>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office:annotation draw:style-name="gr4" draw:text-style-name="P2" svg:width="82.18pt" svg:height="117.67pt" svg:x="3856.99pt" svg:y="21.46pt" draw:caption-point-x="-17.29pt" draw:caption-point-y="42.8pt">
              <dc:date>2018-11-03T00:00:00</dc:date>
              <text:p text:style-name="P1">À partir de 2006: hors contribution changement climatique sur les carburants et avec taxes (TVA) et droits d'accises gelés pour les produits de tabacs.</text:p>
            </office:annotation>
            <text:p>2006</text:p>
          </table:table-cell>
          <table:table-cell office:value-type="string" calcext:value-type="string">
            <text:p>2007</text:p>
          </table:table-cell>
          <table:table-cell office:value-type="string" calcext:value-type="string">
            <office:annotation draw:style-name="gr5" draw:text-style-name="P2" svg:width="82.18pt" svg:height="207.24pt" svg:x="3985pt" svg:y="21.46pt" draw:caption-point-x="-17.29pt" draw:caption-point-y="42.8pt">
              <dc:date>2018-11-03T00:00:00</dc:date>
              <text:p text:style-name="P1">À partir de janvier 2008: les prix « au 1er du mois » pour certains tarifs sont remplacés par des prix au milieu du mois. Dans le cas des produits pétroliers, un prix moyen est établi du 1er au 15 de chaque mois et non plus uniquement au 1er de chaque mois. </text:p>
            </office:annotation>
            <text:p>2008</text:p>
          </table:table-cell>
          <table:table-cell office:value-type="string" calcext:value-type="string">
            <text:p>2009</text:p>
          </table:table-cell>
          <table:table-cell office:value-type="string" calcext:value-type="string">
            <text:p>2010</text:p>
          </table:table-cell>
          <table:table-cell office:value-type="string" calcext:value-type="string">
            <office:annotation draw:style-name="gr6" draw:text-style-name="P2" svg:width="82.18pt" svg:height="84.08pt" svg:x="4176.99pt" svg:y="21.46pt" draw:caption-point-x="-17.29pt" draw:caption-point-y="42.8pt">
              <dc:date>2018-11-03T00:00:00</dc:date>
              <text:p text:style-name="P1">À partir de janvier 2011: changement de la méthodologie de traitement des produits saisonniers.</text:p>
            </office:annotation>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office:value-type="string" calcext:value-type="string">
            <text:p>2016</text:p>
          </table:table-cell>
          <table:table-cell office:value-type="string" calcext:value-type="string">
            <text:p>2017</text:p>
          </table:table-cell>
          <table:table-cell office:value-type="string" calcext:value-type="string">
            <text:p>2018</text:p>
          </table:table-cell>
        </table:table-row>
        <table:table-row table:style-name="ro1">
          <table:table-cell office:value-type="string" calcext:value-type="string">
            <text:p>Specification</text:p>
          </table:table-cell>
          <table:table-cell table:number-columns-repeated="71"/>
        </table:table-row>
        <table:table-row table:style-name="ro1">
          <table:table-cell office:value-type="string" calcext:value-type="string">
            <text:p>Janvier</text:p>
          </table:table-cell>
          <table:table-cell office:value-type="float" office:value="100" calcext:value-type="float">
            <text:p>100</text:p>
          </table:table-cell>
          <table:table-cell office:value-type="float" office:value="102.94" calcext:value-type="float">
            <text:p>102.94</text:p>
          </table:table-cell>
          <table:table-cell office:value-type="float" office:value="110.85" calcext:value-type="float">
            <text:p>110.85</text:p>
          </table:table-cell>
          <table:table-cell office:value-type="float" office:value="114.62" calcext:value-type="float">
            <text:p>114.62</text:p>
          </table:table-cell>
          <table:table-cell office:value-type="float" office:value="121.52" calcext:value-type="float">
            <text:p>121.52</text:p>
          </table:table-cell>
          <table:table-cell office:value-type="float" office:value="122.52" calcext:value-type="float">
            <text:p>122.52</text:p>
          </table:table-cell>
          <table:table-cell office:value-type="float" office:value="122.82" calcext:value-type="float">
            <text:p>122.82</text:p>
          </table:table-cell>
          <table:table-cell office:value-type="float" office:value="124.2" calcext:value-type="float">
            <text:p>124.2</text:p>
          </table:table-cell>
          <table:table-cell office:value-type="float" office:value="123.91" calcext:value-type="float">
            <text:p>123.91</text:p>
          </table:table-cell>
          <table:table-cell office:value-type="float" office:value="127.36" calcext:value-type="float">
            <text:p>127.36</text:p>
          </table:table-cell>
          <table:table-cell table:number-columns-repeated="2" office:value-type="float" office:value="131.12" calcext:value-type="float">
            <text:p>131.12</text:p>
          </table:table-cell>
          <table:table-cell office:value-type="float" office:value="131.44" calcext:value-type="float">
            <text:p>131.44</text:p>
          </table:table-cell>
          <table:table-cell office:value-type="float" office:value="132.5" calcext:value-type="float">
            <text:p>132.5</text:p>
          </table:table-cell>
          <table:table-cell office:value-type="float" office:value="133.43" calcext:value-type="float">
            <text:p>133.43</text:p>
          </table:table-cell>
          <table:table-cell office:value-type="float" office:value="134.39" calcext:value-type="float">
            <text:p>134.39</text:p>
          </table:table-cell>
          <table:table-cell office:value-type="float" office:value="139.41" calcext:value-type="float">
            <text:p>139.41</text:p>
          </table:table-cell>
          <table:table-cell office:value-type="float" office:value="143.78" calcext:value-type="float">
            <text:p>143.78</text:p>
          </table:table-cell>
          <table:table-cell office:value-type="float" office:value="149.69" calcext:value-type="float">
            <text:p>149.69</text:p>
          </table:table-cell>
          <table:table-cell office:value-type="float" office:value="151.99" calcext:value-type="float">
            <text:p>151.99</text:p>
          </table:table-cell>
          <table:table-cell office:value-type="float" office:value="156.82" calcext:value-type="float">
            <text:p>156.82</text:p>
          </table:table-cell>
          <table:table-cell office:value-type="float" office:value="160.57" calcext:value-type="float">
            <text:p>160.57</text:p>
          </table:table-cell>
          <table:table-cell office:value-type="float" office:value="166.4" calcext:value-type="float">
            <text:p>166.4</text:p>
          </table:table-cell>
          <table:table-cell office:value-type="float" office:value="173.06" calcext:value-type="float">
            <text:p>173.06</text:p>
          </table:table-cell>
          <table:table-cell office:value-type="float" office:value="182.32" calcext:value-type="float">
            <text:p>182.32</text:p>
          </table:table-cell>
          <table:table-cell office:value-type="float" office:value="192.74" calcext:value-type="float">
            <text:p>192.74</text:p>
          </table:table-cell>
          <table:table-cell office:value-type="float" office:value="205.79" calcext:value-type="float">
            <text:p>205.79</text:p>
          </table:table-cell>
          <table:table-cell office:value-type="float" office:value="228.35" calcext:value-type="float">
            <text:p>228.35</text:p>
          </table:table-cell>
          <table:table-cell office:value-type="float" office:value="255.32" calcext:value-type="float">
            <text:p>255.32</text:p>
          </table:table-cell>
          <table:table-cell office:value-type="float" office:value="275.48" calcext:value-type="float">
            <text:p>275.48</text:p>
          </table:table-cell>
          <table:table-cell office:value-type="float" office:value="285.85" calcext:value-type="float">
            <text:p>285.85</text:p>
          </table:table-cell>
          <table:table-cell office:value-type="float" office:value="296.48" calcext:value-type="float">
            <text:p>296.48</text:p>
          </table:table-cell>
          <table:table-cell office:value-type="float" office:value="313.34" calcext:value-type="float">
            <text:p>313.34</text:p>
          </table:table-cell>
          <table:table-cell office:value-type="float" office:value="336.08" calcext:value-type="float">
            <text:p>336.08</text:p>
          </table:table-cell>
          <table:table-cell office:value-type="float" office:value="365.29" calcext:value-type="float">
            <text:p>365.29</text:p>
          </table:table-cell>
          <table:table-cell office:value-type="float" office:value="402.55" calcext:value-type="float">
            <text:p>402.55</text:p>
          </table:table-cell>
          <table:table-cell office:value-type="float" office:value="432.37" calcext:value-type="float">
            <text:p>432.37</text:p>
          </table:table-cell>
          <table:table-cell office:value-type="float" office:value="441.04" calcext:value-type="float">
            <text:p>441.04</text:p>
          </table:table-cell>
          <table:table-cell office:value-type="float" office:value="457.07" calcext:value-type="float">
            <text:p>457.07</text:p>
          </table:table-cell>
          <table:table-cell office:value-type="float" office:value="452.09" calcext:value-type="float">
            <text:p>452.09</text:p>
          </table:table-cell>
          <table:table-cell office:value-type="float" office:value="454.95" calcext:value-type="float">
            <text:p>454.95</text:p>
          </table:table-cell>
          <table:table-cell office:value-type="float" office:value="466.25" calcext:value-type="float">
            <text:p>466.25</text:p>
          </table:table-cell>
          <table:table-cell office:value-type="float" office:value="484.8" calcext:value-type="float">
            <text:p>484.8</text:p>
          </table:table-cell>
          <table:table-cell office:value-type="float" office:value="502.42" calcext:value-type="float">
            <text:p>502.42</text:p>
          </table:table-cell>
          <table:table-cell office:value-type="float" office:value="517.09" calcext:value-type="float">
            <text:p>517.09</text:p>
          </table:table-cell>
          <table:table-cell office:value-type="float" office:value="535.31" calcext:value-type="float">
            <text:p>535.31</text:p>
          </table:table-cell>
          <table:table-cell office:value-type="float" office:value="549.44" calcext:value-type="float">
            <text:p>549.44</text:p>
          </table:table-cell>
          <table:table-cell office:value-type="float" office:value="561.16" calcext:value-type="float">
            <text:p>561.16</text:p>
          </table:table-cell>
          <table:table-cell office:value-type="float" office:value="567.51" calcext:value-type="float">
            <text:p>567.51</text:p>
          </table:table-cell>
          <table:table-cell office:value-type="float" office:value="577.01" calcext:value-type="float">
            <text:p>577.01</text:p>
          </table:table-cell>
          <table:table-cell office:value-type="float" office:value="585.21" calcext:value-type="float">
            <text:p>585.21</text:p>
          </table:table-cell>
          <table:table-cell office:value-type="float" office:value="577.3009304" calcext:value-type="float">
            <text:p>577.3009304</text:p>
          </table:table-cell>
          <table:table-cell office:value-type="float" office:value="595.34" calcext:value-type="float">
            <text:p>595.34</text:p>
          </table:table-cell>
          <table:table-cell office:value-type="float" office:value="612.62" calcext:value-type="float">
            <text:p>612.62</text:p>
          </table:table-cell>
          <table:table-cell office:value-type="float" office:value="626.81" calcext:value-type="float">
            <text:p>626.81</text:p>
          </table:table-cell>
          <table:table-cell office:value-type="float" office:value="641.29" calcext:value-type="float">
            <text:p>641.29</text:p>
          </table:table-cell>
          <table:table-cell office:value-type="float" office:value="653.88" calcext:value-type="float">
            <text:p>653.88</text:p>
          </table:table-cell>
          <table:table-cell office:value-type="float" office:value="666.74" calcext:value-type="float">
            <text:p>666.74</text:p>
          </table:table-cell>
          <table:table-cell office:value-type="float" office:value="685.78" calcext:value-type="float">
            <text:p>685.78</text:p>
          </table:table-cell>
          <table:table-cell office:value-type="float" office:value="700.94" calcext:value-type="float">
            <text:p>700.94</text:p>
          </table:table-cell>
          <table:table-cell office:value-type="float" office:value="723.79" calcext:value-type="float">
            <text:p>723.79</text:p>
          </table:table-cell>
          <table:table-cell office:value-type="float" office:value="727.41" calcext:value-type="float">
            <text:p>727.41</text:p>
          </table:table-cell>
          <table:table-cell office:value-type="float" office:value="742.27" calcext:value-type="float">
            <text:p>742.27</text:p>
          </table:table-cell>
          <table:table-cell office:value-type="float" office:value="765.56" calcext:value-type="float">
            <text:p>765.56</text:p>
          </table:table-cell>
          <table:table-cell office:value-type="float" office:value="787.69" calcext:value-type="float">
            <text:p>787.69</text:p>
          </table:table-cell>
          <table:table-cell office:value-type="float" office:value="803.81" calcext:value-type="float">
            <text:p>803.81</text:p>
          </table:table-cell>
          <table:table-cell office:value-type="float" office:value="816.12" calcext:value-type="float">
            <text:p>816.12</text:p>
          </table:table-cell>
          <table:table-cell office:value-type="float" office:value="812.8" calcext:value-type="float">
            <text:p>812.8</text:p>
          </table:table-cell>
          <table:table-cell office:value-type="float" office:value="816.81" calcext:value-type="float">
            <text:p>816.81</text:p>
          </table:table-cell>
          <table:table-cell office:value-type="float" office:value="830.63" calcext:value-type="float">
            <text:p>830.63</text:p>
          </table:table-cell>
          <table:table-cell office:value-type="float" office:value="839.98" calcext:value-type="float">
            <text:p>839.98</text:p>
          </table:table-cell>
        </table:table-row>
        <table:table-row table:style-name="ro1">
          <table:table-cell office:value-type="string" calcext:value-type="string">
            <text:p>Février</text:p>
          </table:table-cell>
          <table:table-cell office:value-type="float" office:value="100.62" calcext:value-type="float">
            <text:p>100.62</text:p>
          </table:table-cell>
          <table:table-cell office:value-type="float" office:value="103.98" calcext:value-type="float">
            <text:p>103.98</text:p>
          </table:table-cell>
          <table:table-cell office:value-type="float" office:value="110.09" calcext:value-type="float">
            <text:p>110.09</text:p>
          </table:table-cell>
          <table:table-cell office:value-type="float" office:value="116.57" calcext:value-type="float">
            <text:p>116.57</text:p>
          </table:table-cell>
          <table:table-cell office:value-type="float" office:value="122.49" calcext:value-type="float">
            <text:p>122.49</text:p>
          </table:table-cell>
          <table:table-cell office:value-type="float" office:value="122.26" calcext:value-type="float">
            <text:p>122.26</text:p>
          </table:table-cell>
          <table:table-cell office:value-type="float" office:value="123.12" calcext:value-type="float">
            <text:p>123.12</text:p>
          </table:table-cell>
          <table:table-cell office:value-type="float" office:value="123.63" calcext:value-type="float">
            <text:p>123.63</text:p>
          </table:table-cell>
          <table:table-cell office:value-type="float" office:value="122.98" calcext:value-type="float">
            <text:p>122.98</text:p>
          </table:table-cell>
          <table:table-cell office:value-type="float" office:value="128.06" calcext:value-type="float">
            <text:p>128.06</text:p>
          </table:table-cell>
          <table:table-cell office:value-type="float" office:value="130.41" calcext:value-type="float">
            <text:p>130.41</text:p>
          </table:table-cell>
          <table:table-cell office:value-type="float" office:value="130.61" calcext:value-type="float">
            <text:p>130.61</text:p>
          </table:table-cell>
          <table:table-cell office:value-type="float" office:value="131" calcext:value-type="float">
            <text:p>131</text:p>
          </table:table-cell>
          <table:table-cell office:value-type="float" office:value="132.03" calcext:value-type="float">
            <text:p>132.03</text:p>
          </table:table-cell>
          <table:table-cell office:value-type="float" office:value="132.82" calcext:value-type="float">
            <text:p>132.82</text:p>
          </table:table-cell>
          <table:table-cell office:value-type="float" office:value="134.95" calcext:value-type="float">
            <text:p>134.95</text:p>
          </table:table-cell>
          <table:table-cell office:value-type="float" office:value="140.49" calcext:value-type="float">
            <text:p>140.49</text:p>
          </table:table-cell>
          <table:table-cell office:value-type="float" office:value="144.25" calcext:value-type="float">
            <text:p>144.25</text:p>
          </table:table-cell>
          <table:table-cell office:value-type="float" office:value="148.57" calcext:value-type="float">
            <text:p>148.57</text:p>
          </table:table-cell>
          <table:table-cell office:value-type="float" office:value="151.5" calcext:value-type="float">
            <text:p>151.5</text:p>
          </table:table-cell>
          <table:table-cell office:value-type="float" office:value="157.64" calcext:value-type="float">
            <text:p>157.64</text:p>
          </table:table-cell>
          <table:table-cell office:value-type="float" office:value="160.73" calcext:value-type="float">
            <text:p>160.73</text:p>
          </table:table-cell>
          <table:table-cell office:value-type="float" office:value="167.46" calcext:value-type="float">
            <text:p>167.46</text:p>
          </table:table-cell>
          <table:table-cell office:value-type="float" office:value="174.23" calcext:value-type="float">
            <text:p>174.23</text:p>
          </table:table-cell>
          <table:table-cell office:value-type="float" office:value="182.87" calcext:value-type="float">
            <text:p>182.87</text:p>
          </table:table-cell>
          <table:table-cell office:value-type="float" office:value="193.64" calcext:value-type="float">
            <text:p>193.64</text:p>
          </table:table-cell>
          <table:table-cell office:value-type="float" office:value="209.65" calcext:value-type="float">
            <text:p>209.65</text:p>
          </table:table-cell>
          <table:table-cell office:value-type="float" office:value="231.7" calcext:value-type="float">
            <text:p>231.7</text:p>
          </table:table-cell>
          <table:table-cell office:value-type="float" office:value="256.54" calcext:value-type="float">
            <text:p>256.54</text:p>
          </table:table-cell>
          <table:table-cell office:value-type="float" office:value="277.29" calcext:value-type="float">
            <text:p>277.29</text:p>
          </table:table-cell>
          <table:table-cell office:value-type="float" office:value="286.5" calcext:value-type="float">
            <text:p>286.5</text:p>
          </table:table-cell>
          <table:table-cell office:value-type="float" office:value="298.03" calcext:value-type="float">
            <text:p>298.03</text:p>
          </table:table-cell>
          <table:table-cell office:value-type="float" office:value="315.91" calcext:value-type="float">
            <text:p>315.91</text:p>
          </table:table-cell>
          <table:table-cell office:value-type="float" office:value="338.03" calcext:value-type="float">
            <text:p>338.03</text:p>
          </table:table-cell>
          <table:table-cell office:value-type="float" office:value="368.81" calcext:value-type="float">
            <text:p>368.81</text:p>
          </table:table-cell>
          <table:table-cell office:value-type="float" office:value="403.74" calcext:value-type="float">
            <text:p>403.74</text:p>
          </table:table-cell>
          <table:table-cell office:value-type="float" office:value="435.09" calcext:value-type="float">
            <text:p>435.09</text:p>
          </table:table-cell>
          <table:table-cell office:value-type="float" office:value="443.77" calcext:value-type="float">
            <text:p>443.77</text:p>
          </table:table-cell>
          <table:table-cell office:value-type="float" office:value="455.16" calcext:value-type="float">
            <text:p>455.16</text:p>
          </table:table-cell>
          <table:table-cell office:value-type="float" office:value="452.78" calcext:value-type="float">
            <text:p>452.78</text:p>
          </table:table-cell>
          <table:table-cell office:value-type="float" office:value="455.29" calcext:value-type="float">
            <text:p>455.29</text:p>
          </table:table-cell>
          <table:table-cell office:value-type="float" office:value="467.51" calcext:value-type="float">
            <text:p>467.51</text:p>
          </table:table-cell>
          <table:table-cell office:value-type="float" office:value="485.36" calcext:value-type="float">
            <text:p>485.36</text:p>
          </table:table-cell>
          <table:table-cell office:value-type="float" office:value="503.11" calcext:value-type="float">
            <text:p>503.11</text:p>
          </table:table-cell>
          <table:table-cell office:value-type="float" office:value="517.09" calcext:value-type="float">
            <text:p>517.09</text:p>
          </table:table-cell>
          <table:table-cell office:value-type="float" office:value="536.89" calcext:value-type="float">
            <text:p>536.89</text:p>
          </table:table-cell>
          <table:table-cell office:value-type="float" office:value="550.87" calcext:value-type="float">
            <text:p>550.87</text:p>
          </table:table-cell>
          <table:table-cell office:value-type="float" office:value="562.09" calcext:value-type="float">
            <text:p>562.09</text:p>
          </table:table-cell>
          <table:table-cell office:value-type="float" office:value="568.05" calcext:value-type="float">
            <text:p>568.05</text:p>
          </table:table-cell>
          <table:table-cell office:value-type="float" office:value="578.73" calcext:value-type="float">
            <text:p>578.73</text:p>
          </table:table-cell>
          <table:table-cell office:value-type="float" office:value="584.98" calcext:value-type="float">
            <text:p>584.98</text:p>
          </table:table-cell>
          <table:table-cell office:value-type="float" office:value="587.954564" calcext:value-type="float">
            <text:p>587.954564</text:p>
          </table:table-cell>
          <table:table-cell office:value-type="float" office:value="603.12" calcext:value-type="float">
            <text:p>603.12</text:p>
          </table:table-cell>
          <table:table-cell office:value-type="float" office:value="620.4" calcext:value-type="float">
            <text:p>620.4</text:p>
          </table:table-cell>
          <table:table-cell office:value-type="float" office:value="634.48" calcext:value-type="float">
            <text:p>634.48</text:p>
          </table:table-cell>
          <table:table-cell office:value-type="float" office:value="650.05" calcext:value-type="float">
            <text:p>650.05</text:p>
          </table:table-cell>
          <table:table-cell office:value-type="float" office:value="662.34" calcext:value-type="float">
            <text:p>662.34</text:p>
          </table:table-cell>
          <table:table-cell office:value-type="float" office:value="677.2" calcext:value-type="float">
            <text:p>677.2</text:p>
          </table:table-cell>
          <table:table-cell office:value-type="float" office:value="697.18" calcext:value-type="float">
            <text:p>697.18</text:p>
          </table:table-cell>
          <table:table-cell office:value-type="float" office:value="710.77" calcext:value-type="float">
            <text:p>710.77</text:p>
          </table:table-cell>
          <table:table-cell office:value-type="float" office:value="731.97" calcext:value-type="float">
            <text:p>731.97</text:p>
          </table:table-cell>
          <table:table-cell office:value-type="float" office:value="740.36" calcext:value-type="float">
            <text:p>740.36</text:p>
          </table:table-cell>
          <table:table-cell office:value-type="float" office:value="751.13" calcext:value-type="float">
            <text:p>751.13</text:p>
          </table:table-cell>
          <table:table-cell office:value-type="float" office:value="777.68" calcext:value-type="float">
            <text:p>777.68</text:p>
          </table:table-cell>
          <table:table-cell office:value-type="float" office:value="801.1" calcext:value-type="float">
            <text:p>801.1</text:p>
          </table:table-cell>
          <table:table-cell office:value-type="float" office:value="819.12" calcext:value-type="float">
            <text:p>819.12</text:p>
          </table:table-cell>
          <table:table-cell office:value-type="float" office:value="826.19" calcext:value-type="float">
            <text:p>826.19</text:p>
          </table:table-cell>
          <table:table-cell office:value-type="float" office:value="826.47" calcext:value-type="float">
            <text:p>826.47</text:p>
          </table:table-cell>
          <table:table-cell office:value-type="float" office:value="827.57" calcext:value-type="float">
            <text:p>827.57</text:p>
          </table:table-cell>
          <table:table-cell office:value-type="float" office:value="842.05" calcext:value-type="float">
            <text:p>842.05</text:p>
          </table:table-cell>
          <table:table-cell office:value-type="float" office:value="850.57" calcext:value-type="float">
            <text:p>850.57</text:p>
          </table:table-cell>
        </table:table-row>
        <table:table-row table:style-name="ro1">
          <table:table-cell office:value-type="string" calcext:value-type="string">
            <text:p>Mars</text:p>
          </table:table-cell>
          <table:table-cell office:value-type="float" office:value="100.84" calcext:value-type="float">
            <text:p>100.84</text:p>
          </table:table-cell>
          <table:table-cell office:value-type="float" office:value="103.04" calcext:value-type="float">
            <text:p>103.04</text:p>
          </table:table-cell>
          <table:table-cell office:value-type="float" office:value="110.03" calcext:value-type="float">
            <text:p>110.03</text:p>
          </table:table-cell>
          <table:table-cell office:value-type="float" office:value="118.19" calcext:value-type="float">
            <text:p>118.19</text:p>
          </table:table-cell>
          <table:table-cell office:value-type="float" office:value="122.53" calcext:value-type="float">
            <text:p>122.53</text:p>
          </table:table-cell>
          <table:table-cell office:value-type="float" office:value="121.88" calcext:value-type="float">
            <text:p>121.88</text:p>
          </table:table-cell>
          <table:table-cell office:value-type="float" office:value="122.95" calcext:value-type="float">
            <text:p>122.95</text:p>
          </table:table-cell>
          <table:table-cell office:value-type="float" office:value="122.45" calcext:value-type="float">
            <text:p>122.45</text:p>
          </table:table-cell>
          <table:table-cell office:value-type="float" office:value="123.99" calcext:value-type="float">
            <text:p>123.99</text:p>
          </table:table-cell>
          <table:table-cell office:value-type="float" office:value="127.68" calcext:value-type="float">
            <text:p>127.68</text:p>
          </table:table-cell>
          <table:table-cell office:value-type="float" office:value="129.39" calcext:value-type="float">
            <text:p>129.39</text:p>
          </table:table-cell>
          <table:table-cell office:value-type="float" office:value="130.04" calcext:value-type="float">
            <text:p>130.04</text:p>
          </table:table-cell>
          <table:table-cell office:value-type="float" office:value="130.61" calcext:value-type="float">
            <text:p>130.61</text:p>
          </table:table-cell>
          <table:table-cell office:value-type="float" office:value="131.22" calcext:value-type="float">
            <text:p>131.22</text:p>
          </table:table-cell>
          <table:table-cell office:value-type="float" office:value="132.41" calcext:value-type="float">
            <text:p>132.41</text:p>
          </table:table-cell>
          <table:table-cell office:value-type="float" office:value="134.94" calcext:value-type="float">
            <text:p>134.94</text:p>
          </table:table-cell>
          <table:table-cell office:value-type="float" office:value="139.95" calcext:value-type="float">
            <text:p>139.95</text:p>
          </table:table-cell>
          <table:table-cell office:value-type="float" office:value="143.93" calcext:value-type="float">
            <text:p>143.93</text:p>
          </table:table-cell>
          <table:table-cell office:value-type="float" office:value="148.07" calcext:value-type="float">
            <text:p>148.07</text:p>
          </table:table-cell>
          <table:table-cell office:value-type="float" office:value="150.74" calcext:value-type="float">
            <text:p>150.74</text:p>
          </table:table-cell>
          <table:table-cell office:value-type="float" office:value="157.8" calcext:value-type="float">
            <text:p>157.8</text:p>
          </table:table-cell>
          <table:table-cell office:value-type="float" office:value="161.04" calcext:value-type="float">
            <text:p>161.04</text:p>
          </table:table-cell>
          <table:table-cell office:value-type="float" office:value="167.78" calcext:value-type="float">
            <text:p>167.78</text:p>
          </table:table-cell>
          <table:table-cell office:value-type="float" office:value="175.78" calcext:value-type="float">
            <text:p>175.78</text:p>
          </table:table-cell>
          <table:table-cell office:value-type="float" office:value="183.18" calcext:value-type="float">
            <text:p>183.18</text:p>
          </table:table-cell>
          <table:table-cell office:value-type="float" office:value="194.35" calcext:value-type="float">
            <text:p>194.35</text:p>
          </table:table-cell>
          <table:table-cell office:value-type="float" office:value="211.04" calcext:value-type="float">
            <text:p>211.04</text:p>
          </table:table-cell>
          <table:table-cell office:value-type="float" office:value="233.24" calcext:value-type="float">
            <text:p>233.24</text:p>
          </table:table-cell>
          <table:table-cell office:value-type="float" office:value="257.17" calcext:value-type="float">
            <text:p>257.17</text:p>
          </table:table-cell>
          <table:table-cell office:value-type="float" office:value="278.49" calcext:value-type="float">
            <text:p>278.49</text:p>
          </table:table-cell>
          <table:table-cell office:value-type="float" office:value="287.31" calcext:value-type="float">
            <text:p>287.31</text:p>
          </table:table-cell>
          <table:table-cell office:value-type="float" office:value="298.55" calcext:value-type="float">
            <text:p>298.55</text:p>
          </table:table-cell>
          <table:table-cell office:value-type="float" office:value="317.23" calcext:value-type="float">
            <text:p>317.23</text:p>
          </table:table-cell>
          <table:table-cell office:value-type="float" office:value="340.6" calcext:value-type="float">
            <text:p>340.6</text:p>
          </table:table-cell>
          <table:table-cell office:value-type="float" office:value="369.16" calcext:value-type="float">
            <text:p>369.16</text:p>
          </table:table-cell>
          <table:table-cell office:value-type="float" office:value="404.38" calcext:value-type="float">
            <text:p>404.38</text:p>
          </table:table-cell>
          <table:table-cell office:value-type="float" office:value="434.55" calcext:value-type="float">
            <text:p>434.55</text:p>
          </table:table-cell>
          <table:table-cell office:value-type="float" office:value="446.11" calcext:value-type="float">
            <text:p>446.11</text:p>
          </table:table-cell>
          <table:table-cell office:value-type="float" office:value="452.82" calcext:value-type="float">
            <text:p>452.82</text:p>
          </table:table-cell>
          <table:table-cell office:value-type="float" office:value="452.65" calcext:value-type="float">
            <text:p>452.65</text:p>
          </table:table-cell>
          <table:table-cell office:value-type="float" office:value="456.16" calcext:value-type="float">
            <text:p>456.16</text:p>
          </table:table-cell>
          <table:table-cell office:value-type="float" office:value="469.07" calcext:value-type="float">
            <text:p>469.07</text:p>
          </table:table-cell>
          <table:table-cell office:value-type="float" office:value="485.45" calcext:value-type="float">
            <text:p>485.45</text:p>
          </table:table-cell>
          <table:table-cell office:value-type="float" office:value="504.1" calcext:value-type="float">
            <text:p>504.1</text:p>
          </table:table-cell>
          <table:table-cell office:value-type="float" office:value="519.21" calcext:value-type="float">
            <text:p>519.21</text:p>
          </table:table-cell>
          <table:table-cell office:value-type="float" office:value="538.41" calcext:value-type="float">
            <text:p>538.41</text:p>
          </table:table-cell>
          <table:table-cell office:value-type="float" office:value="550.67" calcext:value-type="float">
            <text:p>550.67</text:p>
          </table:table-cell>
          <table:table-cell office:value-type="float" office:value="562.39" calcext:value-type="float">
            <text:p>562.39</text:p>
          </table:table-cell>
          <table:table-cell office:value-type="float" office:value="569.23" calcext:value-type="float">
            <text:p>569.23</text:p>
          </table:table-cell>
          <table:table-cell office:value-type="float" office:value="577.64" calcext:value-type="float">
            <text:p>577.64</text:p>
          </table:table-cell>
          <table:table-cell office:value-type="float" office:value="585.26" calcext:value-type="float">
            <text:p>585.26</text:p>
          </table:table-cell>
          <table:table-cell office:value-type="float" office:value="588.6418952" calcext:value-type="float">
            <text:p>588.6418952</text:p>
          </table:table-cell>
          <table:table-cell office:value-type="float" office:value="604.66" calcext:value-type="float">
            <text:p>604.66</text:p>
          </table:table-cell>
          <table:table-cell office:value-type="float" office:value="622.12" calcext:value-type="float">
            <text:p>622.12</text:p>
          </table:table-cell>
          <table:table-cell office:value-type="float" office:value="635" calcext:value-type="float">
            <text:p>635</text:p>
          </table:table-cell>
          <table:table-cell office:value-type="float" office:value="651.88" calcext:value-type="float">
            <text:p>651.88</text:p>
          </table:table-cell>
          <table:table-cell office:value-type="float" office:value="662.62" calcext:value-type="float">
            <text:p>662.62</text:p>
          </table:table-cell>
          <table:table-cell office:value-type="float" office:value="678.45" calcext:value-type="float">
            <text:p>678.45</text:p>
          </table:table-cell>
          <table:table-cell office:value-type="float" office:value="698.55" calcext:value-type="float">
            <text:p>698.55</text:p>
          </table:table-cell>
          <table:table-cell office:value-type="float" office:value="713.09" calcext:value-type="float">
            <text:p>713.09</text:p>
          </table:table-cell>
          <table:table-cell office:value-type="float" office:value="737.43" calcext:value-type="float">
            <text:p>737.43</text:p>
          </table:table-cell>
          <table:table-cell office:value-type="float" office:value="739" calcext:value-type="float">
            <text:p>739</text:p>
          </table:table-cell>
          <table:table-cell office:value-type="float" office:value="755.42" calcext:value-type="float">
            <text:p>755.42</text:p>
          </table:table-cell>
          <table:table-cell office:value-type="float" office:value="783.33" calcext:value-type="float">
            <text:p>783.33</text:p>
          </table:table-cell>
          <table:table-cell office:value-type="float" office:value="803.82" calcext:value-type="float">
            <text:p>803.82</text:p>
          </table:table-cell>
          <table:table-cell office:value-type="float" office:value="819.19" calcext:value-type="float">
            <text:p>819.19</text:p>
          </table:table-cell>
          <table:table-cell office:value-type="float" office:value="826.06" calcext:value-type="float">
            <text:p>826.06</text:p>
          </table:table-cell>
          <table:table-cell office:value-type="float" office:value="827.62" calcext:value-type="float">
            <text:p>827.62</text:p>
          </table:table-cell>
          <table:table-cell office:value-type="float" office:value="827.73" calcext:value-type="float">
            <text:p>827.73</text:p>
          </table:table-cell>
          <table:table-cell office:value-type="float" office:value="842.13" calcext:value-type="float">
            <text:p>842.13</text:p>
          </table:table-cell>
          <table:table-cell office:value-type="float" office:value="851.31" calcext:value-type="float">
            <text:p>851.31</text:p>
          </table:table-cell>
        </table:table-row>
        <table:table-row table:style-name="ro1">
          <table:table-cell office:value-type="string" calcext:value-type="string">
            <text:p>Avril</text:p>
          </table:table-cell>
          <table:table-cell office:value-type="float" office:value="100.78" calcext:value-type="float">
            <text:p>100.78</text:p>
          </table:table-cell>
          <table:table-cell office:value-type="float" office:value="102.51" calcext:value-type="float">
            <text:p>102.51</text:p>
          </table:table-cell>
          <table:table-cell office:value-type="float" office:value="109.13" calcext:value-type="float">
            <text:p>109.13</text:p>
          </table:table-cell>
          <table:table-cell office:value-type="float" office:value="121.56" calcext:value-type="float">
            <text:p>121.56</text:p>
          </table:table-cell>
          <table:table-cell office:value-type="float" office:value="121.48" calcext:value-type="float">
            <text:p>121.48</text:p>
          </table:table-cell>
          <table:table-cell office:value-type="float" office:value="120.91" calcext:value-type="float">
            <text:p>120.91</text:p>
          </table:table-cell>
          <table:table-cell office:value-type="float" office:value="122.03" calcext:value-type="float">
            <text:p>122.03</text:p>
          </table:table-cell>
          <table:table-cell office:value-type="float" office:value="122.15" calcext:value-type="float">
            <text:p>122.15</text:p>
          </table:table-cell>
          <table:table-cell office:value-type="float" office:value="122.79" calcext:value-type="float">
            <text:p>122.79</text:p>
          </table:table-cell>
          <table:table-cell office:value-type="float" office:value="128.01" calcext:value-type="float">
            <text:p>128.01</text:p>
          </table:table-cell>
          <table:table-cell office:value-type="float" office:value="129.76" calcext:value-type="float">
            <text:p>129.76</text:p>
          </table:table-cell>
          <table:table-cell office:value-type="float" office:value="129.91" calcext:value-type="float">
            <text:p>129.91</text:p>
          </table:table-cell>
          <table:table-cell office:value-type="float" office:value="130.87" calcext:value-type="float">
            <text:p>130.87</text:p>
          </table:table-cell>
          <table:table-cell office:value-type="float" office:value="131.27" calcext:value-type="float">
            <text:p>131.27</text:p>
          </table:table-cell>
          <table:table-cell office:value-type="float" office:value="132.5" calcext:value-type="float">
            <text:p>132.5</text:p>
          </table:table-cell>
          <table:table-cell office:value-type="float" office:value="134.7" calcext:value-type="float">
            <text:p>134.7</text:p>
          </table:table-cell>
          <table:table-cell office:value-type="float" office:value="140.19" calcext:value-type="float">
            <text:p>140.19</text:p>
          </table:table-cell>
          <table:table-cell office:value-type="float" office:value="143.92" calcext:value-type="float">
            <text:p>143.92</text:p>
          </table:table-cell>
          <table:table-cell office:value-type="float" office:value="148.26" calcext:value-type="float">
            <text:p>148.26</text:p>
          </table:table-cell>
          <table:table-cell office:value-type="float" office:value="151.08" calcext:value-type="float">
            <text:p>151.08</text:p>
          </table:table-cell>
          <table:table-cell office:value-type="float" office:value="158.14" calcext:value-type="float">
            <text:p>158.14</text:p>
          </table:table-cell>
          <table:table-cell office:value-type="float" office:value="161.4" calcext:value-type="float">
            <text:p>161.4</text:p>
          </table:table-cell>
          <table:table-cell office:value-type="float" office:value="168.49" calcext:value-type="float">
            <text:p>168.49</text:p>
          </table:table-cell>
          <table:table-cell office:value-type="float" office:value="175.92" calcext:value-type="float">
            <text:p>175.92</text:p>
          </table:table-cell>
          <table:table-cell office:value-type="float" office:value="183.54" calcext:value-type="float">
            <text:p>183.54</text:p>
          </table:table-cell>
          <table:table-cell office:value-type="float" office:value="196.18" calcext:value-type="float">
            <text:p>196.18</text:p>
          </table:table-cell>
          <table:table-cell office:value-type="float" office:value="213.77" calcext:value-type="float">
            <text:p>213.77</text:p>
          </table:table-cell>
          <table:table-cell office:value-type="float" office:value="236.12" calcext:value-type="float">
            <text:p>236.12</text:p>
          </table:table-cell>
          <table:table-cell office:value-type="float" office:value="260.79" calcext:value-type="float">
            <text:p>260.79</text:p>
          </table:table-cell>
          <table:table-cell office:value-type="float" office:value="280.17" calcext:value-type="float">
            <text:p>280.17</text:p>
          </table:table-cell>
          <table:table-cell office:value-type="float" office:value="288.93" calcext:value-type="float">
            <text:p>288.93</text:p>
          </table:table-cell>
          <table:table-cell office:value-type="float" office:value="299.29" calcext:value-type="float">
            <text:p>299.29</text:p>
          </table:table-cell>
          <table:table-cell office:value-type="float" office:value="319.04" calcext:value-type="float">
            <text:p>319.04</text:p>
          </table:table-cell>
          <table:table-cell office:value-type="float" office:value="342.74" calcext:value-type="float">
            <text:p>342.74</text:p>
          </table:table-cell>
          <table:table-cell office:value-type="float" office:value="370.42" calcext:value-type="float">
            <text:p>370.42</text:p>
          </table:table-cell>
          <table:table-cell office:value-type="float" office:value="405.64" calcext:value-type="float">
            <text:p>405.64</text:p>
          </table:table-cell>
          <table:table-cell office:value-type="float" office:value="437.2" calcext:value-type="float">
            <text:p>437.2</text:p>
          </table:table-cell>
          <table:table-cell office:value-type="float" office:value="450.01" calcext:value-type="float">
            <text:p>450.01</text:p>
          </table:table-cell>
          <table:table-cell office:value-type="float" office:value="452.3" calcext:value-type="float">
            <text:p>452.3</text:p>
          </table:table-cell>
          <table:table-cell office:value-type="float" office:value="451.52" calcext:value-type="float">
            <text:p>451.52</text:p>
          </table:table-cell>
          <table:table-cell office:value-type="float" office:value="455.94" calcext:value-type="float">
            <text:p>455.94</text:p>
          </table:table-cell>
          <table:table-cell office:value-type="float" office:value="470.63" calcext:value-type="float">
            <text:p>470.63</text:p>
          </table:table-cell>
          <table:table-cell office:value-type="float" office:value="487.44" calcext:value-type="float">
            <text:p>487.44</text:p>
          </table:table-cell>
          <table:table-cell office:value-type="float" office:value="502.13" calcext:value-type="float">
            <text:p>502.13</text:p>
          </table:table-cell>
          <table:table-cell office:value-type="float" office:value="520" calcext:value-type="float">
            <text:p>520</text:p>
          </table:table-cell>
          <table:table-cell office:value-type="float" office:value="539.59" calcext:value-type="float">
            <text:p>539.59</text:p>
          </table:table-cell>
          <table:table-cell office:value-type="float" office:value="551.16" calcext:value-type="float">
            <text:p>551.16</text:p>
          </table:table-cell>
          <table:table-cell office:value-type="float" office:value="562.39" calcext:value-type="float">
            <text:p>562.39</text:p>
          </table:table-cell>
          <table:table-cell office:value-type="float" office:value="570.91" calcext:value-type="float">
            <text:p>570.91</text:p>
          </table:table-cell>
          <table:table-cell office:value-type="float" office:value="577.76" calcext:value-type="float">
            <text:p>577.76</text:p>
          </table:table-cell>
          <table:table-cell office:value-type="float" office:value="584" calcext:value-type="float">
            <text:p>584</text:p>
          </table:table-cell>
          <table:table-cell office:value-type="float" office:value="590.9301324" calcext:value-type="float">
            <text:p>590.9301324</text:p>
          </table:table-cell>
          <table:table-cell office:value-type="float" office:value="606.95" calcext:value-type="float">
            <text:p>606.95</text:p>
          </table:table-cell>
          <table:table-cell office:value-type="float" office:value="624.06" calcext:value-type="float">
            <text:p>624.06</text:p>
          </table:table-cell>
          <table:table-cell office:value-type="float" office:value="637.46" calcext:value-type="float">
            <text:p>637.46</text:p>
          </table:table-cell>
          <table:table-cell office:value-type="float" office:value="651.48" calcext:value-type="float">
            <text:p>651.48</text:p>
          </table:table-cell>
          <table:table-cell office:value-type="float" office:value="664.45" calcext:value-type="float">
            <text:p>664.45</text:p>
          </table:table-cell>
          <table:table-cell office:value-type="float" office:value="680.85" calcext:value-type="float">
            <text:p>680.85</text:p>
          </table:table-cell>
          <table:table-cell office:value-type="float" office:value="700.66" calcext:value-type="float">
            <text:p>700.66</text:p>
          </table:table-cell>
          <table:table-cell office:value-type="float" office:value="714.93" calcext:value-type="float">
            <text:p>714.93</text:p>
          </table:table-cell>
          <table:table-cell office:value-type="float" office:value="739.27" calcext:value-type="float">
            <text:p>739.27</text:p>
          </table:table-cell>
          <table:table-cell office:value-type="float" office:value="740.91" calcext:value-type="float">
            <text:p>740.91</text:p>
          </table:table-cell>
          <table:table-cell office:value-type="float" office:value="757.6" calcext:value-type="float">
            <text:p>757.6</text:p>
          </table:table-cell>
          <table:table-cell office:value-type="float" office:value="785.64" calcext:value-type="float">
            <text:p>785.64</text:p>
          </table:table-cell>
          <table:table-cell office:value-type="float" office:value="806.47" calcext:value-type="float">
            <text:p>806.47</text:p>
          </table:table-cell>
          <table:table-cell office:value-type="float" office:value="819.93" calcext:value-type="float">
            <text:p>819.93</text:p>
          </table:table-cell>
          <table:table-cell office:value-type="float" office:value="826.33" calcext:value-type="float">
            <text:p>826.33</text:p>
          </table:table-cell>
          <table:table-cell office:value-type="float" office:value="828.03" calcext:value-type="float">
            <text:p>828.03</text:p>
          </table:table-cell>
          <table:table-cell office:value-type="float" office:value="828.31" calcext:value-type="float">
            <text:p>828.31</text:p>
          </table:table-cell>
          <table:table-cell office:value-type="float" office:value="844.28" calcext:value-type="float">
            <text:p>844.28</text:p>
          </table:table-cell>
          <table:table-cell office:value-type="float" office:value="853.22" calcext:value-type="float">
            <text:p>853.22</text:p>
          </table:table-cell>
        </table:table-row>
        <table:table-row table:style-name="ro1">
          <table:table-cell office:value-type="string" calcext:value-type="string">
            <text:p>Mai</text:p>
          </table:table-cell>
          <table:table-cell office:value-type="float" office:value="100.62" calcext:value-type="float">
            <text:p>100.62</text:p>
          </table:table-cell>
          <table:table-cell office:value-type="float" office:value="102.62" calcext:value-type="float">
            <text:p>102.62</text:p>
          </table:table-cell>
          <table:table-cell office:value-type="float" office:value="109.19" calcext:value-type="float">
            <text:p>109.19</text:p>
          </table:table-cell>
          <table:table-cell office:value-type="float" office:value="120.95" calcext:value-type="float">
            <text:p>120.95</text:p>
          </table:table-cell>
          <table:table-cell office:value-type="float" office:value="121.52" calcext:value-type="float">
            <text:p>121.52</text:p>
          </table:table-cell>
          <table:table-cell office:value-type="float" office:value="120.88" calcext:value-type="float">
            <text:p>120.88</text:p>
          </table:table-cell>
          <table:table-cell office:value-type="float" office:value="122.04" calcext:value-type="float">
            <text:p>122.04</text:p>
          </table:table-cell>
          <table:table-cell office:value-type="float" office:value="122.01" calcext:value-type="float">
            <text:p>122.01</text:p>
          </table:table-cell>
          <table:table-cell office:value-type="float" office:value="122.24" calcext:value-type="float">
            <text:p>122.24</text:p>
          </table:table-cell>
          <table:table-cell office:value-type="float" office:value="128.13" calcext:value-type="float">
            <text:p>128.13</text:p>
          </table:table-cell>
          <table:table-cell office:value-type="float" office:value="129.83" calcext:value-type="float">
            <text:p>129.83</text:p>
          </table:table-cell>
          <table:table-cell office:value-type="float" office:value="129.48" calcext:value-type="float">
            <text:p>129.48</text:p>
          </table:table-cell>
          <table:table-cell office:value-type="float" office:value="130.72" calcext:value-type="float">
            <text:p>130.72</text:p>
          </table:table-cell>
          <table:table-cell office:value-type="float" office:value="131.34" calcext:value-type="float">
            <text:p>131.34</text:p>
          </table:table-cell>
          <table:table-cell office:value-type="float" office:value="132.58" calcext:value-type="float">
            <text:p>132.58</text:p>
          </table:table-cell>
          <table:table-cell office:value-type="float" office:value="137.23" calcext:value-type="float">
            <text:p>137.23</text:p>
          </table:table-cell>
          <table:table-cell office:value-type="float" office:value="140.26" calcext:value-type="float">
            <text:p>140.26</text:p>
          </table:table-cell>
          <table:table-cell office:value-type="float" office:value="145.65" calcext:value-type="float">
            <text:p>145.65</text:p>
          </table:table-cell>
          <table:table-cell office:value-type="float" office:value="148.97" calcext:value-type="float">
            <text:p>148.97</text:p>
          </table:table-cell>
          <table:table-cell office:value-type="float" office:value="151.25" calcext:value-type="float">
            <text:p>151.25</text:p>
          </table:table-cell>
          <table:table-cell office:value-type="float" office:value="157.99" calcext:value-type="float">
            <text:p>157.99</text:p>
          </table:table-cell>
          <table:table-cell office:value-type="float" office:value="162.1" calcext:value-type="float">
            <text:p>162.1</text:p>
          </table:table-cell>
          <table:table-cell office:value-type="float" office:value="169.37" calcext:value-type="float">
            <text:p>169.37</text:p>
          </table:table-cell>
          <table:table-cell office:value-type="float" office:value="177.21" calcext:value-type="float">
            <text:p>177.21</text:p>
          </table:table-cell>
          <table:table-cell office:value-type="float" office:value="184.25" calcext:value-type="float">
            <text:p>184.25</text:p>
          </table:table-cell>
          <table:table-cell office:value-type="float" office:value="198.59" calcext:value-type="float">
            <text:p>198.59</text:p>
          </table:table-cell>
          <table:table-cell office:value-type="float" office:value="215.7" calcext:value-type="float">
            <text:p>215.7</text:p>
          </table:table-cell>
          <table:table-cell office:value-type="float" office:value="237.57" calcext:value-type="float">
            <text:p>237.57</text:p>
          </table:table-cell>
          <table:table-cell office:value-type="float" office:value="262.39" calcext:value-type="float">
            <text:p>262.39</text:p>
          </table:table-cell>
          <table:table-cell office:value-type="float" office:value="281.22" calcext:value-type="float">
            <text:p>281.22</text:p>
          </table:table-cell>
          <table:table-cell office:value-type="float" office:value="289.38" calcext:value-type="float">
            <text:p>289.38</text:p>
          </table:table-cell>
          <table:table-cell office:value-type="float" office:value="301" calcext:value-type="float">
            <text:p>301</text:p>
          </table:table-cell>
          <table:table-cell office:value-type="float" office:value="321.05" calcext:value-type="float">
            <text:p>321.05</text:p>
          </table:table-cell>
          <table:table-cell office:value-type="float" office:value="345.34" calcext:value-type="float">
            <text:p>345.34</text:p>
          </table:table-cell>
          <table:table-cell office:value-type="float" office:value="375.54" calcext:value-type="float">
            <text:p>375.54</text:p>
          </table:table-cell>
          <table:table-cell office:value-type="float" office:value="407.69" calcext:value-type="float">
            <text:p>407.69</text:p>
          </table:table-cell>
          <table:table-cell office:value-type="float" office:value="439.16" calcext:value-type="float">
            <text:p>439.16</text:p>
          </table:table-cell>
          <table:table-cell office:value-type="float" office:value="450.57" calcext:value-type="float">
            <text:p>450.57</text:p>
          </table:table-cell>
          <table:table-cell office:value-type="float" office:value="452.35" calcext:value-type="float">
            <text:p>452.35</text:p>
          </table:table-cell>
          <table:table-cell office:value-type="float" office:value="450.92" calcext:value-type="float">
            <text:p>450.92</text:p>
          </table:table-cell>
          <table:table-cell office:value-type="float" office:value="456.46" calcext:value-type="float">
            <text:p>456.46</text:p>
          </table:table-cell>
          <table:table-cell office:value-type="float" office:value="472.32" calcext:value-type="float">
            <text:p>472.32</text:p>
          </table:table-cell>
          <table:table-cell office:value-type="float" office:value="488.56" calcext:value-type="float">
            <text:p>488.56</text:p>
          </table:table-cell>
          <table:table-cell office:value-type="float" office:value="504.59" calcext:value-type="float">
            <text:p>504.59</text:p>
          </table:table-cell>
          <table:table-cell office:value-type="float" office:value="522.56" calcext:value-type="float">
            <text:p>522.56</text:p>
          </table:table-cell>
          <table:table-cell office:value-type="float" office:value="540.73" calcext:value-type="float">
            <text:p>540.73</text:p>
          </table:table-cell>
          <table:table-cell office:value-type="float" office:value="552.25" calcext:value-type="float">
            <text:p>552.25</text:p>
          </table:table-cell>
          <table:table-cell office:value-type="float" office:value="563.27" calcext:value-type="float">
            <text:p>563.27</text:p>
          </table:table-cell>
          <table:table-cell office:value-type="float" office:value="571.35" calcext:value-type="float">
            <text:p>571.35</text:p>
          </table:table-cell>
          <table:table-cell office:value-type="float" office:value="578.45" calcext:value-type="float">
            <text:p>578.45</text:p>
          </table:table-cell>
          <table:table-cell office:value-type="float" office:value="585.95" calcext:value-type="float">
            <text:p>585.95</text:p>
          </table:table-cell>
          <table:table-cell office:value-type="float" office:value="592.589727" calcext:value-type="float">
            <text:p>592.589727</text:p>
          </table:table-cell>
          <table:table-cell office:value-type="float" office:value="607.7" calcext:value-type="float">
            <text:p>607.7</text:p>
          </table:table-cell>
          <table:table-cell office:value-type="float" office:value="627.56" calcext:value-type="float">
            <text:p>627.56</text:p>
          </table:table-cell>
          <table:table-cell office:value-type="float" office:value="639.34" calcext:value-type="float">
            <text:p>639.34</text:p>
          </table:table-cell>
          <table:table-cell office:value-type="float" office:value="651.71" calcext:value-type="float">
            <text:p>651.71</text:p>
          </table:table-cell>
          <table:table-cell office:value-type="float" office:value="665.88" calcext:value-type="float">
            <text:p>665.88</text:p>
          </table:table-cell>
          <table:table-cell office:value-type="float" office:value="681.83" calcext:value-type="float">
            <text:p>681.83</text:p>
          </table:table-cell>
          <table:table-cell office:value-type="float" office:value="703.12" calcext:value-type="float">
            <text:p>703.12</text:p>
          </table:table-cell>
          <table:table-cell office:value-type="float" office:value="716.16" calcext:value-type="float">
            <text:p>716.16</text:p>
          </table:table-cell>
          <table:table-cell office:value-type="float" office:value="744.11" calcext:value-type="float">
            <text:p>744.11</text:p>
          </table:table-cell>
          <table:table-cell office:value-type="float" office:value="741.59" calcext:value-type="float">
            <text:p>741.59</text:p>
          </table:table-cell>
          <table:table-cell office:value-type="float" office:value="759.03" calcext:value-type="float">
            <text:p>759.03</text:p>
          </table:table-cell>
          <table:table-cell office:value-type="float" office:value="786.05" calcext:value-type="float">
            <text:p>786.05</text:p>
          </table:table-cell>
          <table:table-cell office:value-type="float" office:value="805.32" calcext:value-type="float">
            <text:p>805.32</text:p>
          </table:table-cell>
          <table:table-cell office:value-type="float" office:value="818.17" calcext:value-type="float">
            <text:p>818.17</text:p>
          </table:table-cell>
          <table:table-cell office:value-type="float" office:value="826.6" calcext:value-type="float">
            <text:p>826.6</text:p>
          </table:table-cell>
          <table:table-cell office:value-type="float" office:value="831.5" calcext:value-type="float">
            <text:p>831.5</text:p>
          </table:table-cell>
          <table:table-cell office:value-type="float" office:value="830.96" calcext:value-type="float">
            <text:p>830.96</text:p>
          </table:table-cell>
          <table:table-cell office:value-type="float" office:value="844.94" calcext:value-type="float">
            <text:p>844.94</text:p>
          </table:table-cell>
          <table:table-cell office:value-type="float" office:value="856.11" calcext:value-type="float">
            <text:p>856.11</text:p>
          </table:table-cell>
        </table:table-row>
        <table:table-row table:style-name="ro1">
          <table:table-cell office:value-type="string" calcext:value-type="string">
            <text:p>Juin</text:p>
          </table:table-cell>
          <table:table-cell office:value-type="float" office:value="100.93" calcext:value-type="float">
            <text:p>100.93</text:p>
          </table:table-cell>
          <table:table-cell office:value-type="float" office:value="102.82" calcext:value-type="float">
            <text:p>102.82</text:p>
          </table:table-cell>
          <table:table-cell office:value-type="float" office:value="109.68" calcext:value-type="float">
            <text:p>109.68</text:p>
          </table:table-cell>
          <table:table-cell office:value-type="float" office:value="121.02" calcext:value-type="float">
            <text:p>121.02</text:p>
          </table:table-cell>
          <table:table-cell office:value-type="float" office:value="122.06" calcext:value-type="float">
            <text:p>122.06</text:p>
          </table:table-cell>
          <table:table-cell office:value-type="float" office:value="121.31" calcext:value-type="float">
            <text:p>121.31</text:p>
          </table:table-cell>
          <table:table-cell office:value-type="float" office:value="123.3" calcext:value-type="float">
            <text:p>123.3</text:p>
          </table:table-cell>
          <table:table-cell office:value-type="float" office:value="122.21" calcext:value-type="float">
            <text:p>122.21</text:p>
          </table:table-cell>
          <table:table-cell office:value-type="float" office:value="123.36" calcext:value-type="float">
            <text:p>123.36</text:p>
          </table:table-cell>
          <table:table-cell office:value-type="float" office:value="129.23" calcext:value-type="float">
            <text:p>129.23</text:p>
          </table:table-cell>
          <table:table-cell office:value-type="float" office:value="130.38" calcext:value-type="float">
            <text:p>130.38</text:p>
          </table:table-cell>
          <table:table-cell office:value-type="float" office:value="130.72" calcext:value-type="float">
            <text:p>130.72</text:p>
          </table:table-cell>
          <table:table-cell office:value-type="float" office:value="131.94" calcext:value-type="float">
            <text:p>131.94</text:p>
          </table:table-cell>
          <table:table-cell office:value-type="float" office:value="132.26" calcext:value-type="float">
            <text:p>132.26</text:p>
          </table:table-cell>
          <table:table-cell office:value-type="float" office:value="133.91" calcext:value-type="float">
            <text:p>133.91</text:p>
          </table:table-cell>
          <table:table-cell office:value-type="float" office:value="138.08" calcext:value-type="float">
            <text:p>138.08</text:p>
          </table:table-cell>
          <table:table-cell office:value-type="float" office:value="141.4" calcext:value-type="float">
            <text:p>141.4</text:p>
          </table:table-cell>
          <table:table-cell office:value-type="float" office:value="146.58" calcext:value-type="float">
            <text:p>146.58</text:p>
          </table:table-cell>
          <table:table-cell office:value-type="float" office:value="149.93" calcext:value-type="float">
            <text:p>149.93</text:p>
          </table:table-cell>
          <table:table-cell office:value-type="float" office:value="152.61" calcext:value-type="float">
            <text:p>152.61</text:p>
          </table:table-cell>
          <table:table-cell office:value-type="float" office:value="158.14" calcext:value-type="float">
            <text:p>158.14</text:p>
          </table:table-cell>
          <table:table-cell office:value-type="float" office:value="161.91" calcext:value-type="float">
            <text:p>161.91</text:p>
          </table:table-cell>
          <table:table-cell office:value-type="float" office:value="169.84" calcext:value-type="float">
            <text:p>169.84</text:p>
          </table:table-cell>
          <table:table-cell office:value-type="float" office:value="177.61" calcext:value-type="float">
            <text:p>177.61</text:p>
          </table:table-cell>
          <table:table-cell office:value-type="float" office:value="186.31" calcext:value-type="float">
            <text:p>186.31</text:p>
          </table:table-cell>
          <table:table-cell office:value-type="float" office:value="198.84" calcext:value-type="float">
            <text:p>198.84</text:p>
          </table:table-cell>
          <table:table-cell office:value-type="float" office:value="216.22" calcext:value-type="float">
            <text:p>216.22</text:p>
          </table:table-cell>
          <table:table-cell office:value-type="float" office:value="239.28" calcext:value-type="float">
            <text:p>239.28</text:p>
          </table:table-cell>
          <table:table-cell office:value-type="float" office:value="262.71" calcext:value-type="float">
            <text:p>262.71</text:p>
          </table:table-cell>
          <table:table-cell office:value-type="float" office:value="282.66" calcext:value-type="float">
            <text:p>282.66</text:p>
          </table:table-cell>
          <table:table-cell office:value-type="float" office:value="290.2" calcext:value-type="float">
            <text:p>290.2</text:p>
          </table:table-cell>
          <table:table-cell office:value-type="float" office:value="302.33" calcext:value-type="float">
            <text:p>302.33</text:p>
          </table:table-cell>
          <table:table-cell office:value-type="float" office:value="321.79" calcext:value-type="float">
            <text:p>321.79</text:p>
          </table:table-cell>
          <table:table-cell office:value-type="float" office:value="348.88" calcext:value-type="float">
            <text:p>348.88</text:p>
          </table:table-cell>
          <table:table-cell office:value-type="float" office:value="379.83" calcext:value-type="float">
            <text:p>379.83</text:p>
          </table:table-cell>
          <table:table-cell office:value-type="float" office:value="408.83" calcext:value-type="float">
            <text:p>408.83</text:p>
          </table:table-cell>
          <table:table-cell office:value-type="float" office:value="436.41" calcext:value-type="float">
            <text:p>436.41</text:p>
          </table:table-cell>
          <table:table-cell office:value-type="float" office:value="451.52" calcext:value-type="float">
            <text:p>451.52</text:p>
          </table:table-cell>
          <table:table-cell office:value-type="float" office:value="452.04" calcext:value-type="float">
            <text:p>452.04</text:p>
          </table:table-cell>
          <table:table-cell office:value-type="float" office:value="450.35" calcext:value-type="float">
            <text:p>450.35</text:p>
          </table:table-cell>
          <table:table-cell office:value-type="float" office:value="457.33" calcext:value-type="float">
            <text:p>457.33</text:p>
          </table:table-cell>
          <table:table-cell office:value-type="float" office:value="473.66" calcext:value-type="float">
            <text:p>473.66</text:p>
          </table:table-cell>
          <table:table-cell office:value-type="float" office:value="488.35" calcext:value-type="float">
            <text:p>488.35</text:p>
          </table:table-cell>
          <table:table-cell office:value-type="float" office:value="505.38" calcext:value-type="float">
            <text:p>505.38</text:p>
          </table:table-cell>
          <table:table-cell office:value-type="float" office:value="523.59" calcext:value-type="float">
            <text:p>523.59</text:p>
          </table:table-cell>
          <table:table-cell office:value-type="float" office:value="541.07" calcext:value-type="float">
            <text:p>541.07</text:p>
          </table:table-cell>
          <table:table-cell office:value-type="float" office:value="552.54" calcext:value-type="float">
            <text:p>552.54</text:p>
          </table:table-cell>
          <table:table-cell office:value-type="float" office:value="564.06" calcext:value-type="float">
            <text:p>564.06</text:p>
          </table:table-cell>
          <table:table-cell office:value-type="float" office:value="571.1" calcext:value-type="float">
            <text:p>571.1</text:p>
          </table:table-cell>
          <table:table-cell office:value-type="float" office:value="578.9" calcext:value-type="float">
            <text:p>578.9</text:p>
          </table:table-cell>
          <table:table-cell office:value-type="float" office:value="585.66" calcext:value-type="float">
            <text:p>585.66</text:p>
          </table:table-cell>
          <table:table-cell office:value-type="float" office:value="592.3" calcext:value-type="float">
            <text:p>592.3</text:p>
          </table:table-cell>
          <table:table-cell office:value-type="float" office:value="611.65" calcext:value-type="float">
            <text:p>611.65</text:p>
          </table:table-cell>
          <table:table-cell office:value-type="float" office:value="629.44" calcext:value-type="float">
            <text:p>629.44</text:p>
          </table:table-cell>
          <table:table-cell office:value-type="float" office:value="640.32" calcext:value-type="float">
            <text:p>640.32</text:p>
          </table:table-cell>
          <table:table-cell office:value-type="float" office:value="651.71" calcext:value-type="float">
            <text:p>651.71</text:p>
          </table:table-cell>
          <table:table-cell office:value-type="float" office:value="667.6" calcext:value-type="float">
            <text:p>667.6</text:p>
          </table:table-cell>
          <table:table-cell office:value-type="float" office:value="682.17" calcext:value-type="float">
            <text:p>682.17</text:p>
          </table:table-cell>
          <table:table-cell office:value-type="float" office:value="703.6" calcext:value-type="float">
            <text:p>703.6</text:p>
          </table:table-cell>
          <table:table-cell office:value-type="float" office:value="717.04" calcext:value-type="float">
            <text:p>717.04</text:p>
          </table:table-cell>
          <table:table-cell office:value-type="float" office:value="747.38" calcext:value-type="float">
            <text:p>747.38</text:p>
          </table:table-cell>
          <table:table-cell office:value-type="float" office:value="744.86" calcext:value-type="float">
            <text:p>744.86</text:p>
          </table:table-cell>
          <table:table-cell office:value-type="float" office:value="758.75" calcext:value-type="float">
            <text:p>758.75</text:p>
          </table:table-cell>
          <table:table-cell office:value-type="float" office:value="785.17" calcext:value-type="float">
            <text:p>785.17</text:p>
          </table:table-cell>
          <table:table-cell office:value-type="float" office:value="804.36" calcext:value-type="float">
            <text:p>804.36</text:p>
          </table:table-cell>
          <table:table-cell office:value-type="float" office:value="820.89" calcext:value-type="float">
            <text:p>820.89</text:p>
          </table:table-cell>
          <table:table-cell office:value-type="float" office:value="827.42" calcext:value-type="float">
            <text:p>827.42</text:p>
          </table:table-cell>
          <table:table-cell office:value-type="float" office:value="833.06" calcext:value-type="float">
            <text:p>833.06</text:p>
          </table:table-cell>
          <table:table-cell office:value-type="float" office:value="832.95" calcext:value-type="float">
            <text:p>832.95</text:p>
          </table:table-cell>
          <table:table-cell office:value-type="float" office:value="845.36" calcext:value-type="float">
            <text:p>845.36</text:p>
          </table:table-cell>
          <table:table-cell office:value-type="float" office:value="857.52" calcext:value-type="float">
            <text:p>857.52</text:p>
          </table:table-cell>
        </table:table-row>
        <table:table-row table:style-name="ro1">
          <table:table-cell office:value-type="string" calcext:value-type="string">
            <text:p>Juillet</text:p>
          </table:table-cell>
          <table:table-cell office:value-type="float" office:value="102.18" calcext:value-type="float">
            <text:p>102.18</text:p>
          </table:table-cell>
          <table:table-cell office:value-type="float" office:value="111.2" calcext:value-type="float">
            <text:p>111.2</text:p>
          </table:table-cell>
          <table:table-cell office:value-type="float" office:value="109.44" calcext:value-type="float">
            <text:p>109.44</text:p>
          </table:table-cell>
          <table:table-cell office:value-type="float" office:value="122.71" calcext:value-type="float">
            <text:p>122.71</text:p>
          </table:table-cell>
          <table:table-cell office:value-type="float" office:value="122.75" calcext:value-type="float">
            <text:p>122.75</text:p>
          </table:table-cell>
          <table:table-cell office:value-type="float" office:value="122.74" calcext:value-type="float">
            <text:p>122.74</text:p>
          </table:table-cell>
          <table:table-cell office:value-type="float" office:value="123.44" calcext:value-type="float">
            <text:p>123.44</text:p>
          </table:table-cell>
          <table:table-cell office:value-type="float" office:value="123.26" calcext:value-type="float">
            <text:p>123.26</text:p>
          </table:table-cell>
          <table:table-cell office:value-type="float" office:value="123.5" calcext:value-type="float">
            <text:p>123.5</text:p>
          </table:table-cell>
          <table:table-cell office:value-type="float" office:value="130.14" calcext:value-type="float">
            <text:p>130.14</text:p>
          </table:table-cell>
          <table:table-cell office:value-type="float" office:value="130.42" calcext:value-type="float">
            <text:p>130.42</text:p>
          </table:table-cell>
          <table:table-cell office:value-type="float" office:value="131.11" calcext:value-type="float">
            <text:p>131.11</text:p>
          </table:table-cell>
          <table:table-cell office:value-type="float" office:value="131.5" calcext:value-type="float">
            <text:p>131.5</text:p>
          </table:table-cell>
          <table:table-cell office:value-type="float" office:value="132.2" calcext:value-type="float">
            <text:p>132.2</text:p>
          </table:table-cell>
          <table:table-cell office:value-type="float" office:value="133.81" calcext:value-type="float">
            <text:p>133.81</text:p>
          </table:table-cell>
          <table:table-cell office:value-type="float" office:value="138.02" calcext:value-type="float">
            <text:p>138.02</text:p>
          </table:table-cell>
          <table:table-cell office:value-type="float" office:value="141.38" calcext:value-type="float">
            <text:p>141.38</text:p>
          </table:table-cell>
          <table:table-cell office:value-type="float" office:value="146.91" calcext:value-type="float">
            <text:p>146.91</text:p>
          </table:table-cell>
          <table:table-cell office:value-type="float" office:value="150.39" calcext:value-type="float">
            <text:p>150.39</text:p>
          </table:table-cell>
          <table:table-cell office:value-type="float" office:value="155.37" calcext:value-type="float">
            <text:p>155.37</text:p>
          </table:table-cell>
          <table:table-cell office:value-type="float" office:value="158.43" calcext:value-type="float">
            <text:p>158.43</text:p>
          </table:table-cell>
          <table:table-cell office:value-type="float" office:value="162.35" calcext:value-type="float">
            <text:p>162.35</text:p>
          </table:table-cell>
          <table:table-cell office:value-type="float" office:value="170.5" calcext:value-type="float">
            <text:p>170.5</text:p>
          </table:table-cell>
          <table:table-cell office:value-type="float" office:value="177.75" calcext:value-type="float">
            <text:p>177.75</text:p>
          </table:table-cell>
          <table:table-cell office:value-type="float" office:value="187.86" calcext:value-type="float">
            <text:p>187.86</text:p>
          </table:table-cell>
          <table:table-cell office:value-type="float" office:value="198.62" calcext:value-type="float">
            <text:p>198.62</text:p>
          </table:table-cell>
          <table:table-cell office:value-type="float" office:value="218.66" calcext:value-type="float">
            <text:p>218.66</text:p>
          </table:table-cell>
          <table:table-cell office:value-type="float" office:value="241.39" calcext:value-type="float">
            <text:p>241.39</text:p>
          </table:table-cell>
          <table:table-cell office:value-type="float" office:value="264.74" calcext:value-type="float">
            <text:p>264.74</text:p>
          </table:table-cell>
          <table:table-cell office:value-type="float" office:value="283.97" calcext:value-type="float">
            <text:p>283.97</text:p>
          </table:table-cell>
          <table:table-cell office:value-type="float" office:value="290.73" calcext:value-type="float">
            <text:p>290.73</text:p>
          </table:table-cell>
          <table:table-cell office:value-type="float" office:value="303.83" calcext:value-type="float">
            <text:p>303.83</text:p>
          </table:table-cell>
          <table:table-cell office:value-type="float" office:value="323.15" calcext:value-type="float">
            <text:p>323.15</text:p>
          </table:table-cell>
          <table:table-cell office:value-type="float" office:value="350.63" calcext:value-type="float">
            <text:p>350.63</text:p>
          </table:table-cell>
          <table:table-cell office:value-type="float" office:value="383.76" calcext:value-type="float">
            <text:p>383.76</text:p>
          </table:table-cell>
          <table:table-cell office:value-type="float" office:value="414.97" calcext:value-type="float">
            <text:p>414.97</text:p>
          </table:table-cell>
          <table:table-cell office:value-type="float" office:value="437.4" calcext:value-type="float">
            <text:p>437.4</text:p>
          </table:table-cell>
          <table:table-cell office:value-type="float" office:value="453.91" calcext:value-type="float">
            <text:p>453.91</text:p>
          </table:table-cell>
          <table:table-cell office:value-type="float" office:value="451.22" calcext:value-type="float">
            <text:p>451.22</text:p>
          </table:table-cell>
          <table:table-cell office:value-type="float" office:value="450.35" calcext:value-type="float">
            <text:p>450.35</text:p>
          </table:table-cell>
          <table:table-cell office:value-type="float" office:value="459.23" calcext:value-type="float">
            <text:p>459.23</text:p>
          </table:table-cell>
          <table:table-cell office:value-type="float" office:value="475.05" calcext:value-type="float">
            <text:p>475.05</text:p>
          </table:table-cell>
          <table:table-cell office:value-type="float" office:value="489.21" calcext:value-type="float">
            <text:p>489.21</text:p>
          </table:table-cell>
          <table:table-cell office:value-type="float" office:value="507.94" calcext:value-type="float">
            <text:p>507.94</text:p>
          </table:table-cell>
          <table:table-cell office:value-type="float" office:value="524.82" calcext:value-type="float">
            <text:p>524.82</text:p>
          </table:table-cell>
          <table:table-cell office:value-type="float" office:value="542.99" calcext:value-type="float">
            <text:p>542.99</text:p>
          </table:table-cell>
          <table:table-cell office:value-type="float" office:value="553.87" calcext:value-type="float">
            <text:p>553.87</text:p>
          </table:table-cell>
          <table:table-cell office:value-type="float" office:value="564.41" calcext:value-type="float">
            <text:p>564.41</text:p>
          </table:table-cell>
          <table:table-cell office:value-type="float" office:value="571.6" calcext:value-type="float">
            <text:p>571.6</text:p>
          </table:table-cell>
          <table:table-cell office:value-type="float" office:value="580.28" calcext:value-type="float">
            <text:p>580.28</text:p>
          </table:table-cell>
          <table:table-cell office:value-type="float" office:value="586.87" calcext:value-type="float">
            <text:p>586.87</text:p>
          </table:table-cell>
          <table:table-cell office:value-type="float" office:value="584.9212554" calcext:value-type="float">
            <text:p>584.9212554</text:p>
          </table:table-cell>
          <table:table-cell office:value-type="float" office:value="605.07" calcext:value-type="float">
            <text:p>605.07</text:p>
          </table:table-cell>
          <table:table-cell office:value-type="float" office:value="623.26" calcext:value-type="float">
            <text:p>623.26</text:p>
          </table:table-cell>
          <table:table-cell office:value-type="float" office:value="635.8" calcext:value-type="float">
            <text:p>635.8</text:p>
          </table:table-cell>
          <table:table-cell office:value-type="float" office:value="646.1" calcext:value-type="float">
            <text:p>646.1</text:p>
          </table:table-cell>
          <table:table-cell office:value-type="float" office:value="660.85" calcext:value-type="float">
            <text:p>660.85</text:p>
          </table:table-cell>
          <table:table-cell office:value-type="float" office:value="677.83" calcext:value-type="float">
            <text:p>677.83</text:p>
          </table:table-cell>
          <table:table-cell office:value-type="float" office:value="697.52" calcext:value-type="float">
            <text:p>697.52</text:p>
          </table:table-cell>
          <table:table-cell office:value-type="float" office:value="709.68" calcext:value-type="float">
            <text:p>709.68</text:p>
          </table:table-cell>
          <table:table-cell office:value-type="float" office:value="743.77" calcext:value-type="float">
            <text:p>743.77</text:p>
          </table:table-cell>
          <table:table-cell office:value-type="float" office:value="738.19" calcext:value-type="float">
            <text:p>738.19</text:p>
          </table:table-cell>
          <table:table-cell office:value-type="float" office:value="756.23" calcext:value-type="float">
            <text:p>756.23</text:p>
          </table:table-cell>
          <table:table-cell office:value-type="float" office:value="777.96" calcext:value-type="float">
            <text:p>777.96</text:p>
          </table:table-cell>
          <table:table-cell office:value-type="float" office:value="796.81" calcext:value-type="float">
            <text:p>796.81</text:p>
          </table:table-cell>
          <table:table-cell office:value-type="float" office:value="811.43" calcext:value-type="float">
            <text:p>811.43</text:p>
          </table:table-cell>
          <table:table-cell office:value-type="float" office:value="818.99" calcext:value-type="float">
            <text:p>818.99</text:p>
          </table:table-cell>
          <table:table-cell office:value-type="float" office:value="824.02" calcext:value-type="float">
            <text:p>824.02</text:p>
          </table:table-cell>
          <table:table-cell office:value-type="float" office:value="823.68" calcext:value-type="float">
            <text:p>823.68</text:p>
          </table:table-cell>
          <table:table-cell office:value-type="float" office:value="839.4" calcext:value-type="float">
            <text:p>839.4</text:p>
          </table:table-cell>
          <table:table-cell office:value-type="float" office:value="851.56" calcext:value-type="float">
            <text:p>851.56</text:p>
          </table:table-cell>
        </table:table-row>
        <table:table-row table:style-name="ro1">
          <table:table-cell office:value-type="string" calcext:value-type="string">
            <text:p>Août</text:p>
          </table:table-cell>
          <table:table-cell office:value-type="float" office:value="102.76" calcext:value-type="float">
            <text:p>102.76</text:p>
          </table:table-cell>
          <table:table-cell office:value-type="float" office:value="112.65" calcext:value-type="float">
            <text:p>112.65</text:p>
          </table:table-cell>
          <table:table-cell office:value-type="float" office:value="111.01" calcext:value-type="float">
            <text:p>111.01</text:p>
          </table:table-cell>
          <table:table-cell office:value-type="float" office:value="122.59" calcext:value-type="float">
            <text:p>122.59</text:p>
          </table:table-cell>
          <table:table-cell office:value-type="float" office:value="123.23" calcext:value-type="float">
            <text:p>123.23</text:p>
          </table:table-cell>
          <table:table-cell office:value-type="float" office:value="122.42" calcext:value-type="float">
            <text:p>122.42</text:p>
          </table:table-cell>
          <table:table-cell office:value-type="float" office:value="123.86" calcext:value-type="float">
            <text:p>123.86</text:p>
          </table:table-cell>
          <table:table-cell office:value-type="float" office:value="123.44" calcext:value-type="float">
            <text:p>123.44</text:p>
          </table:table-cell>
          <table:table-cell office:value-type="float" office:value="123.42" calcext:value-type="float">
            <text:p>123.42</text:p>
          </table:table-cell>
          <table:table-cell office:value-type="float" office:value="131.81" calcext:value-type="float">
            <text:p>131.81</text:p>
          </table:table-cell>
          <table:table-cell office:value-type="float" office:value="130.77" calcext:value-type="float">
            <text:p>130.77</text:p>
          </table:table-cell>
          <table:table-cell office:value-type="float" office:value="132.61" calcext:value-type="float">
            <text:p>132.61</text:p>
          </table:table-cell>
          <table:table-cell office:value-type="float" office:value="131.51" calcext:value-type="float">
            <text:p>131.51</text:p>
          </table:table-cell>
          <table:table-cell office:value-type="float" office:value="133.04" calcext:value-type="float">
            <text:p>133.04</text:p>
          </table:table-cell>
          <table:table-cell office:value-type="float" office:value="133.81" calcext:value-type="float">
            <text:p>133.81</text:p>
          </table:table-cell>
          <table:table-cell office:value-type="float" office:value="138.42" calcext:value-type="float">
            <text:p>138.42</text:p>
          </table:table-cell>
          <table:table-cell office:value-type="float" office:value="142.59" calcext:value-type="float">
            <text:p>142.59</text:p>
          </table:table-cell>
          <table:table-cell office:value-type="float" office:value="147.48" calcext:value-type="float">
            <text:p>147.48</text:p>
          </table:table-cell>
          <table:table-cell office:value-type="float" office:value="151.09" calcext:value-type="float">
            <text:p>151.09</text:p>
          </table:table-cell>
          <table:table-cell office:value-type="float" office:value="155.87" calcext:value-type="float">
            <text:p>155.87</text:p>
          </table:table-cell>
          <table:table-cell office:value-type="float" office:value="158.42" calcext:value-type="float">
            <text:p>158.42</text:p>
          </table:table-cell>
          <table:table-cell office:value-type="float" office:value="162.15" calcext:value-type="float">
            <text:p>162.15</text:p>
          </table:table-cell>
          <table:table-cell office:value-type="float" office:value="170.02" calcext:value-type="float">
            <text:p>170.02</text:p>
          </table:table-cell>
          <table:table-cell office:value-type="float" office:value="177.96" calcext:value-type="float">
            <text:p>177.96</text:p>
          </table:table-cell>
          <table:table-cell office:value-type="float" office:value="188.49" calcext:value-type="float">
            <text:p>188.49</text:p>
          </table:table-cell>
          <table:table-cell office:value-type="float" office:value="198.89" calcext:value-type="float">
            <text:p>198.89</text:p>
          </table:table-cell>
          <table:table-cell office:value-type="float" office:value="219.08" calcext:value-type="float">
            <text:p>219.08</text:p>
          </table:table-cell>
          <table:table-cell office:value-type="float" office:value="242.38" calcext:value-type="float">
            <text:p>242.38</text:p>
          </table:table-cell>
          <table:table-cell office:value-type="float" office:value="266.77" calcext:value-type="float">
            <text:p>266.77</text:p>
          </table:table-cell>
          <table:table-cell office:value-type="float" office:value="283.17" calcext:value-type="float">
            <text:p>283.17</text:p>
          </table:table-cell>
          <table:table-cell office:value-type="float" office:value="291.07" calcext:value-type="float">
            <text:p>291.07</text:p>
          </table:table-cell>
          <table:table-cell office:value-type="float" office:value="304.79" calcext:value-type="float">
            <text:p>304.79</text:p>
          </table:table-cell>
          <table:table-cell office:value-type="float" office:value="324.24" calcext:value-type="float">
            <text:p>324.24</text:p>
          </table:table-cell>
          <table:table-cell office:value-type="float" office:value="351.86" calcext:value-type="float">
            <text:p>351.86</text:p>
          </table:table-cell>
          <table:table-cell office:value-type="float" office:value="385.87" calcext:value-type="float">
            <text:p>385.87</text:p>
          </table:table-cell>
          <table:table-cell office:value-type="float" office:value="417.95" calcext:value-type="float">
            <text:p>417.95</text:p>
          </table:table-cell>
          <table:table-cell office:value-type="float" office:value="438.46" calcext:value-type="float">
            <text:p>438.46</text:p>
          </table:table-cell>
          <table:table-cell office:value-type="float" office:value="452.26" calcext:value-type="float">
            <text:p>452.26</text:p>
          </table:table-cell>
          <table:table-cell office:value-type="float" office:value="449.83" calcext:value-type="float">
            <text:p>449.83</text:p>
          </table:table-cell>
          <table:table-cell office:value-type="float" office:value="451.87" calcext:value-type="float">
            <text:p>451.87</text:p>
          </table:table-cell>
          <table:table-cell office:value-type="float" office:value="459.88" calcext:value-type="float">
            <text:p>459.88</text:p>
          </table:table-cell>
          <table:table-cell office:value-type="float" office:value="475.74" calcext:value-type="float">
            <text:p>475.74</text:p>
          </table:table-cell>
          <table:table-cell office:value-type="float" office:value="491.47" calcext:value-type="float">
            <text:p>491.47</text:p>
          </table:table-cell>
          <table:table-cell office:value-type="float" office:value="509.46" calcext:value-type="float">
            <text:p>509.46</text:p>
          </table:table-cell>
          <table:table-cell office:value-type="float" office:value="525.32" calcext:value-type="float">
            <text:p>525.32</text:p>
          </table:table-cell>
          <table:table-cell office:value-type="float" office:value="544.62" calcext:value-type="float">
            <text:p>544.62</text:p>
          </table:table-cell>
          <table:table-cell office:value-type="float" office:value="554.51" calcext:value-type="float">
            <text:p>554.51</text:p>
          </table:table-cell>
          <table:table-cell office:value-type="float" office:value="564.11" calcext:value-type="float">
            <text:p>564.11</text:p>
          </table:table-cell>
          <table:table-cell office:value-type="float" office:value="571.84" calcext:value-type="float">
            <text:p>571.84</text:p>
          </table:table-cell>
          <table:table-cell office:value-type="float" office:value="581.25" calcext:value-type="float">
            <text:p>581.25</text:p>
          </table:table-cell>
          <table:table-cell office:value-type="float" office:value="587.32" calcext:value-type="float">
            <text:p>587.32</text:p>
          </table:table-cell>
          <table:table-cell office:value-type="float" office:value="594.48" calcext:value-type="float">
            <text:p>594.48</text:p>
          </table:table-cell>
          <table:table-cell office:value-type="float" office:value="613.13" calcext:value-type="float">
            <text:p>613.13</text:p>
          </table:table-cell>
          <table:table-cell office:value-type="float" office:value="630.47" calcext:value-type="float">
            <text:p>630.47</text:p>
          </table:table-cell>
          <table:table-cell office:value-type="float" office:value="642.09" calcext:value-type="float">
            <text:p>642.09</text:p>
          </table:table-cell>
          <table:table-cell office:value-type="float" office:value="654.68" calcext:value-type="float">
            <text:p>654.68</text:p>
          </table:table-cell>
          <table:table-cell office:value-type="float" office:value="668.62" calcext:value-type="float">
            <text:p>668.62</text:p>
          </table:table-cell>
          <table:table-cell office:value-type="float" office:value="686.91" calcext:value-type="float">
            <text:p>686.91</text:p>
          </table:table-cell>
          <table:table-cell office:value-type="float" office:value="705.99" calcext:value-type="float">
            <text:p>705.99</text:p>
          </table:table-cell>
          <table:table-cell office:value-type="float" office:value="718.4" calcext:value-type="float">
            <text:p>718.4</text:p>
          </table:table-cell>
          <table:table-cell office:value-type="float" office:value="746.63" calcext:value-type="float">
            <text:p>746.63</text:p>
          </table:table-cell>
          <table:table-cell office:value-type="float" office:value="747.92" calcext:value-type="float">
            <text:p>747.92</text:p>
          </table:table-cell>
          <table:table-cell office:value-type="float" office:value="764.4" calcext:value-type="float">
            <text:p>764.4</text:p>
          </table:table-cell>
          <table:table-cell office:value-type="float" office:value="789.05" calcext:value-type="float">
            <text:p>789.05</text:p>
          </table:table-cell>
          <table:table-cell office:value-type="float" office:value="809.12" calcext:value-type="float">
            <text:p>809.12</text:p>
          </table:table-cell>
          <table:table-cell office:value-type="float" office:value="823.27" calcext:value-type="float">
            <text:p>823.27</text:p>
          </table:table-cell>
          <table:table-cell office:value-type="float" office:value="827.69" calcext:value-type="float">
            <text:p>827.69</text:p>
          </table:table-cell>
          <table:table-cell office:value-type="float" office:value="831.97" calcext:value-type="float">
            <text:p>831.97</text:p>
          </table:table-cell>
          <table:table-cell office:value-type="float" office:value="833.19" calcext:value-type="float">
            <text:p>833.19</text:p>
          </table:table-cell>
          <table:table-cell office:value-type="float" office:value="849.49" calcext:value-type="float">
            <text:p>849.49</text:p>
          </table:table-cell>
          <table:table-cell office:value-type="float" office:value="863.14" calcext:value-type="float">
            <text:p>863.14</text:p>
          </table:table-cell>
        </table:table-row>
        <table:table-row table:style-name="ro1">
          <table:table-cell office:value-type="string" calcext:value-type="string">
            <text:p>Septembre</text:p>
          </table:table-cell>
          <table:table-cell office:value-type="float" office:value="102.29" calcext:value-type="float">
            <text:p>102.29</text:p>
          </table:table-cell>
          <table:table-cell office:value-type="float" office:value="112.17" calcext:value-type="float">
            <text:p>112.17</text:p>
          </table:table-cell>
          <table:table-cell office:value-type="float" office:value="111.84" calcext:value-type="float">
            <text:p>111.84</text:p>
          </table:table-cell>
          <table:table-cell office:value-type="float" office:value="122.15" calcext:value-type="float">
            <text:p>122.15</text:p>
          </table:table-cell>
          <table:table-cell office:value-type="float" office:value="123.19" calcext:value-type="float">
            <text:p>123.19</text:p>
          </table:table-cell>
          <table:table-cell office:value-type="float" office:value="122.91" calcext:value-type="float">
            <text:p>122.91</text:p>
          </table:table-cell>
          <table:table-cell office:value-type="float" office:value="124.26" calcext:value-type="float">
            <text:p>124.26</text:p>
          </table:table-cell>
          <table:table-cell office:value-type="float" office:value="123.87" calcext:value-type="float">
            <text:p>123.87</text:p>
          </table:table-cell>
          <table:table-cell office:value-type="float" office:value="123.89" calcext:value-type="float">
            <text:p>123.89</text:p>
          </table:table-cell>
          <table:table-cell office:value-type="float" office:value="131.57" calcext:value-type="float">
            <text:p>131.57</text:p>
          </table:table-cell>
          <table:table-cell office:value-type="float" office:value="131.4" calcext:value-type="float">
            <text:p>131.4</text:p>
          </table:table-cell>
          <table:table-cell office:value-type="float" office:value="132.31" calcext:value-type="float">
            <text:p>132.31</text:p>
          </table:table-cell>
          <table:table-cell office:value-type="float" office:value="132.64" calcext:value-type="float">
            <text:p>132.64</text:p>
          </table:table-cell>
          <table:table-cell office:value-type="float" office:value="132.87" calcext:value-type="float">
            <text:p>132.87</text:p>
          </table:table-cell>
          <table:table-cell office:value-type="float" office:value="134.57" calcext:value-type="float">
            <text:p>134.57</text:p>
          </table:table-cell>
          <table:table-cell office:value-type="float" office:value="139.4" calcext:value-type="float">
            <text:p>139.4</text:p>
          </table:table-cell>
          <table:table-cell office:value-type="float" office:value="144.01" calcext:value-type="float">
            <text:p>144.01</text:p>
          </table:table-cell>
          <table:table-cell office:value-type="float" office:value="147.81" calcext:value-type="float">
            <text:p>147.81</text:p>
          </table:table-cell>
          <table:table-cell office:value-type="float" office:value="151.46" calcext:value-type="float">
            <text:p>151.46</text:p>
          </table:table-cell>
          <table:table-cell office:value-type="float" office:value="156.66" calcext:value-type="float">
            <text:p>156.66</text:p>
          </table:table-cell>
          <table:table-cell office:value-type="float" office:value="158.68" calcext:value-type="float">
            <text:p>158.68</text:p>
          </table:table-cell>
          <table:table-cell office:value-type="float" office:value="162.41" calcext:value-type="float">
            <text:p>162.41</text:p>
          </table:table-cell>
          <table:table-cell office:value-type="float" office:value="170.7" calcext:value-type="float">
            <text:p>170.7</text:p>
          </table:table-cell>
          <table:table-cell office:value-type="float" office:value="178.78" calcext:value-type="float">
            <text:p>178.78</text:p>
          </table:table-cell>
          <table:table-cell office:value-type="float" office:value="189.32" calcext:value-type="float">
            <text:p>189.32</text:p>
          </table:table-cell>
          <table:table-cell office:value-type="float" office:value="199.32" calcext:value-type="float">
            <text:p>199.32</text:p>
          </table:table-cell>
          <table:table-cell office:value-type="float" office:value="220.37" calcext:value-type="float">
            <text:p>220.37</text:p>
          </table:table-cell>
          <table:table-cell office:value-type="float" office:value="244.21" calcext:value-type="float">
            <text:p>244.21</text:p>
          </table:table-cell>
          <table:table-cell office:value-type="float" office:value="267.05" calcext:value-type="float">
            <text:p>267.05</text:p>
          </table:table-cell>
          <table:table-cell office:value-type="float" office:value="282.56" calcext:value-type="float">
            <text:p>282.56</text:p>
          </table:table-cell>
          <table:table-cell office:value-type="float" office:value="291.59" calcext:value-type="float">
            <text:p>291.59</text:p>
          </table:table-cell>
          <table:table-cell office:value-type="float" office:value="306.47" calcext:value-type="float">
            <text:p>306.47</text:p>
          </table:table-cell>
          <table:table-cell office:value-type="float" office:value="324.51" calcext:value-type="float">
            <text:p>324.51</text:p>
          </table:table-cell>
          <table:table-cell office:value-type="float" office:value="354.89" calcext:value-type="float">
            <text:p>354.89</text:p>
          </table:table-cell>
          <table:table-cell office:value-type="float" office:value="388.7" calcext:value-type="float">
            <text:p>388.7</text:p>
          </table:table-cell>
          <table:table-cell office:value-type="float" office:value="421.98" calcext:value-type="float">
            <text:p>421.98</text:p>
          </table:table-cell>
          <table:table-cell office:value-type="float" office:value="438.34" calcext:value-type="float">
            <text:p>438.34</text:p>
          </table:table-cell>
          <table:table-cell office:value-type="float" office:value="452.22" calcext:value-type="float">
            <text:p>452.22</text:p>
          </table:table-cell>
          <table:table-cell office:value-type="float" office:value="451" calcext:value-type="float">
            <text:p>451</text:p>
          </table:table-cell>
          <table:table-cell office:value-type="float" office:value="452.48" calcext:value-type="float">
            <text:p>452.48</text:p>
          </table:table-cell>
          <table:table-cell office:value-type="float" office:value="460.53" calcext:value-type="float">
            <text:p>460.53</text:p>
          </table:table-cell>
          <table:table-cell office:value-type="float" office:value="477.08" calcext:value-type="float">
            <text:p>477.08</text:p>
          </table:table-cell>
          <table:table-cell office:value-type="float" office:value="494.59" calcext:value-type="float">
            <text:p>494.59</text:p>
          </table:table-cell>
          <table:table-cell office:value-type="float" office:value="510.64" calcext:value-type="float">
            <text:p>510.64</text:p>
          </table:table-cell>
          <table:table-cell office:value-type="float" office:value="525.96" calcext:value-type="float">
            <text:p>525.96</text:p>
          </table:table-cell>
          <table:table-cell office:value-type="float" office:value="545.26" calcext:value-type="float">
            <text:p>545.26</text:p>
          </table:table-cell>
          <table:table-cell office:value-type="float" office:value="556.23" calcext:value-type="float">
            <text:p>556.23</text:p>
          </table:table-cell>
          <table:table-cell office:value-type="float" office:value="564.85" calcext:value-type="float">
            <text:p>564.85</text:p>
          </table:table-cell>
          <table:table-cell office:value-type="float" office:value="572.43" calcext:value-type="float">
            <text:p>572.43</text:p>
          </table:table-cell>
          <table:table-cell office:value-type="float" office:value="582.97" calcext:value-type="float">
            <text:p>582.97</text:p>
          </table:table-cell>
          <table:table-cell office:value-type="float" office:value="586.81" calcext:value-type="float">
            <text:p>586.81</text:p>
          </table:table-cell>
          <table:table-cell office:value-type="float" office:value="595.97" calcext:value-type="float">
            <text:p>595.97</text:p>
          </table:table-cell>
          <table:table-cell office:value-type="float" office:value="616.34" calcext:value-type="float">
            <text:p>616.34</text:p>
          </table:table-cell>
          <table:table-cell office:value-type="float" office:value="631.218222" calcext:value-type="float">
            <text:p>631.218222</text:p>
          </table:table-cell>
          <table:table-cell office:value-type="float" office:value="643.98" calcext:value-type="float">
            <text:p>643.98</text:p>
          </table:table-cell>
          <table:table-cell office:value-type="float" office:value="657.6" calcext:value-type="float">
            <text:p>657.6</text:p>
          </table:table-cell>
          <table:table-cell office:value-type="float" office:value="669.77" calcext:value-type="float">
            <text:p>669.77</text:p>
          </table:table-cell>
          <table:table-cell office:value-type="float" office:value="689.08" calcext:value-type="float">
            <text:p>689.08</text:p>
          </table:table-cell>
          <table:table-cell office:value-type="float" office:value="705.31" calcext:value-type="float">
            <text:p>705.31</text:p>
          </table:table-cell>
          <table:table-cell office:value-type="float" office:value="719.15" calcext:value-type="float">
            <text:p>719.15</text:p>
          </table:table-cell>
          <table:table-cell office:value-type="float" office:value="747.45" calcext:value-type="float">
            <text:p>747.45</text:p>
          </table:table-cell>
          <table:table-cell office:value-type="float" office:value="747.11" calcext:value-type="float">
            <text:p>747.11</text:p>
          </table:table-cell>
          <table:table-cell office:value-type="float" office:value="764.61" calcext:value-type="float">
            <text:p>764.61</text:p>
          </table:table-cell>
          <table:table-cell office:value-type="float" office:value="789.87" calcext:value-type="float">
            <text:p>789.87</text:p>
          </table:table-cell>
          <table:table-cell office:value-type="float" office:value="812.59" calcext:value-type="float">
            <text:p>812.59</text:p>
          </table:table-cell>
          <table:table-cell office:value-type="float" office:value="824.7" calcext:value-type="float">
            <text:p>824.7</text:p>
          </table:table-cell>
          <table:table-cell office:value-type="float" office:value="826.94" calcext:value-type="float">
            <text:p>826.94</text:p>
          </table:table-cell>
          <table:table-cell office:value-type="float" office:value="830.61" calcext:value-type="float">
            <text:p>830.61</text:p>
          </table:table-cell>
          <table:table-cell office:value-type="float" office:value="833.61" calcext:value-type="float">
            <text:p>833.61</text:p>
          </table:table-cell>
          <table:table-cell office:value-type="float" office:value="848.17" calcext:value-type="float">
            <text:p>848.17</text:p>
          </table:table-cell>
          <table:table-cell office:value-type="float" office:value="865.13" calcext:value-type="float">
            <text:p>865.13</text:p>
          </table:table-cell>
        </table:table-row>
        <table:table-row table:style-name="ro1">
          <table:table-cell office:value-type="string" calcext:value-type="string">
            <text:p>Octobre</text:p>
          </table:table-cell>
          <table:table-cell office:value-type="float" office:value="101.26" calcext:value-type="float">
            <text:p>101.26</text:p>
          </table:table-cell>
          <table:table-cell office:value-type="float" office:value="110.37" calcext:value-type="float">
            <text:p>110.37</text:p>
          </table:table-cell>
          <table:table-cell office:value-type="float" office:value="114.03" calcext:value-type="float">
            <text:p>114.03</text:p>
          </table:table-cell>
          <table:table-cell office:value-type="float" office:value="121.34" calcext:value-type="float">
            <text:p>121.34</text:p>
          </table:table-cell>
          <table:table-cell office:value-type="float" office:value="123.01" calcext:value-type="float">
            <text:p>123.01</text:p>
          </table:table-cell>
          <table:table-cell office:value-type="float" office:value="122.63" calcext:value-type="float">
            <text:p>122.63</text:p>
          </table:table-cell>
          <table:table-cell office:value-type="float" office:value="124.36" calcext:value-type="float">
            <text:p>124.36</text:p>
          </table:table-cell>
          <table:table-cell office:value-type="float" office:value="123.77" calcext:value-type="float">
            <text:p>123.77</text:p>
          </table:table-cell>
          <table:table-cell office:value-type="float" office:value="124.12" calcext:value-type="float">
            <text:p>124.12</text:p>
          </table:table-cell>
          <table:table-cell office:value-type="float" office:value="131.16" calcext:value-type="float">
            <text:p>131.16</text:p>
          </table:table-cell>
          <table:table-cell office:value-type="float" office:value="130.86" calcext:value-type="float">
            <text:p>130.86</text:p>
          </table:table-cell>
          <table:table-cell office:value-type="float" office:value="131.37" calcext:value-type="float">
            <text:p>131.37</text:p>
          </table:table-cell>
          <table:table-cell office:value-type="float" office:value="132.28" calcext:value-type="float">
            <text:p>132.28</text:p>
          </table:table-cell>
          <table:table-cell office:value-type="float" office:value="132.53" calcext:value-type="float">
            <text:p>132.53</text:p>
          </table:table-cell>
          <table:table-cell office:value-type="float" office:value="133.49" calcext:value-type="float">
            <text:p>133.49</text:p>
          </table:table-cell>
          <table:table-cell office:value-type="float" office:value="138.72" calcext:value-type="float">
            <text:p>138.72</text:p>
          </table:table-cell>
          <table:table-cell office:value-type="float" office:value="142.63" calcext:value-type="float">
            <text:p>142.63</text:p>
          </table:table-cell>
          <table:table-cell office:value-type="float" office:value="147.41" calcext:value-type="float">
            <text:p>147.41</text:p>
          </table:table-cell>
          <table:table-cell office:value-type="float" office:value="151.12" calcext:value-type="float">
            <text:p>151.12</text:p>
          </table:table-cell>
          <table:table-cell office:value-type="float" office:value="155.91" calcext:value-type="float">
            <text:p>155.91</text:p>
          </table:table-cell>
          <table:table-cell office:value-type="float" office:value="159.41" calcext:value-type="float">
            <text:p>159.41</text:p>
          </table:table-cell>
          <table:table-cell office:value-type="float" office:value="162.53" calcext:value-type="float">
            <text:p>162.53</text:p>
          </table:table-cell>
          <table:table-cell office:value-type="float" office:value="171.24" calcext:value-type="float">
            <text:p>171.24</text:p>
          </table:table-cell>
          <table:table-cell office:value-type="float" office:value="179.96" calcext:value-type="float">
            <text:p>179.96</text:p>
          </table:table-cell>
          <table:table-cell office:value-type="float" office:value="190.23" calcext:value-type="float">
            <text:p>190.23</text:p>
          </table:table-cell>
          <table:table-cell office:value-type="float" office:value="200.71" calcext:value-type="float">
            <text:p>200.71</text:p>
          </table:table-cell>
          <table:table-cell office:value-type="float" office:value="222.48" calcext:value-type="float">
            <text:p>222.48</text:p>
          </table:table-cell>
          <table:table-cell office:value-type="float" office:value="248.03" calcext:value-type="float">
            <text:p>248.03</text:p>
          </table:table-cell>
          <table:table-cell office:value-type="float" office:value="269.14" calcext:value-type="float">
            <text:p>269.14</text:p>
          </table:table-cell>
          <table:table-cell office:value-type="float" office:value="283.8" calcext:value-type="float">
            <text:p>283.8</text:p>
          </table:table-cell>
          <table:table-cell office:value-type="float" office:value="293.2" calcext:value-type="float">
            <text:p>293.2</text:p>
          </table:table-cell>
          <table:table-cell office:value-type="float" office:value="308.46" calcext:value-type="float">
            <text:p>308.46</text:p>
          </table:table-cell>
          <table:table-cell office:value-type="float" office:value="326.99" calcext:value-type="float">
            <text:p>326.99</text:p>
          </table:table-cell>
          <table:table-cell office:value-type="float" office:value="355.84" calcext:value-type="float">
            <text:p>355.84</text:p>
          </table:table-cell>
          <table:table-cell office:value-type="float" office:value="392.86" calcext:value-type="float">
            <text:p>392.86</text:p>
          </table:table-cell>
          <table:table-cell office:value-type="float" office:value="425.82" calcext:value-type="float">
            <text:p>425.82</text:p>
          </table:table-cell>
          <table:table-cell office:value-type="float" office:value="441.12" calcext:value-type="float">
            <text:p>441.12</text:p>
          </table:table-cell>
          <table:table-cell office:value-type="float" office:value="456.03" calcext:value-type="float">
            <text:p>456.03</text:p>
          </table:table-cell>
          <table:table-cell office:value-type="float" office:value="451.57" calcext:value-type="float">
            <text:p>451.57</text:p>
          </table:table-cell>
          <table:table-cell office:value-type="float" office:value="452.52" calcext:value-type="float">
            <text:p>452.52</text:p>
          </table:table-cell>
          <table:table-cell office:value-type="float" office:value="461.53" calcext:value-type="float">
            <text:p>461.53</text:p>
          </table:table-cell>
          <table:table-cell office:value-type="float" office:value="479.73" calcext:value-type="float">
            <text:p>479.73</text:p>
          </table:table-cell>
          <table:table-cell office:value-type="float" office:value="499.74" calcext:value-type="float">
            <text:p>499.74</text:p>
          </table:table-cell>
          <table:table-cell office:value-type="float" office:value="512.07" calcext:value-type="float">
            <text:p>512.07</text:p>
          </table:table-cell>
          <table:table-cell office:value-type="float" office:value="528.42" calcext:value-type="float">
            <text:p>528.42</text:p>
          </table:table-cell>
          <table:table-cell office:value-type="float" office:value="546.88" calcext:value-type="float">
            <text:p>546.88</text:p>
          </table:table-cell>
          <table:table-cell office:value-type="float" office:value="557.22" calcext:value-type="float">
            <text:p>557.22</text:p>
          </table:table-cell>
          <table:table-cell office:value-type="float" office:value="565.74" calcext:value-type="float">
            <text:p>565.74</text:p>
          </table:table-cell>
          <table:table-cell office:value-type="float" office:value="574.25" calcext:value-type="float">
            <text:p>574.25</text:p>
          </table:table-cell>
          <table:table-cell office:value-type="float" office:value="584.46" calcext:value-type="float">
            <text:p>584.46</text:p>
          </table:table-cell>
          <table:table-cell office:value-type="float" office:value="587.27" calcext:value-type="float">
            <text:p>587.27</text:p>
          </table:table-cell>
          <table:table-cell office:value-type="float" office:value="597.6829656" calcext:value-type="float">
            <text:p>597.6829656</text:p>
          </table:table-cell>
          <table:table-cell office:value-type="float" office:value="618.28" calcext:value-type="float">
            <text:p>618.28</text:p>
          </table:table-cell>
          <table:table-cell office:value-type="float" office:value="632.31" calcext:value-type="float">
            <text:p>632.31</text:p>
          </table:table-cell>
          <table:table-cell office:value-type="float" office:value="646.33" calcext:value-type="float">
            <text:p>646.33</text:p>
          </table:table-cell>
          <table:table-cell office:value-type="float" office:value="657.2" calcext:value-type="float">
            <text:p>657.2</text:p>
          </table:table-cell>
          <table:table-cell office:value-type="float" office:value="672.4" calcext:value-type="float">
            <text:p>672.4</text:p>
          </table:table-cell>
          <table:table-cell office:value-type="float" office:value="692.97" calcext:value-type="float">
            <text:p>692.97</text:p>
          </table:table-cell>
          <table:table-cell office:value-type="float" office:value="703.53" calcext:value-type="float">
            <text:p>703.53</text:p>
          </table:table-cell>
          <table:table-cell office:value-type="float" office:value="723.25" calcext:value-type="float">
            <text:p>723.25</text:p>
          </table:table-cell>
          <table:table-cell office:value-type="float" office:value="746.29" calcext:value-type="float">
            <text:p>746.29</text:p>
          </table:table-cell>
          <table:table-cell office:value-type="float" office:value="746.43" calcext:value-type="float">
            <text:p>746.43</text:p>
          </table:table-cell>
          <table:table-cell office:value-type="float" office:value="765.42" calcext:value-type="float">
            <text:p>765.42</text:p>
          </table:table-cell>
          <table:table-cell office:value-type="float" office:value="791.02" calcext:value-type="float">
            <text:p>791.02</text:p>
          </table:table-cell>
          <table:table-cell office:value-type="float" office:value="813.61" calcext:value-type="float">
            <text:p>813.61</text:p>
          </table:table-cell>
          <table:table-cell office:value-type="float" office:value="823" calcext:value-type="float">
            <text:p>823</text:p>
          </table:table-cell>
          <table:table-cell office:value-type="float" office:value="825.04" calcext:value-type="float">
            <text:p>825.04</text:p>
          </table:table-cell>
          <table:table-cell office:value-type="float" office:value="829.12" calcext:value-type="float">
            <text:p>829.12</text:p>
          </table:table-cell>
          <table:table-cell office:value-type="float" office:value="833.36" calcext:value-type="float">
            <text:p>833.36</text:p>
          </table:table-cell>
          <table:table-cell office:value-type="float" office:value="849.08" calcext:value-type="float">
            <text:p>849.08</text:p>
          </table:table-cell>
          <table:table-cell office:value-type="string" calcext:value-type="string">
            <office:annotation draw:style-name="gr7" draw:text-style-name="P2" svg:width="82.18pt" svg:height="50.49pt" svg:x="4625.01pt" svg:y="162.26pt" draw:caption-point-x="-17.29pt" draw:caption-point-y="42.8pt">
              <dc:date>2018-11-03T00:00:00</dc:date>
              <text:p text:style-name="P1">(-) Valeur manquante par défaut</text:p>
              <text:p text:style-name="P1"/>
            </office:annotation>
            <text:p>-</text:p>
          </table:table-cell>
        </table:table-row>
        <table:table-row table:style-name="ro1">
          <table:table-cell office:value-type="string" calcext:value-type="string">
            <text:p>Novembre</text:p>
          </table:table-cell>
          <table:table-cell office:value-type="float" office:value="101.09" calcext:value-type="float">
            <text:p>101.09</text:p>
          </table:table-cell>
          <table:table-cell office:value-type="float" office:value="109.87" calcext:value-type="float">
            <text:p>109.87</text:p>
          </table:table-cell>
          <table:table-cell office:value-type="float" office:value="114.76" calcext:value-type="float">
            <text:p>114.76</text:p>
          </table:table-cell>
          <table:table-cell office:value-type="float" office:value="121.44" calcext:value-type="float">
            <text:p>121.44</text:p>
          </table:table-cell>
          <table:table-cell office:value-type="float" office:value="122.88" calcext:value-type="float">
            <text:p>122.88</text:p>
          </table:table-cell>
          <table:table-cell office:value-type="float" office:value="122.83" calcext:value-type="float">
            <text:p>122.83</text:p>
          </table:table-cell>
          <table:table-cell office:value-type="float" office:value="124.11" calcext:value-type="float">
            <text:p>124.11</text:p>
          </table:table-cell>
          <table:table-cell office:value-type="float" office:value="123.96" calcext:value-type="float">
            <text:p>123.96</text:p>
          </table:table-cell>
          <table:table-cell office:value-type="float" office:value="126.34" calcext:value-type="float">
            <text:p>126.34</text:p>
          </table:table-cell>
          <table:table-cell office:value-type="float" office:value="131.46" calcext:value-type="float">
            <text:p>131.46</text:p>
          </table:table-cell>
          <table:table-cell office:value-type="float" office:value="131" calcext:value-type="float">
            <text:p>131</text:p>
          </table:table-cell>
          <table:table-cell office:value-type="float" office:value="131.49" calcext:value-type="float">
            <text:p>131.49</text:p>
          </table:table-cell>
          <table:table-cell office:value-type="float" office:value="132.44" calcext:value-type="float">
            <text:p>132.44</text:p>
          </table:table-cell>
          <table:table-cell office:value-type="float" office:value="132.78" calcext:value-type="float">
            <text:p>132.78</text:p>
          </table:table-cell>
          <table:table-cell office:value-type="float" office:value="133.83" calcext:value-type="float">
            <text:p>133.83</text:p>
          </table:table-cell>
          <table:table-cell office:value-type="float" office:value="139.11" calcext:value-type="float">
            <text:p>139.11</text:p>
          </table:table-cell>
          <table:table-cell office:value-type="float" office:value="142.69" calcext:value-type="float">
            <text:p>142.69</text:p>
          </table:table-cell>
          <table:table-cell office:value-type="float" office:value="147.6" calcext:value-type="float">
            <text:p>147.6</text:p>
          </table:table-cell>
          <table:table-cell office:value-type="float" office:value="151.42" calcext:value-type="float">
            <text:p>151.42</text:p>
          </table:table-cell>
          <table:table-cell office:value-type="float" office:value="156.44" calcext:value-type="float">
            <text:p>156.44</text:p>
          </table:table-cell>
          <table:table-cell office:value-type="float" office:value="159.65" calcext:value-type="float">
            <text:p>159.65</text:p>
          </table:table-cell>
          <table:table-cell office:value-type="float" office:value="163.05" calcext:value-type="float">
            <text:p>163.05</text:p>
          </table:table-cell>
          <table:table-cell office:value-type="float" office:value="171.54" calcext:value-type="float">
            <text:p>171.54</text:p>
          </table:table-cell>
          <table:table-cell office:value-type="float" office:value="180.71" calcext:value-type="float">
            <text:p>180.71</text:p>
          </table:table-cell>
          <table:table-cell office:value-type="float" office:value="191.27" calcext:value-type="float">
            <text:p>191.27</text:p>
          </table:table-cell>
          <table:table-cell office:value-type="float" office:value="201.97" calcext:value-type="float">
            <text:p>201.97</text:p>
          </table:table-cell>
          <table:table-cell office:value-type="float" office:value="225.01" calcext:value-type="float">
            <text:p>225.01</text:p>
          </table:table-cell>
          <table:table-cell office:value-type="float" office:value="249.99" calcext:value-type="float">
            <text:p>249.99</text:p>
          </table:table-cell>
          <table:table-cell office:value-type="float" office:value="270.86" calcext:value-type="float">
            <text:p>270.86</text:p>
          </table:table-cell>
          <table:table-cell office:value-type="float" office:value="285.17" calcext:value-type="float">
            <text:p>285.17</text:p>
          </table:table-cell>
          <table:table-cell office:value-type="float" office:value="294.17" calcext:value-type="float">
            <text:p>294.17</text:p>
          </table:table-cell>
          <table:table-cell office:value-type="float" office:value="310.47" calcext:value-type="float">
            <text:p>310.47</text:p>
          </table:table-cell>
          <table:table-cell office:value-type="float" office:value="330.03" calcext:value-type="float">
            <text:p>330.03</text:p>
          </table:table-cell>
          <table:table-cell office:value-type="float" office:value="358.06" calcext:value-type="float">
            <text:p>358.06</text:p>
          </table:table-cell>
          <table:table-cell office:value-type="float" office:value="396.59" calcext:value-type="float">
            <text:p>396.59</text:p>
          </table:table-cell>
          <table:table-cell office:value-type="float" office:value="427.96" calcext:value-type="float">
            <text:p>427.96</text:p>
          </table:table-cell>
          <table:table-cell office:value-type="float" office:value="441.47" calcext:value-type="float">
            <text:p>441.47</text:p>
          </table:table-cell>
          <table:table-cell office:value-type="float" office:value="457.15" calcext:value-type="float">
            <text:p>457.15</text:p>
          </table:table-cell>
          <table:table-cell office:value-type="float" office:value="451.65" calcext:value-type="float">
            <text:p>451.65</text:p>
          </table:table-cell>
          <table:table-cell office:value-type="float" office:value="453.47" calcext:value-type="float">
            <text:p>453.47</text:p>
          </table:table-cell>
          <table:table-cell office:value-type="float" office:value="462.92" calcext:value-type="float">
            <text:p>462.92</text:p>
          </table:table-cell>
          <table:table-cell office:value-type="float" office:value="480.59" calcext:value-type="float">
            <text:p>480.59</text:p>
          </table:table-cell>
          <table:table-cell office:value-type="float" office:value="502.3" calcext:value-type="float">
            <text:p>502.3</text:p>
          </table:table-cell>
          <table:table-cell office:value-type="float" office:value="515.08" calcext:value-type="float">
            <text:p>515.08</text:p>
          </table:table-cell>
          <table:table-cell office:value-type="float" office:value="530.09" calcext:value-type="float">
            <text:p>530.09</text:p>
          </table:table-cell>
          <table:table-cell office:value-type="float" office:value="548.75" calcext:value-type="float">
            <text:p>548.75</text:p>
          </table:table-cell>
          <table:table-cell office:value-type="float" office:value="558.6" calcext:value-type="float">
            <text:p>558.6</text:p>
          </table:table-cell>
          <table:table-cell office:value-type="float" office:value="565.93" calcext:value-type="float">
            <text:p>565.93</text:p>
          </table:table-cell>
          <table:table-cell office:value-type="float" office:value="576.81" calcext:value-type="float">
            <text:p>576.81</text:p>
          </table:table-cell>
          <table:table-cell office:value-type="float" office:value="585.03" calcext:value-type="float">
            <text:p>585.03</text:p>
          </table:table-cell>
          <table:table-cell office:value-type="float" office:value="587.61" calcext:value-type="float">
            <text:p>587.61</text:p>
          </table:table-cell>
          <table:table-cell office:value-type="float" office:value="598.1980122" calcext:value-type="float">
            <text:p>598.1980122</text:p>
          </table:table-cell>
          <table:table-cell office:value-type="float" office:value="620.06" calcext:value-type="float">
            <text:p>620.06</text:p>
          </table:table-cell>
          <table:table-cell office:value-type="float" office:value="633.22" calcext:value-type="float">
            <text:p>633.22</text:p>
          </table:table-cell>
          <table:table-cell office:value-type="float" office:value="646.9" calcext:value-type="float">
            <text:p>646.9</text:p>
          </table:table-cell>
          <table:table-cell office:value-type="float" office:value="658.8" calcext:value-type="float">
            <text:p>658.8</text:p>
          </table:table-cell>
          <table:table-cell office:value-type="float" office:value="673.94" calcext:value-type="float">
            <text:p>673.94</text:p>
          </table:table-cell>
          <table:table-cell office:value-type="float" office:value="690.68" calcext:value-type="float">
            <text:p>690.68</text:p>
          </table:table-cell>
          <table:table-cell office:value-type="float" office:value="704.28" calcext:value-type="float">
            <text:p>704.28</text:p>
          </table:table-cell>
          <table:table-cell office:value-type="float" office:value="725.97" calcext:value-type="float">
            <text:p>725.97</text:p>
          </table:table-cell>
          <table:table-cell office:value-type="float" office:value="740.02" calcext:value-type="float">
            <text:p>740.02</text:p>
          </table:table-cell>
          <table:table-cell office:value-type="float" office:value="749.42" calcext:value-type="float">
            <text:p>749.42</text:p>
          </table:table-cell>
          <table:table-cell office:value-type="float" office:value="766.51" calcext:value-type="float">
            <text:p>766.51</text:p>
          </table:table-cell>
          <table:table-cell office:value-type="float" office:value="793.54" calcext:value-type="float">
            <text:p>793.54</text:p>
          </table:table-cell>
          <table:table-cell office:value-type="float" office:value="813.07" calcext:value-type="float">
            <text:p>813.07</text:p>
          </table:table-cell>
          <table:table-cell office:value-type="float" office:value="823" calcext:value-type="float">
            <text:p>823</text:p>
          </table:table-cell>
          <table:table-cell office:value-type="float" office:value="823.14" calcext:value-type="float">
            <text:p>823.14</text:p>
          </table:table-cell>
          <table:table-cell office:value-type="float" office:value="829.66" calcext:value-type="float">
            <text:p>829.66</text:p>
          </table:table-cell>
          <table:table-cell office:value-type="float" office:value="834.02" calcext:value-type="float">
            <text:p>834.02</text:p>
          </table:table-cell>
          <table:table-cell office:value-type="float" office:value="846.76" calcext:value-type="float">
            <text:p>846.76</text:p>
          </table:table-cell>
          <table:table-cell office:value-type="string" calcext:value-type="string">
            <office:annotation draw:style-name="gr7" draw:text-style-name="P2" svg:width="82.18pt" svg:height="50.49pt" svg:x="4625.01pt" svg:y="175.07pt" draw:caption-point-x="-17.29pt" draw:caption-point-y="42.8pt">
              <dc:date>2018-11-03T00:00:00</dc:date>
              <text:p text:style-name="P1">(-) Valeur manquante par défaut</text:p>
              <text:p text:style-name="P1"/>
            </office:annotation>
            <text:p>-</text:p>
          </table:table-cell>
        </table:table-row>
        <table:table-row table:style-name="ro1">
          <table:table-cell office:value-type="string" calcext:value-type="string">
            <text:p>Décembre</text:p>
          </table:table-cell>
          <table:table-cell office:value-type="float" office:value="101.13" calcext:value-type="float">
            <text:p>101.13</text:p>
          </table:table-cell>
          <table:table-cell office:value-type="float" office:value="110.83" calcext:value-type="float">
            <text:p>110.83</text:p>
          </table:table-cell>
          <table:table-cell office:value-type="float" office:value="114.88" calcext:value-type="float">
            <text:p>114.88</text:p>
          </table:table-cell>
          <table:table-cell office:value-type="float" office:value="121.53" calcext:value-type="float">
            <text:p>121.53</text:p>
          </table:table-cell>
          <table:table-cell office:value-type="float" office:value="122.63" calcext:value-type="float">
            <text:p>122.63</text:p>
          </table:table-cell>
          <table:table-cell office:value-type="float" office:value="122.88" calcext:value-type="float">
            <text:p>122.88</text:p>
          </table:table-cell>
          <table:table-cell office:value-type="float" office:value="124.32" calcext:value-type="float">
            <text:p>124.32</text:p>
          </table:table-cell>
          <table:table-cell office:value-type="float" office:value="124.01" calcext:value-type="float">
            <text:p>124.01</text:p>
          </table:table-cell>
          <table:table-cell office:value-type="float" office:value="126.93" calcext:value-type="float">
            <text:p>126.93</text:p>
          </table:table-cell>
          <table:table-cell office:value-type="float" office:value="131.63" calcext:value-type="float">
            <text:p>131.63</text:p>
          </table:table-cell>
          <table:table-cell office:value-type="float" office:value="131.04" calcext:value-type="float">
            <text:p>131.04</text:p>
          </table:table-cell>
          <table:table-cell office:value-type="float" office:value="131.67" calcext:value-type="float">
            <text:p>131.67</text:p>
          </table:table-cell>
          <table:table-cell office:value-type="float" office:value="132.56" calcext:value-type="float">
            <text:p>132.56</text:p>
          </table:table-cell>
          <table:table-cell office:value-type="float" office:value="133.09" calcext:value-type="float">
            <text:p>133.09</text:p>
          </table:table-cell>
          <table:table-cell office:value-type="float" office:value="134.19" calcext:value-type="float">
            <text:p>134.19</text:p>
          </table:table-cell>
          <table:table-cell office:value-type="float" office:value="139.45" calcext:value-type="float">
            <text:p>139.45</text:p>
          </table:table-cell>
          <table:table-cell office:value-type="float" office:value="143.42" calcext:value-type="float">
            <text:p>143.42</text:p>
          </table:table-cell>
          <table:table-cell office:value-type="float" office:value="149.72" calcext:value-type="float">
            <text:p>149.72</text:p>
          </table:table-cell>
          <table:table-cell office:value-type="float" office:value="152.05" calcext:value-type="float">
            <text:p>152.05</text:p>
          </table:table-cell>
          <table:table-cell office:value-type="float" office:value="156.66" calcext:value-type="float">
            <text:p>156.66</text:p>
          </table:table-cell>
          <table:table-cell office:value-type="float" office:value="160.26" calcext:value-type="float">
            <text:p>160.26</text:p>
          </table:table-cell>
          <table:table-cell office:value-type="float" office:value="164.78" calcext:value-type="float">
            <text:p>164.78</text:p>
          </table:table-cell>
          <table:table-cell office:value-type="float" office:value="171.92" calcext:value-type="float">
            <text:p>171.92</text:p>
          </table:table-cell>
          <table:table-cell office:value-type="float" office:value="181.39" calcext:value-type="float">
            <text:p>181.39</text:p>
          </table:table-cell>
          <table:table-cell office:value-type="float" office:value="192.06" calcext:value-type="float">
            <text:p>192.06</text:p>
          </table:table-cell>
          <table:table-cell office:value-type="float" office:value="203.84" calcext:value-type="float">
            <text:p>203.84</text:p>
          </table:table-cell>
          <table:table-cell office:value-type="float" office:value="226.76" calcext:value-type="float">
            <text:p>226.76</text:p>
          </table:table-cell>
          <table:table-cell office:value-type="float" office:value="251.45" calcext:value-type="float">
            <text:p>251.45</text:p>
          </table:table-cell>
          <table:table-cell office:value-type="float" office:value="272.74" calcext:value-type="float">
            <text:p>272.74</text:p>
          </table:table-cell>
          <table:table-cell office:value-type="float" office:value="284.56" calcext:value-type="float">
            <text:p>284.56</text:p>
          </table:table-cell>
          <table:table-cell office:value-type="float" office:value="294.15" calcext:value-type="float">
            <text:p>294.15</text:p>
          </table:table-cell>
          <table:table-cell office:value-type="float" office:value="311.76" calcext:value-type="float">
            <text:p>311.76</text:p>
          </table:table-cell>
          <table:table-cell office:value-type="float" office:value="333.57" calcext:value-type="float">
            <text:p>333.57</text:p>
          </table:table-cell>
          <table:table-cell office:value-type="float" office:value="360.39" calcext:value-type="float">
            <text:p>360.39</text:p>
          </table:table-cell>
          <table:table-cell office:value-type="float" office:value="397.96" calcext:value-type="float">
            <text:p>397.96</text:p>
          </table:table-cell>
          <table:table-cell office:value-type="float" office:value="429.89" calcext:value-type="float">
            <text:p>429.89</text:p>
          </table:table-cell>
          <table:table-cell office:value-type="float" office:value="439.7" calcext:value-type="float">
            <text:p>439.7</text:p>
          </table:table-cell>
          <table:table-cell office:value-type="float" office:value="457.89" calcext:value-type="float">
            <text:p>457.89</text:p>
          </table:table-cell>
          <table:table-cell office:value-type="float" office:value="451.39" calcext:value-type="float">
            <text:p>451.39</text:p>
          </table:table-cell>
          <table:table-cell office:value-type="float" office:value="454.34" calcext:value-type="float">
            <text:p>454.34</text:p>
          </table:table-cell>
          <table:table-cell office:value-type="float" office:value="463.05" calcext:value-type="float">
            <text:p>463.05</text:p>
          </table:table-cell>
          <table:table-cell office:value-type="float" office:value="481.16" calcext:value-type="float">
            <text:p>481.16</text:p>
          </table:table-cell>
          <table:table-cell office:value-type="float" office:value="502.13" calcext:value-type="float">
            <text:p>502.13</text:p>
          </table:table-cell>
          <table:table-cell office:value-type="float" office:value="515.22" calcext:value-type="float">
            <text:p>515.22</text:p>
          </table:table-cell>
          <table:table-cell office:value-type="float" office:value="530.14" calcext:value-type="float">
            <text:p>530.14</text:p>
          </table:table-cell>
          <table:table-cell office:value-type="float" office:value="549.29" calcext:value-type="float">
            <text:p>549.29</text:p>
          </table:table-cell>
          <table:table-cell office:value-type="float" office:value="559.19" calcext:value-type="float">
            <text:p>559.19</text:p>
          </table:table-cell>
          <table:table-cell office:value-type="float" office:value="566.23" calcext:value-type="float">
            <text:p>566.23</text:p>
          </table:table-cell>
          <table:table-cell office:value-type="float" office:value="576.27" calcext:value-type="float">
            <text:p>576.27</text:p>
          </table:table-cell>
          <table:table-cell office:value-type="float" office:value="584.75" calcext:value-type="float">
            <text:p>584.75</text:p>
          </table:table-cell>
          <table:table-cell office:value-type="float" office:value="587.1" calcext:value-type="float">
            <text:p>587.1</text:p>
          </table:table-cell>
          <table:table-cell office:value-type="float" office:value="600.4871082" calcext:value-type="float">
            <text:p>600.4871082</text:p>
          </table:table-cell>
          <table:table-cell office:value-type="float" office:value="621.32" calcext:value-type="float">
            <text:p>621.32</text:p>
          </table:table-cell>
          <table:table-cell office:value-type="float" office:value="632.02" calcext:value-type="float">
            <text:p>632.02</text:p>
          </table:table-cell>
          <table:table-cell office:value-type="float" office:value="646.15" calcext:value-type="float">
            <text:p>646.15</text:p>
          </table:table-cell>
          <table:table-cell office:value-type="float" office:value="659.49" calcext:value-type="float">
            <text:p>659.49</text:p>
          </table:table-cell>
          <table:table-cell office:value-type="float" office:value="672.74" calcext:value-type="float">
            <text:p>672.74</text:p>
          </table:table-cell>
          <table:table-cell office:value-type="float" office:value="689.84" calcext:value-type="float">
            <text:p>689.84</text:p>
          </table:table-cell>
          <table:table-cell office:value-type="float" office:value="705.37" calcext:value-type="float">
            <text:p>705.37</text:p>
          </table:table-cell>
          <table:table-cell office:value-type="float" office:value="728.22" calcext:value-type="float">
            <text:p>728.22</text:p>
          </table:table-cell>
          <table:table-cell office:value-type="float" office:value="735.66" calcext:value-type="float">
            <text:p>735.66</text:p>
          </table:table-cell>
          <table:table-cell office:value-type="float" office:value="748.4" calcext:value-type="float">
            <text:p>748.4</text:p>
          </table:table-cell>
          <table:table-cell office:value-type="float" office:value="768.96" calcext:value-type="float">
            <text:p>768.96</text:p>
          </table:table-cell>
          <table:table-cell office:value-type="float" office:value="793.13" calcext:value-type="float">
            <text:p>793.13</text:p>
          </table:table-cell>
          <table:table-cell office:value-type="float" office:value="811.16" calcext:value-type="float">
            <text:p>811.16</text:p>
          </table:table-cell>
          <table:table-cell office:value-type="float" office:value="823.61" calcext:value-type="float">
            <text:p>823.61</text:p>
          </table:table-cell>
          <table:table-cell office:value-type="float" office:value="818.11" calcext:value-type="float">
            <text:p>818.11</text:p>
          </table:table-cell>
          <table:table-cell office:value-type="float" office:value="826.81" calcext:value-type="float">
            <text:p>826.81</text:p>
          </table:table-cell>
          <table:table-cell office:value-type="float" office:value="836.01" calcext:value-type="float">
            <text:p>836.01</text:p>
          </table:table-cell>
          <table:table-cell office:value-type="float" office:value="847.26" calcext:value-type="float">
            <text:p>847.26</text:p>
          </table:table-cell>
          <table:table-cell office:value-type="string" calcext:value-type="string">
            <office:annotation draw:style-name="gr7" draw:text-style-name="P2" svg:width="82.18pt" svg:height="50.49pt" svg:x="4625.01pt" svg:y="187.88pt" draw:caption-point-x="-17.29pt" draw:caption-point-y="42.8pt">
              <dc:date>2018-11-03T00:00:00</dc:date>
              <text:p text:style-name="P1">(-) Valeur manquante par défaut</text:p>
              <text:p text:style-name="P1"/>
            </office:annotation>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
      <number:fraction number:min-integer-digits="0" number:min-numerator-digits="1" loext:max-numerator-digits="1" number:min-denominator-digits="1" loext:max-denominator-value="9"/>
    </number:number-style>
    <number:number-style style:name="N126">
      <number:fraction number:min-integer-digits="0" number:min-numerator-digits="2" loext:max-numerator-digits="2" number:min-denominator-digits="2" loext:max-denominator-value="99"/>
    </number:number-style>
    <number:date-style style:name="N127">
      <number:day/>
      <number:text>-</number:text>
      <number:month number:textual="true"/>
      <number:text>-</number:text>
      <number:year/>
    </number:date-style>
    <number:date-style style:name="N128">
      <number:day/>
      <number:text>-</number:text>
      <number:month number:textual="true"/>
    </number:date-style>
    <number:date-style style:name="N129">
      <number:month number:textual="true"/>
      <number:text>-</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time-style style:name="N132">
      <number:hours/>
      <number:text>:</number:text>
      <number:minutes number:style="long"/>
    </number:time-style>
    <number:time-style style:name="N133">
      <number:hours/>
      <number:text>:</number:text>
      <number:minutes number:style="long"/>
      <number:text>:</number:text>
      <number:seconds number:style="long"/>
    </number:time-style>
    <number:date-style style:name="N134">
      <number:month/>
      <number:text>/</number:text>
      <number:day/>
      <number:text>/</number:text>
      <number:year/>
      <number:text> </number:text>
      <number:hours/>
      <number:text>:</number:text>
      <number:minutes number:style="long"/>
    </number:date-style>
    <number:number-style style:name="N135P0" style:volatile="true">
      <number:number number:decimal-places="0" loext:min-decimal-places="0" number:min-integer-digits="1" number:grouping="true"/>
      <number:text> </number:text>
    </number:number-style>
    <number:number-style style:name="N135">
      <number:text>(</number:text>
      <number:number number:decimal-places="0" loext:min-decimal-places="0" number:min-integer-digits="1" number:grouping="true"/>
      <number:text>)</number:text>
      <style:map style:condition="value()&gt;=0" style:apply-style-name="N135P0"/>
    </number:number-style>
    <number:number-style style:name="N136P0" style:volatile="true">
      <number:number number:decimal-places="0" loext:min-decimal-places="0" number:min-integer-digits="1" number:grouping="true"/>
      <number:text> </number:text>
    </number:number-style>
    <number:number-style style:name="N136">
      <style:text-properties fo:color="#ff0000"/>
      <number:text>(</number:text>
      <number:number number:decimal-places="0" loext:min-decimal-places="0" number:min-integer-digits="1" number:grouping="true"/>
      <number:text>)</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number:text>(</number:text>
      <number:number number:decimal-places="2" loext:min-decimal-places="2" number:min-integer-digits="1" number:grouping="true"/>
      <number:text>)</number:text>
      <style:map style:condition="value()&gt;=0" style:apply-style-name="N137P0"/>
    </number:number-style>
    <number:number-style style:name="N138P0" style:volatile="true">
      <number:number number:decimal-places="2" loext:min-decimal-places="2" number:min-integer-digits="1" number:grouping="true"/>
      <number:text> </number:text>
    </number:number-style>
    <number:number-style style:name="N138">
      <style:text-properties fo:color="#ff0000"/>
      <number:text>(</number:text>
      <number:number number:decimal-places="2" loext:min-decimal-places="2" number:min-integer-digits="1" number:grouping="true"/>
      <number:text>)</number:text>
      <style:map style:condition="value()&gt;=0" style:apply-style-name="N138P0"/>
    </number:number-style>
    <number:number-style style:name="N139">
      <number:scientific-number number:decimal-places="1" loext:min-decimal-places="1" number:min-integer-digits="1" number:min-exponent-digits="1" loext:exponent-interval="3" loext:forced-exponent-sign="true"/>
    </number:number-style>
    <number:time-style style:name="N140">
      <number:minutes number:style="long"/>
      <number:text>:</number:text>
      <number:seconds number:style="long"/>
    </number:time-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3T06:21:06.766155253</dc:date>
    <meta:editing-duration>PT58S</meta:editing-duration>
    <meta:editing-cycles>1</meta:editing-cycles>
    <meta:document-statistic meta:table-count="2" meta:cell-count="1878" meta:object-count="0"/>
    <meta:generator>LibreOffice/6.1.2.1$MacOSX_X86_64 LibreOffice_project/65905a128db06ba48db947242809d14d3f9a93fe</meta:generator>
  </office:meta>
</office:document-meta>
</file>